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cm" fo:break-before="auto" style:use-optimal-row-height="true"/>
    </style:style>
    <style:style style:name="ro6" style:family="table-row">
      <style:table-row-properties style:row-height="0.307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7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3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style:use-window-font-color="true" fo:font-style="italic" style:font-style-asian="italic" style:font-style-complex="italic"/>
    </style:style>
    <style:style style:name="ce31" style:family="table-cell" style:parent-style-name="Default" style:data-style-name="N19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3">
      <style:text-properties fo:font-weight="bold" style:font-weight-asian="bold" style:font-weight-complex="bold"/>
    </style:style>
    <style:style style:name="ce34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35" style:family="table-cell" style:parent-style-name="Default" style:data-style-name="N191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200"/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91">
      <style:text-properties fo:font-style="italic" style:font-style-asian="italic" style:font-style-complex="italic"/>
    </style:style>
    <style:style style:name="ce42" style:family="table-cell" style:parent-style-name="Default" style:data-style-name="N11"/>
    <style:style style:name="ce43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4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46" style:family="table-cell" style:parent-style-name="Default" style:data-style-name="N191"/>
    <style:style style:name="ce47" style:family="table-cell" style:parent-style-name="Default" style:data-style-name="N186">
      <style:text-properties fo:font-style="italic" style:font-style-asian="italic" style:font-style-complex="italic"/>
    </style:style>
    <style:style style:name="ce48" style:family="table-cell" style:parent-style-name="Default" style:data-style-name="N200">
      <style:table-cell-properties fo:wrap-option="wrap"/>
    </style:style>
    <style:style style:name="ce49" style:family="table-cell" style:parent-style-name="Default" style:data-style-name="N191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1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2" style:family="table-cell" style:parent-style-name="Default" style:data-style-name="N4"/>
    <style:style style:name="ce53" style:family="table-cell" style:parent-style-name="Default" style:data-style-name="N206"/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56" style:family="table-cell" style:parent-style-name="Default" style:data-style-name="N200">
      <style:text-properties style:font-name="Arial" style:font-name-asian="Droid Sans Fallback" style:font-name-complex="Arial1"/>
    </style:style>
    <style:style style:name="ce57" style:family="table-cell" style:parent-style-name="Default" style:data-style-name="N10">
      <style:text-properties fo:font-weight="bold" style:font-weight-asian="bold" style:font-weight-complex="bold"/>
    </style:style>
    <style:style style:name="ce58" style:family="table-cell" style:parent-style-name="Default" style:data-style-name="N187"/>
    <style:style style:name="ce59" style:family="table-cell" style:parent-style-name="Default" style:data-style-name="N10"/>
    <style:style style:name="ce60" style:family="table-cell" style:parent-style-name="Default" style:data-style-name="N206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 style:data-style-name="N191">
      <style:text-properties fo:color="#c0c0c0" fo:font-size="7pt" style:font-size-asian="7pt" style:font-size-complex="7pt"/>
    </style:style>
    <style:style style:name="ce63" style:family="table-cell" style:parent-style-name="Default">
      <style:text-properties fo:font-size="7pt" style:font-size-asian="7pt" style:font-size-complex="7pt"/>
    </style:style>
    <style:style style:name="ce64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5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6" style:family="table-cell" style:parent-style-name="Default" style:data-style-name="N1">
      <style:text-properties fo:font-size="7pt" style:font-size-asian="7pt" style:font-size-complex="7pt"/>
    </style:style>
    <style:style style:name="ce67" style:family="table-cell" style:parent-style-name="Default" style:data-style-name="N200">
      <style:text-properties fo:font-size="7pt" style:font-size-asian="7pt" style:font-size-complex="7pt"/>
    </style:style>
    <style:style style:name="ce68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7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</style:style>
    <style:style style:name="ce71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86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5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11"/>
    </style:style>
    <style:style style:name="ce77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78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font-name="Arial" fo:font-weight="bold" style:font-name-asian="Droid Sans Fallback" style:font-weight-asian="bold" style:font-name-complex="Arial1" style:font-weight-complex="bold"/>
    </style:style>
    <style:style style:name="ce79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A.G11"/>
    </style:style>
    <style:style style:name="ce83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4" style:family="table-cell" style:parent-style-name="Default" style:data-style-name="N191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86">
      <style:text-properties fo:font-size="7pt" fo:font-style="italic" style:font-size-asian="7pt" style:font-style-asian="italic" style:font-size-complex="7pt" style:font-style-complex="italic"/>
    </style:style>
    <style:style style:name="ce88" style:family="table-cell" style:parent-style-name="Default" style:data-style-name="N200">
      <style:table-cell-properties fo:wrap-option="wrap"/>
      <style:text-properties fo:font-size="7pt" style:font-size-asian="7pt" style:font-size-complex="7pt"/>
    </style:style>
    <style:style style:name="ce89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0" style:family="table-cell" style:parent-style-name="Default" style:data-style-name="N10">
      <style:text-properties fo:font-size="7pt" style:font-size-asian="7pt" style:font-size-complex="7pt"/>
    </style:style>
    <style:style style:name="ce91" style:family="table-cell" style:parent-style-name="Default" style:data-style-name="N206">
      <style:text-properties fo:font-size="7pt" style:font-size-asian="7pt" style:font-size-complex="7pt"/>
    </style:style>
    <style:style style:name="ce92" style:family="table-cell" style:parent-style-name="Default" style:data-style-name="N4">
      <style:text-properties fo:font-size="7pt" style:font-size-asian="7pt" style:font-size-complex="7pt"/>
    </style:style>
    <style:style style:name="ce9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9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9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9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9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9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9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0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0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0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0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04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0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0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0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0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0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1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11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1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1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1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1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1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1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18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1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2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2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2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2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2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2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2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2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2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2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2.37cm" svg:x="16.804cm" svg:y="1.25cm">
            <draw:object draw:notify-on-update-of-ranges="Powermap_80.C25:Powermap_80.C33 Powermap_80.A23:Powermap_80.A23 Powermap_80.D25:Powermap_80.D33 Powermap_80.C25:Powermap_80.C33 Powermap_80.E25:Powermap_80.E33 Powermap_80.C11:Powermap_80.C19 Powermap_80.A9:Powermap_80.A9 Powermap_80.D11:Powermap_80.D19 Powermap_80.C11:Powermap_80.C19 Powermap_80.E10:Powermap_80.E10 Powermap_80.E11:Powermap_80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number-columns-repeated="8"/>
          <table:table-cell table:style-name="ce1" table:number-columns-repeated="4"/>
          <table:table-cell table:number-columns-repeated="16"/>
        </table:table-row>
        <table:table-row table:style-name="ro2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3" calcext:value-type="percentage">
            <text:p>130%</text:p>
          </table:table-cell>
          <table:table-cell table:number-columns-repeated="2" table:style-name="ce15" office:value-type="percentage" office:value="1.2" calcext:value-type="percentage">
            <text:p>120%</text:p>
          </table:table-cell>
          <table:table-cell table:number-columns-repeated="8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13"/>
          <table:table-cell table:style-name="ce1" table:number-columns-repeated="4"/>
          <table:table-cell table:number-columns-repeated="16"/>
        </table:table-row>
        <table:table-row table:style-name="ro3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70.125;[.C5]*[.C2])" office:value-type="float" office:value="70.125" calcext:value-type="float">
            <text:p>70,125</text:p>
          </table:table-cell>
          <table:table-cell table:style-name="ce21" table:formula="of:=[.D5]*[.D2]" office:value-type="float" office:value="14618.4" calcext:value-type="float">
            <text:p>14.618</text:p>
          </table:table-cell>
          <table:table-cell table:style-name="ce21" table:formula="of:=[.E5]*[.E2]" office:value-type="float" office:value="15600" calcext:value-type="float">
            <text:p>15.600</text:p>
          </table:table-cell>
          <table:table-cell table:style-name="ce28"/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number-columns-repeated="2"/>
          <table:table-cell table:style-name="ce35"/>
          <table:table-cell table:style-name="ce41"/>
          <table:table-cell table:style-name="ce46"/>
          <table:table-cell table:style-name="ce1" table:number-columns-repeated="7"/>
          <table:table-cell table:number-columns-repeated="13"/>
          <table:table-cell table:style-name="ce11" table:number-columns-repeated="3"/>
        </table:table-row>
        <table:table-row table:style-name="ro2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80" calcext:value-type="float">
            <text:p>380</text:p>
          </table:table-cell>
          <table:table-cell table:number-columns-repeated="2"/>
          <table:table-cell table:style-name="ce11" table:formula="of:=ROUND(([.E4]-[.D4])/[.A18];0)" office:value-type="float" office:value="76" calcext:value-type="float">
            <text:p>76</text:p>
          </table:table-cell>
          <table:table-cell/>
          <table:table-cell table:style-name="ce30" office:value-type="string" calcext:value-type="string">
            <text:p>n_mc min:</text:p>
          </table:table-cell>
          <table:table-cell table:style-name="ce28"/>
          <table:table-cell table:style-name="ce42"/>
          <table:table-cell table:number-columns-repeated="2"/>
          <table:table-cell table:style-name="ce1" table:number-columns-repeated="6"/>
          <table:table-cell table:number-columns-repeated="12"/>
          <table:table-cell table:style-name="ce52"/>
          <table:table-cell table:style-name="ce11" table:number-columns-repeated="3"/>
        </table:table-row>
        <table:table-row table:style-name="ro2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4"/>
          <table:table-cell table:style-name="ce31" office:value-type="percentage" office:value="0.884" calcext:value-type="percentage">
            <text:p>88,4%</text:p>
          </table:table-cell>
          <table:table-cell table:number-columns-repeated="2"/>
          <table:table-cell table:style-name="ce47"/>
          <table:table-cell/>
          <table:table-cell table:style-name="ce1" table:number-columns-repeated="6"/>
          <table:table-cell table:number-columns-repeated="12"/>
          <table:table-cell table:style-name="ce52"/>
          <table:table-cell table:style-name="ce11" table:number-columns-repeated="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2"/>
          <table:table-cell table:style-name="ce52"/>
          <table:table-cell table:style-name="ce11" table:number-columns-repeated="3"/>
        </table:table-row>
        <table:table-row table:style-name="ro2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110 POWER 130 120" calcext:value-type="string">
            <text:p>SPEED 110 POWER 130 120</text:p>
          </table:table-cell>
          <table:table-cell table:number-columns-repeated="7"/>
          <table:table-cell table:style-name="ce1" table:number-columns-repeated="9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2" office:value-type="string" calcext:value-type="string">
            <text:p>Power_bat</text:p>
          </table:table-cell>
          <table:table-cell/>
          <table:table-cell table:style-name="ce5" table:number-columns-repeated="5"/>
          <table:table-cell table:style-name="ce1" table:number-columns-repeated="4"/>
          <table:table-cell table:number-columns-repeated="6"/>
          <table:table-cell table:style-name="ce37" office:value-type="string" calcext:value-type="string">
            <text:p>Recup TSMAP Graph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70.125" calcext:value-type="float">
            <text:p>70,1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122" calcext:value-type="float">
            <text:p>1122</text:p>
          </table:table-cell>
          <table:table-cell table:style-name="ce28"/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990" calcext:value-type="float">
            <text:p>1990</text:p>
          </table:table-cell>
          <table:table-cell table:style-name="ce19" table:formula="of:=[.B12]/7250*80" office:value-type="float" office:value="21.9586206896552" calcext:value-type="float">
            <text:p>22</text:p>
          </table:table-cell>
          <table:table-cell table:style-name="ce24" table:formula="of:=[.C4]" office:value-type="float" office:value="70.125" calcext:value-type="float">
            <text:p>70,1</text:p>
          </table:table-cell>
          <table:table-cell table:style-name="ce21" table:formula="of:=[.D4]" office:value-type="float" office:value="14618.4" calcext:value-type="float">
            <text:p>14.618</text:p>
          </table:table-cell>
          <table:table-cell table:style-name="ce9" table:formula="of:=ROUND([.D12]*16)" office:value-type="float" office:value="1122" calcext:value-type="float">
            <text:p>1122</text:p>
          </table:table-cell>
          <table:table-cell table:style-name="ce21" table:formula="of:=[.E12]/[.G$7]" office:value-type="float" office:value="16536.6515837104" calcext:value-type="float">
            <text:p>16.537</text:p>
          </table:table-cell>
          <table:table-cell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2" office:value-type="string" calcext:value-type="string">
            <text:p>Pt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370" calcext:value-type="float">
            <text:p>2370</text:p>
          </table:table-cell>
          <table:table-cell table:style-name="ce19" table:formula="of:=[.B13]/7250*80" office:value-type="float" office:value="26.151724137931" calcext:value-type="float">
            <text:p>26</text:p>
          </table:table-cell>
          <table:table-cell table:style-name="ce25" table:formula="of:=[.E13]/[.B13]*[.$B$7]" office:value-type="float" office:value="59.2072505258113" calcext:value-type="float">
            <text:p>59,2</text:p>
          </table:table-cell>
          <table:table-cell table:style-name="ce26" table:formula="of:=[.E$12]+[.E$6]*[.A13]" office:value-type="float" office:value="14694.4" calcext:value-type="float">
            <text:p>14.694</text:p>
          </table:table-cell>
          <table:table-cell table:style-name="ce9" table:formula="of:=ROUND([.D13]*16)" office:value-type="float" office:value="947" calcext:value-type="float">
            <text:p>947</text:p>
          </table:table-cell>
          <table:table-cell table:style-name="ce28" table:formula="of:=[.E13]/[.G$7]" office:value-type="float" office:value="16622.6244343891" calcext:value-type="float">
            <text:p>16.623</text:p>
          </table:table-cell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4"/>
          <table:table-cell table:number-columns-repeated="2" table:style-name="ce55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750" calcext:value-type="float">
            <text:p>2750</text:p>
          </table:table-cell>
          <table:table-cell table:style-name="ce19" table:formula="of:=[.B14]/7250*80" office:value-type="float" office:value="30.3448275862069" calcext:value-type="float">
            <text:p>30</text:p>
          </table:table-cell>
          <table:table-cell table:style-name="ce25" table:formula="of:=[.E14]/[.B14]*[.$B$7]" office:value-type="float" office:value="51.289792831517" calcext:value-type="float">
            <text:p>51,3</text:p>
          </table:table-cell>
          <table:table-cell table:style-name="ce26" table:formula="of:=[.E$12]+[.E$6]*[.A14]" office:value-type="float" office:value="14770.4" calcext:value-type="float">
            <text:p>14.770</text:p>
          </table:table-cell>
          <table:table-cell table:style-name="ce9" table:formula="of:=ROUND([.D14]*16)" office:value-type="float" office:value="821" calcext:value-type="float">
            <text:p>821</text:p>
          </table:table-cell>
          <table:table-cell table:style-name="ce28" table:formula="of:=[.E14]/[.G$7]" office:value-type="float" office:value="16708.5972850679" calcext:value-type="float">
            <text:p>16.709</text:p>
          </table:table-cell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4" office:value-type="float" office:value="5" calcext:value-type="float">
            <text:p>5</text:p>
          </table:table-cell>
          <table:table-cell table:style-name="ce55" table:formula="of:=INDIRECT(&quot;I&quot;&amp;11+[.X14])" office:value-type="float" office:value="0" calcext:value-type="float">
            <text:p>0</text:p>
          </table:table-cell>
          <table:table-cell table:style-name="ce55" table:formula="of:=INT(INDIRECT(&quot;C&quot;&amp;11+[.X14]))" office:value-type="float" office:value="42" calcext:value-type="float">
            <text:p>42</text:p>
          </table:table-cell>
          <table:table-cell table:style-name="ce52" table:formula="of:=([.Y14]-[.Y13])/([.Z14]-[.Z13])" office:value-type="float" office:value="0" calcext:value-type="float">
            <text:p>0,00</text:p>
          </table:table-cell>
          <table:table-cell table:style-name="ce5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3130" calcext:value-type="float">
            <text:p>3130</text:p>
          </table:table-cell>
          <table:table-cell table:style-name="ce19" table:formula="of:=[.B15]/7250*80" office:value-type="float" office:value="34.5379310344828" calcext:value-type="float">
            <text:p>35</text:p>
          </table:table-cell>
          <table:table-cell table:style-name="ce25" table:formula="of:=[.E15]/[.B15]*[.$B$7]" office:value-type="float" office:value="45.2947849288086" calcext:value-type="float">
            <text:p>45,3</text:p>
          </table:table-cell>
          <table:table-cell table:style-name="ce26" table:formula="of:=[.E$12]+[.E$6]*[.A15]" office:value-type="float" office:value="14846.4" calcext:value-type="float">
            <text:p>14.846</text:p>
          </table:table-cell>
          <table:table-cell table:style-name="ce9" table:formula="of:=ROUND([.D15]*16)" office:value-type="float" office:value="725" calcext:value-type="float">
            <text:p>725</text:p>
          </table:table-cell>
          <table:table-cell table:style-name="ce28" table:formula="of:=[.E15]/[.G$7]" office:value-type="float" office:value="16794.5701357466" calcext:value-type="float">
            <text:p>16.795</text:p>
          </table:table-cell>
          <table:table-cell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4" office:value-type="float" office:value="8" calcext:value-type="float">
            <text:p>8</text:p>
          </table:table-cell>
          <table:table-cell table:style-name="ce55" table:formula="of:=INDIRECT(&quot;I&quot;&amp;11+[.X15])" office:value-type="float" office:value="0" calcext:value-type="float">
            <text:p>0</text:p>
          </table:table-cell>
          <table:table-cell table:style-name="ce55" table:formula="of:=INT(INDIRECT(&quot;C&quot;&amp;11+[.X15]))" office:value-type="float" office:value="110" calcext:value-type="float">
            <text:p>110</text:p>
          </table:table-cell>
          <table:table-cell table:style-name="ce52" table:formula="of:=([.Y15]-[.Y14])/([.Z15]-[.Z14])" office:value-type="float" office:value="0" calcext:value-type="float">
            <text:p>0,00</text:p>
          </table:table-cell>
          <table:table-cell table:style-name="ce52"/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890" calcext:value-type="float">
            <text:p>3890</text:p>
          </table:table-cell>
          <table:table-cell table:style-name="ce19" table:formula="of:=[.B16]/7250*80" office:value-type="float" office:value="42.9241379310345" calcext:value-type="float">
            <text:p>43</text:p>
          </table:table-cell>
          <table:table-cell table:style-name="ce25" table:formula="of:=[.E16]/[.B16]*[.$B$7]" office:value-type="float" office:value="36.8185526756219" calcext:value-type="float">
            <text:p>36,8</text:p>
          </table:table-cell>
          <table:table-cell table:style-name="ce26" table:formula="of:=[.E$12]+[.E$6]*[.A16]" office:value-type="float" office:value="14998.4" calcext:value-type="float">
            <text:p>14.998</text:p>
          </table:table-cell>
          <table:table-cell table:style-name="ce9" table:formula="of:=ROUND([.D16]*16)" office:value-type="float" office:value="589" calcext:value-type="float">
            <text:p>589</text:p>
          </table:table-cell>
          <table:table-cell table:style-name="ce28" table:formula="of:=[.E16]/[.G$7]" office:value-type="float" office:value="16966.5158371041" calcext:value-type="float">
            <text:p>16.967</text:p>
          </table:table-cell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4" office:value-type="float" office:value="9" calcext:value-type="float">
            <text:p>9</text:p>
          </table:table-cell>
          <table:table-cell table:style-name="ce55" table:formula="of:=INDIRECT(&quot;I&quot;&amp;11+[.X16])" office:value-type="float" office:value="0" calcext:value-type="float">
            <text:p>0</text:p>
          </table:table-cell>
          <table:table-cell table:style-name="ce55" table:formula="of:=INT(INDIRECT(&quot;C&quot;&amp;11+[.X16]))" office:value-type="float" office:value="0" calcext:value-type="float">
            <text:p>0</text:p>
          </table:table-cell>
          <table:table-cell table:style-name="ce52" table:formula="of:=([.Y16]-[.Y15])/([.Z16]-[.Z15])" office:value-type="float" office:value="-0" calcext:value-type="float">
            <text:p>0,00</text:p>
          </table:table-cell>
          <table:table-cell table:style-name="ce52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5030" calcext:value-type="float">
            <text:p>5030</text:p>
          </table:table-cell>
          <table:table-cell table:style-name="ce19" table:formula="of:=[.B17]/7250*80" office:value-type="float" office:value="55.5034482758621" calcext:value-type="float">
            <text:p>56</text:p>
          </table:table-cell>
          <table:table-cell table:style-name="ce25" table:formula="of:=[.E17]/[.B17]*[.$B$7]" office:value-type="float" office:value="28.9068408607686" calcext:value-type="float">
            <text:p>28,9</text:p>
          </table:table-cell>
          <table:table-cell table:style-name="ce26" table:formula="of:=[.E$12]+[.E$6]*[.A17]" office:value-type="float" office:value="15226.4" calcext:value-type="float">
            <text:p>15.226</text:p>
          </table:table-cell>
          <table:table-cell table:style-name="ce9" table:formula="of:=ROUND([.D17]*16)" office:value-type="float" office:value="463" calcext:value-type="float">
            <text:p>463</text:p>
          </table:table-cell>
          <table:table-cell table:style-name="ce28" table:formula="of:=[.E17]/[.G$7]" office:value-type="float" office:value="17224.4343891403" calcext:value-type="float">
            <text:p>17.224</text:p>
          </table:table-cell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930" calcext:value-type="float">
            <text:p>6930</text:p>
          </table:table-cell>
          <table:table-cell table:style-name="ce19" table:formula="of:=[.B18]/7250*80" office:value-type="float" office:value="76.4689655172414" calcext:value-type="float">
            <text:p>76</text:p>
          </table:table-cell>
          <table:table-cell table:style-name="ce25" table:formula="of:=[.E18]/[.B18]*[.$B$7]" office:value-type="float" office:value="21.4962520539703" calcext:value-type="float">
            <text:p>21,5</text:p>
          </table:table-cell>
          <table:table-cell table:style-name="ce27" table:formula="of:=[.E4]" office:value-type="float" office:value="15600" calcext:value-type="float">
            <text:p>15.600</text:p>
          </table:table-cell>
          <table:table-cell table:style-name="ce9" table:formula="of:=ROUND([.D18]*16)" office:value-type="float" office:value="344" calcext:value-type="float">
            <text:p>344</text:p>
          </table:table-cell>
          <table:table-cell table:style-name="ce27" table:formula="of:=[.E18]/[.G$7]" office:value-type="float" office:value="17647.0588235294" calcext:value-type="float">
            <text:p>17.647</text:p>
          </table:table-cell>
          <table:table-cell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2" office:value-type="string" calcext:value-type="string">
            <text:p>kph</text:p>
          </table:table-cell>
          <table:table-cell table:style-name="ce32" office:value-type="string" calcext:value-type="string">
            <text:p>rpm</text:p>
          </table:table-cell>
          <table:table-cell table:style-name="ce32" office:value-type="string" calcext:value-type="string">
            <text:p>T_%</text:p>
          </table:table-cell>
          <table:table-cell table:style-name="ce32" office:value-type="string" calcext:value-type="string">
            <text:p>T_Nm</text:p>
          </table:table-cell>
          <table:table-cell table:style-name="ce32" office:value-type="string" calcext:value-type="string">
            <text:p>P_el_brk</text:p>
          </table:table-cell>
          <table:table-cell table:style-name="ce32" office:value-type="string" calcext:value-type="string">
            <text:p>a_ntr(kps)</text:p>
          </table:table-cell>
          <table:table-cell table:style-name="ce32" office:value-type="string" calcext:value-type="string">
            <text:p>a_brk(kps)</text:p>
          </table:table-cell>
          <table:table-cell table:style-name="ce32" office:value-type="string" calcext:value-type="string">
            <text:p>a_diff</text:p>
          </table:table-cell>
          <table:table-cell table:style-name="ce32" office:value-type="string" calcext:value-type="string">
            <text:p>a_rel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14.9436014278635" calcext:value-type="float">
            <text:p>14,9</text:p>
          </table:table-cell>
          <table:table-cell table:style-name="ce27" table:formula="of:=[.E4]" office:value-type="float" office:value="15600" calcext:value-type="float">
            <text:p>15.600</text:p>
          </table:table-cell>
          <table:table-cell table:style-name="ce9" table:formula="of:=ROUND([.D19]*16)" office:value-type="float" office:value="239" calcext:value-type="float">
            <text:p>239</text:p>
          </table:table-cell>
          <table:table-cell table:style-name="ce27" table:formula="of:=[.E19]/[.G$7]" office:value-type="float" office:value="17647.0588235294" calcext:value-type="float">
            <text:p>17.647</text:p>
          </table:table-cell>
          <table:table-cell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office:value-type="float" office:value="0" calcext:value-type="float">
            <text:p>0</text:p>
          </table:table-cell>
          <table:table-cell table:style-name="ce11" table:formula="of:=[.X19]*7250/80" office:value-type="float" office:value="0" calcext:value-type="float">
            <text:p>0</text:p>
          </table:table-cell>
          <table:table-cell table:style-name="ce36" table:formula="of:=IF([.X19]&lt;[.$Z$13];[.$Y$13];IF([.X19]&lt;[.$Z$14];[.$Y$13]+[.$AA$14]*([.X19]-[.$Z$13]);IF([.X19]&lt;[.$Z$15];[.$Y$14]+[.$AA$15]*([.X19]-[.$Z$14]);IF([.X19]&lt;[.$Z$16];[.$Y$15]+[.$AA$16]*([.X19]-[.$Z$15]);[.$Y$16]))))" office:value-type="float" office:value="0" calcext:value-type="float">
            <text:p>0,0</text:p>
          </table:table-cell>
          <table:table-cell table:style-name="ce56" table:formula="of:=[.$C$4]*[.Z19]/100" office:value-type="float" office:value="0" calcext:value-type="float">
            <text:p>0,0</text:p>
          </table:table-cell>
          <table:table-cell table:style-name="ce28" table:formula="of:=[.AA19]*[.Y19]/[.$B$7]*[.$I$2]*[.$K$2]" office:value-type="float" office:value="0" calcext:value-type="float">
            <text:p>0</text:p>
          </table:table-cell>
          <table:table-cell table:style-name="ce48" table:formula="of:=[.$AA19]*[.J$2]*[.$J$7]*3.6" office:value-type="float" office:value="0" calcext:value-type="float">
            <text:p>0,0</text:p>
          </table:table-cell>
          <table:table-cell table:style-name="ce48" table:formula="of:=[.$AA19]*[.K$2]*[.$J$7]*3.6" office:value-type="float" office:value="0" calcext:value-type="float">
            <text:p>0,0</text:p>
          </table:table-cell>
          <table:table-cell table:style-name="ce58" table:formula="of:=[.AD19]-[.AC19]" office:value-type="float" office:value="0" calcext:value-type="float">
            <text:p>0,0</text:p>
          </table:table-cell>
          <table:table-cell table:style-name="ce59"/>
          <table:table-cell/>
        </table:table-row>
        <table:table-row table:style-name="ro2">
          <table:table-cell table:number-columns-repeated="2"/>
          <table:table-cell table:style-name="ce20"/>
          <table:table-cell table:number-columns-repeated="5"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19]+3" office:value-type="float" office:value="3" calcext:value-type="float">
            <text:p>3</text:p>
          </table:table-cell>
          <table:table-cell table:style-name="ce11" table:formula="of:=[.X20]*7250/80" office:value-type="float" office:value="271.875" calcext:value-type="float">
            <text:p>272</text:p>
          </table:table-cell>
          <table:table-cell table:style-name="ce36" table:formula="of:=IF([.X20]&lt;[.$Z$13];[.$Y$13];IF([.X20]&lt;[.$Z$14];[.$Y$13]+[.$AA$14]*([.X20]-[.$Z$13]);IF([.X20]&lt;[.$Z$15];[.$Y$14]+[.$AA$15]*([.X20]-[.$Z$14]);IF([.X20]&lt;[.$Z$16];[.$Y$15]+[.$AA$16]*([.X20]-[.$Z$15]);[.$Y$16]))))" office:value-type="float" office:value="0" calcext:value-type="float">
            <text:p>0,0</text:p>
          </table:table-cell>
          <table:table-cell table:style-name="ce56" table:formula="of:=[.$C$4]*[.Z20]/100" office:value-type="float" office:value="0" calcext:value-type="float">
            <text:p>0,0</text:p>
          </table:table-cell>
          <table:table-cell table:style-name="ce28" table:formula="of:=[.AA20]*[.Y20]/[.$B$7]*[.$I$2]*[.$K$2]" office:value-type="float" office:value="0" calcext:value-type="float">
            <text:p>0</text:p>
          </table:table-cell>
          <table:table-cell table:style-name="ce48" table:formula="of:=[.$AA20]*[.J$2]*[.$J$7]*3.6" office:value-type="float" office:value="0" calcext:value-type="float">
            <text:p>0,0</text:p>
          </table:table-cell>
          <table:table-cell table:style-name="ce48" table:formula="of:=[.$AA20]*[.K$2]*[.$J$7]*3.6" office:value-type="float" office:value="0" calcext:value-type="float">
            <text:p>0,0</text:p>
          </table:table-cell>
          <table:table-cell table:style-name="ce58" table:formula="of:=[.AD20]-[.AC20]" office:value-type="float" office:value="0" calcext:value-type="float">
            <text:p>0,0</text:p>
          </table:table-cell>
          <table:table-cell table:style-name="ce59" table:formula="of:=[.AD20]/[.X20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5"/>
          <table:table-cell table:style-name="ce29" office:value-type="string" calcext:value-type="string">
            <text:p>Auto power ref:</text:p>
          </table:table-cell>
          <table:table-cell table:style-name="ce33" table:formula="of:=ROUNDUP(MAX([.G12:.G19]);-2)/100" office:value-type="float" office:value="177" calcext:value-type="float">
            <text:p>177</text:p>
          </table:table-cell>
          <table:table-cell/>
          <table:table-cell table:style-name="ce1" table:number-columns-repeated="9"/>
          <table:table-cell table:number-columns-repeated="6"/>
          <table:table-cell table:formula="of:=[.X20]+3" office:value-type="float" office:value="6" calcext:value-type="float">
            <text:p>6</text:p>
          </table:table-cell>
          <table:table-cell table:style-name="ce11" table:formula="of:=[.X21]*7250/80" office:value-type="float" office:value="543.75" calcext:value-type="float">
            <text:p>544</text:p>
          </table:table-cell>
          <table:table-cell table:style-name="ce36" table:formula="of:=IF([.X21]&lt;[.$Z$13];[.$Y$13];IF([.X21]&lt;[.$Z$14];[.$Y$13]+[.$AA$14]*([.X21]-[.$Z$13]);IF([.X21]&lt;[.$Z$15];[.$Y$14]+[.$AA$15]*([.X21]-[.$Z$14]);IF([.X21]&lt;[.$Z$16];[.$Y$15]+[.$AA$16]*([.X21]-[.$Z$15]);[.$Y$16]))))" office:value-type="float" office:value="0" calcext:value-type="float">
            <text:p>0,0</text:p>
          </table:table-cell>
          <table:table-cell table:style-name="ce56" table:formula="of:=[.$C$4]*[.Z21]/100" office:value-type="float" office:value="0" calcext:value-type="float">
            <text:p>0,0</text:p>
          </table:table-cell>
          <table:table-cell table:style-name="ce28" table:formula="of:=[.AA21]*[.Y21]/[.$B$7]*[.$I$2]*[.$K$2]" office:value-type="float" office:value="0" calcext:value-type="float">
            <text:p>0</text:p>
          </table:table-cell>
          <table:table-cell table:style-name="ce48" table:formula="of:=[.$AA21]*[.J$2]*[.$J$7]*3.6" office:value-type="float" office:value="0" calcext:value-type="float">
            <text:p>0,0</text:p>
          </table:table-cell>
          <table:table-cell table:style-name="ce48" table:formula="of:=[.$AA21]*[.K$2]*[.$J$7]*3.6" office:value-type="float" office:value="0" calcext:value-type="float">
            <text:p>0,0</text:p>
          </table:table-cell>
          <table:table-cell table:style-name="ce58" table:formula="of:=[.AD21]-[.AC21]" office:value-type="float" office:value="0" calcext:value-type="float">
            <text:p>0,0</text:p>
          </table:table-cell>
          <table:table-cell table:style-name="ce59" table:formula="of:=[.AD21]/[.X21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6"/>
          <table:table-cell table:style-name="ce34"/>
          <table:table-cell/>
          <table:table-cell table:style-name="ce1" table:number-columns-repeated="9"/>
          <table:table-cell table:number-columns-repeated="6"/>
          <table:table-cell table:formula="of:=[.X21]+3" office:value-type="float" office:value="9" calcext:value-type="float">
            <text:p>9</text:p>
          </table:table-cell>
          <table:table-cell table:style-name="ce11" table:formula="of:=[.X22]*7250/80" office:value-type="float" office:value="815.625" calcext:value-type="float">
            <text:p>816</text:p>
          </table:table-cell>
          <table:table-cell table:style-name="ce36" table:formula="of:=IF([.X22]&lt;[.$Z$13];[.$Y$13];IF([.X22]&lt;[.$Z$14];[.$Y$13]+[.$AA$14]*([.X22]-[.$Z$13]);IF([.X22]&lt;[.$Z$15];[.$Y$14]+[.$AA$15]*([.X22]-[.$Z$14]);IF([.X22]&lt;[.$Z$16];[.$Y$15]+[.$AA$16]*([.X22]-[.$Z$15]);[.$Y$16]))))" office:value-type="float" office:value="0" calcext:value-type="float">
            <text:p>0,0</text:p>
          </table:table-cell>
          <table:table-cell table:style-name="ce56" table:formula="of:=[.$C$4]*[.Z22]/100" office:value-type="float" office:value="0" calcext:value-type="float">
            <text:p>0,0</text:p>
          </table:table-cell>
          <table:table-cell table:style-name="ce28" table:formula="of:=[.AA22]*[.Y22]/[.$B$7]*[.$I$2]*[.$K$2]" office:value-type="float" office:value="0" calcext:value-type="float">
            <text:p>0</text:p>
          </table:table-cell>
          <table:table-cell table:style-name="ce48" table:formula="of:=[.$AA22]*[.J$2]*[.$J$7]*3.6" office:value-type="float" office:value="0" calcext:value-type="float">
            <text:p>0,0</text:p>
          </table:table-cell>
          <table:table-cell table:style-name="ce48" table:formula="of:=[.$AA22]*[.K$2]*[.$J$7]*3.6" office:value-type="float" office:value="0" calcext:value-type="float">
            <text:p>0,0</text:p>
          </table:table-cell>
          <table:table-cell table:style-name="ce58" table:formula="of:=[.AD22]-[.AC22]" office:value-type="float" office:value="0" calcext:value-type="float">
            <text:p>0,0</text:p>
          </table:table-cell>
          <table:table-cell table:style-name="ce59" table:formula="of:=[.AD22]/[.X22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2]+3" office:value-type="float" office:value="12" calcext:value-type="float">
            <text:p>12</text:p>
          </table:table-cell>
          <table:table-cell table:style-name="ce11" table:formula="of:=[.X23]*7250/80" office:value-type="float" office:value="1087.5" calcext:value-type="float">
            <text:p>1088</text:p>
          </table:table-cell>
          <table:table-cell table:style-name="ce36" table:formula="of:=IF([.X23]&lt;[.$Z$13];[.$Y$13];IF([.X23]&lt;[.$Z$14];[.$Y$13]+[.$AA$14]*([.X23]-[.$Z$13]);IF([.X23]&lt;[.$Z$15];[.$Y$14]+[.$AA$15]*([.X23]-[.$Z$14]);IF([.X23]&lt;[.$Z$16];[.$Y$15]+[.$AA$16]*([.X23]-[.$Z$15]);[.$Y$16]))))" office:value-type="float" office:value="0" calcext:value-type="float">
            <text:p>0,0</text:p>
          </table:table-cell>
          <table:table-cell table:style-name="ce56" table:formula="of:=[.$C$4]*[.Z23]/100" office:value-type="float" office:value="0" calcext:value-type="float">
            <text:p>0,0</text:p>
          </table:table-cell>
          <table:table-cell table:style-name="ce28" table:formula="of:=[.AA23]*[.Y23]/[.$B$7]*[.$I$2]*[.$K$2]" office:value-type="float" office:value="0" calcext:value-type="float">
            <text:p>0</text:p>
          </table:table-cell>
          <table:table-cell table:style-name="ce48" table:formula="of:=[.$AA23]*[.J$2]*[.$J$7]*3.6" office:value-type="float" office:value="0" calcext:value-type="float">
            <text:p>0,0</text:p>
          </table:table-cell>
          <table:table-cell table:style-name="ce48" table:formula="of:=[.$AA23]*[.K$2]*[.$J$7]*3.6" office:value-type="float" office:value="0" calcext:value-type="float">
            <text:p>0,0</text:p>
          </table:table-cell>
          <table:table-cell table:style-name="ce58" table:formula="of:=[.AD23]-[.AC23]" office:value-type="float" office:value="0" calcext:value-type="float">
            <text:p>0,0</text:p>
          </table:table-cell>
          <table:table-cell table:style-name="ce59" table:formula="of:=[.AD23]/[.X23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2" office:value-type="string" calcext:value-type="string">
            <text:p>Power_bat</text:p>
          </table:table-cell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3]+3" office:value-type="float" office:value="15" calcext:value-type="float">
            <text:p>15</text:p>
          </table:table-cell>
          <table:table-cell table:style-name="ce11" table:formula="of:=[.X24]*7250/80" office:value-type="float" office:value="1359.375" calcext:value-type="float">
            <text:p>1359</text:p>
          </table:table-cell>
          <table:table-cell table:style-name="ce36" table:formula="of:=IF([.X24]&lt;[.$Z$13];[.$Y$13];IF([.X24]&lt;[.$Z$14];[.$Y$13]+[.$AA$14]*([.X24]-[.$Z$13]);IF([.X24]&lt;[.$Z$15];[.$Y$14]+[.$AA$15]*([.X24]-[.$Z$14]);IF([.X24]&lt;[.$Z$16];[.$Y$15]+[.$AA$16]*([.X24]-[.$Z$15]);[.$Y$16]))))" office:value-type="float" office:value="0" calcext:value-type="float">
            <text:p>0,0</text:p>
          </table:table-cell>
          <table:table-cell table:style-name="ce56" table:formula="of:=[.$C$4]*[.Z24]/100" office:value-type="float" office:value="0" calcext:value-type="float">
            <text:p>0,0</text:p>
          </table:table-cell>
          <table:table-cell table:style-name="ce28" table:formula="of:=[.AA24]*[.Y24]/[.$B$7]*[.$I$2]*[.$K$2]" office:value-type="float" office:value="0" calcext:value-type="float">
            <text:p>0</text:p>
          </table:table-cell>
          <table:table-cell table:style-name="ce48" table:formula="of:=[.$AA24]*[.J$2]*[.$J$7]*3.6" office:value-type="float" office:value="0" calcext:value-type="float">
            <text:p>0,0</text:p>
          </table:table-cell>
          <table:table-cell table:style-name="ce48" table:formula="of:=[.$AA24]*[.K$2]*[.$J$7]*3.6" office:value-type="float" office:value="0" calcext:value-type="float">
            <text:p>0,0</text:p>
          </table:table-cell>
          <table:table-cell table:style-name="ce58" table:formula="of:=[.AD24]-[.AC24]" office:value-type="float" office:value="0" calcext:value-type="float">
            <text:p>0,0</text:p>
          </table:table-cell>
          <table:table-cell table:style-name="ce59" table:formula="of:=[.AD24]/[.X24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4]+3" office:value-type="float" office:value="18" calcext:value-type="float">
            <text:p>18</text:p>
          </table:table-cell>
          <table:table-cell table:style-name="ce11" table:formula="of:=[.X25]*7250/80" office:value-type="float" office:value="1631.25" calcext:value-type="float">
            <text:p>1631</text:p>
          </table:table-cell>
          <table:table-cell table:style-name="ce36" table:formula="of:=IF([.X25]&lt;[.$Z$13];[.$Y$13];IF([.X25]&lt;[.$Z$14];[.$Y$13]+[.$AA$14]*([.X25]-[.$Z$13]);IF([.X25]&lt;[.$Z$15];[.$Y$14]+[.$AA$15]*([.X25]-[.$Z$14]);IF([.X25]&lt;[.$Z$16];[.$Y$15]+[.$AA$16]*([.X25]-[.$Z$15]);[.$Y$16]))))" office:value-type="float" office:value="0" calcext:value-type="float">
            <text:p>0,0</text:p>
          </table:table-cell>
          <table:table-cell table:style-name="ce56" table:formula="of:=[.$C$4]*[.Z25]/100" office:value-type="float" office:value="0" calcext:value-type="float">
            <text:p>0,0</text:p>
          </table:table-cell>
          <table:table-cell table:style-name="ce28" table:formula="of:=[.AA25]*[.Y25]/[.$B$7]*[.$I$2]*[.$K$2]" office:value-type="float" office:value="0" calcext:value-type="float">
            <text:p>0</text:p>
          </table:table-cell>
          <table:table-cell table:style-name="ce48" table:formula="of:=[.$AA25]*[.J$2]*[.$J$7]*3.6" office:value-type="float" office:value="0" calcext:value-type="float">
            <text:p>0,0</text:p>
          </table:table-cell>
          <table:table-cell table:style-name="ce48" table:formula="of:=[.$AA25]*[.K$2]*[.$J$7]*3.6" office:value-type="float" office:value="0" calcext:value-type="float">
            <text:p>0,0</text:p>
          </table:table-cell>
          <table:table-cell table:style-name="ce58" table:formula="of:=[.AD25]-[.AC25]" office:value-type="float" office:value="0" calcext:value-type="float">
            <text:p>0,0</text:p>
          </table:table-cell>
          <table:table-cell table:style-name="ce59" table:formula="of:=[.AD25]/[.X25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28" table:formula="of:=[.E26]/[.G$7]" office:value-type="float" office:value="13780.0062378896" calcext:value-type="float">
            <text:p>13.780</text:p>
          </table:table-cell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5]+3" office:value-type="float" office:value="21" calcext:value-type="float">
            <text:p>21</text:p>
          </table:table-cell>
          <table:table-cell table:style-name="ce11" table:formula="of:=[.X26]*7250/80" office:value-type="float" office:value="1903.125" calcext:value-type="float">
            <text:p>1903</text:p>
          </table:table-cell>
          <table:table-cell table:style-name="ce36" table:formula="of:=IF([.X26]&lt;[.$Z$13];[.$Y$13];IF([.X26]&lt;[.$Z$14];[.$Y$13]+[.$AA$14]*([.X26]-[.$Z$13]);IF([.X26]&lt;[.$Z$15];[.$Y$14]+[.$AA$15]*([.X26]-[.$Z$14]);IF([.X26]&lt;[.$Z$16];[.$Y$15]+[.$AA$16]*([.X26]-[.$Z$15]);[.$Y$16]))))" office:value-type="float" office:value="0" calcext:value-type="float">
            <text:p>0,0</text:p>
          </table:table-cell>
          <table:table-cell table:style-name="ce56" table:formula="of:=[.$C$4]*[.Z26]/100" office:value-type="float" office:value="0" calcext:value-type="float">
            <text:p>0,0</text:p>
          </table:table-cell>
          <table:table-cell table:style-name="ce28" table:formula="of:=[.AA26]*[.Y26]/[.$B$7]*[.$I$2]*[.$K$2]" office:value-type="float" office:value="0" calcext:value-type="float">
            <text:p>0</text:p>
          </table:table-cell>
          <table:table-cell table:style-name="ce48" table:formula="of:=[.$AA26]*[.J$2]*[.$J$7]*3.6" office:value-type="float" office:value="0" calcext:value-type="float">
            <text:p>0,0</text:p>
          </table:table-cell>
          <table:table-cell table:style-name="ce48" table:formula="of:=[.$AA26]*[.K$2]*[.$J$7]*3.6" office:value-type="float" office:value="0" calcext:value-type="float">
            <text:p>0,0</text:p>
          </table:table-cell>
          <table:table-cell table:style-name="ce58" table:formula="of:=[.AD26]-[.AC26]" office:value-type="float" office:value="0" calcext:value-type="float">
            <text:p>0,0</text:p>
          </table:table-cell>
          <table:table-cell table:style-name="ce59" table:formula="of:=[.AD26]/[.X26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28" table:formula="of:=[.E27]/[.G$7]" office:value-type="float" office:value="13173.6326558548" calcext:value-type="float">
            <text:p>13.174</text:p>
          </table:table-cell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6]+3" office:value-type="float" office:value="24" calcext:value-type="float">
            <text:p>24</text:p>
          </table:table-cell>
          <table:table-cell table:style-name="ce11" table:formula="of:=[.X27]*7250/80" office:value-type="float" office:value="2175" calcext:value-type="float">
            <text:p>2175</text:p>
          </table:table-cell>
          <table:table-cell table:style-name="ce36" table:formula="of:=IF([.X27]&lt;[.$Z$13];[.$Y$13];IF([.X27]&lt;[.$Z$14];[.$Y$13]+[.$AA$14]*([.X27]-[.$Z$13]);IF([.X27]&lt;[.$Z$15];[.$Y$14]+[.$AA$15]*([.X27]-[.$Z$14]);IF([.X27]&lt;[.$Z$16];[.$Y$15]+[.$AA$16]*([.X27]-[.$Z$15]);[.$Y$16]))))" office:value-type="float" office:value="0" calcext:value-type="float">
            <text:p>0,0</text:p>
          </table:table-cell>
          <table:table-cell table:style-name="ce56" table:formula="of:=[.$C$4]*[.Z27]/100" office:value-type="float" office:value="0" calcext:value-type="float">
            <text:p>0,0</text:p>
          </table:table-cell>
          <table:table-cell table:style-name="ce28" table:formula="of:=[.AA27]*[.Y27]/[.$B$7]*[.$I$2]*[.$K$2]" office:value-type="float" office:value="0" calcext:value-type="float">
            <text:p>0</text:p>
          </table:table-cell>
          <table:table-cell table:style-name="ce48" table:formula="of:=[.$AA27]*[.J$2]*[.$J$7]*3.6" office:value-type="float" office:value="0" calcext:value-type="float">
            <text:p>0,0</text:p>
          </table:table-cell>
          <table:table-cell table:style-name="ce48" table:formula="of:=[.$AA27]*[.K$2]*[.$J$7]*3.6" office:value-type="float" office:value="0" calcext:value-type="float">
            <text:p>0,0</text:p>
          </table:table-cell>
          <table:table-cell table:style-name="ce58" table:formula="of:=[.AD27]-[.AC27]" office:value-type="float" office:value="0" calcext:value-type="float">
            <text:p>0,0</text:p>
          </table:table-cell>
          <table:table-cell table:style-name="ce59" table:formula="of:=[.AD27]/[.X27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28" table:formula="of:=[.E28]/[.G$7]" office:value-type="float" office:value="13504.583805024" calcext:value-type="float">
            <text:p>13.505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7]+3" office:value-type="float" office:value="27" calcext:value-type="float">
            <text:p>27</text:p>
          </table:table-cell>
          <table:table-cell table:style-name="ce11" table:formula="of:=[.X28]*7250/80" office:value-type="float" office:value="2446.875" calcext:value-type="float">
            <text:p>2447</text:p>
          </table:table-cell>
          <table:table-cell table:style-name="ce36" table:formula="of:=IF([.X28]&lt;[.$Z$13];[.$Y$13];IF([.X28]&lt;[.$Z$14];[.$Y$13]+[.$AA$14]*([.X28]-[.$Z$13]);IF([.X28]&lt;[.$Z$15];[.$Y$14]+[.$AA$15]*([.X28]-[.$Z$14]);IF([.X28]&lt;[.$Z$16];[.$Y$15]+[.$AA$16]*([.X28]-[.$Z$15]);[.$Y$16]))))" office:value-type="float" office:value="0" calcext:value-type="float">
            <text:p>0,0</text:p>
          </table:table-cell>
          <table:table-cell table:style-name="ce56" table:formula="of:=[.$C$4]*[.Z28]/100" office:value-type="float" office:value="0" calcext:value-type="float">
            <text:p>0,0</text:p>
          </table:table-cell>
          <table:table-cell table:style-name="ce28" table:formula="of:=[.AA28]*[.Y28]/[.$B$7]*[.$I$2]*[.$K$2]" office:value-type="float" office:value="0" calcext:value-type="float">
            <text:p>0</text:p>
          </table:table-cell>
          <table:table-cell table:style-name="ce48" table:formula="of:=[.$AA28]*[.J$2]*[.$J$7]*3.6" office:value-type="float" office:value="0" calcext:value-type="float">
            <text:p>0,0</text:p>
          </table:table-cell>
          <table:table-cell table:style-name="ce48" table:formula="of:=[.$AA28]*[.K$2]*[.$J$7]*3.6" office:value-type="float" office:value="0" calcext:value-type="float">
            <text:p>0,0</text:p>
          </table:table-cell>
          <table:table-cell table:style-name="ce58" table:formula="of:=[.AD28]-[.AC28]" office:value-type="float" office:value="0" calcext:value-type="float">
            <text:p>0,0</text:p>
          </table:table-cell>
          <table:table-cell table:style-name="ce59" table:formula="of:=[.AD28]/[.X28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28" table:formula="of:=[.E29]/[.G$7]" office:value-type="float" office:value="13371.3148858955" calcext:value-type="float">
            <text:p>13.371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8]+3" office:value-type="float" office:value="30" calcext:value-type="float">
            <text:p>30</text:p>
          </table:table-cell>
          <table:table-cell table:style-name="ce11" table:formula="of:=[.X29]*7250/80" office:value-type="float" office:value="2718.75" calcext:value-type="float">
            <text:p>2719</text:p>
          </table:table-cell>
          <table:table-cell table:style-name="ce36" table:formula="of:=IF([.X29]&lt;[.$Z$13];[.$Y$13];IF([.X29]&lt;[.$Z$14];[.$Y$13]+[.$AA$14]*([.X29]-[.$Z$13]);IF([.X29]&lt;[.$Z$15];[.$Y$14]+[.$AA$15]*([.X29]-[.$Z$14]);IF([.X29]&lt;[.$Z$16];[.$Y$15]+[.$AA$16]*([.X29]-[.$Z$15]);[.$Y$16]))))" office:value-type="float" office:value="0" calcext:value-type="float">
            <text:p>0,0</text:p>
          </table:table-cell>
          <table:table-cell table:style-name="ce56" table:formula="of:=[.$C$4]*[.Z29]/100" office:value-type="float" office:value="0" calcext:value-type="float">
            <text:p>0,0</text:p>
          </table:table-cell>
          <table:table-cell table:style-name="ce28" table:formula="of:=[.AA29]*[.Y29]/[.$B$7]*[.$I$2]*[.$K$2]" office:value-type="float" office:value="0" calcext:value-type="float">
            <text:p>0</text:p>
          </table:table-cell>
          <table:table-cell table:style-name="ce48" table:formula="of:=[.$AA29]*[.J$2]*[.$J$7]*3.6" office:value-type="float" office:value="0" calcext:value-type="float">
            <text:p>0,0</text:p>
          </table:table-cell>
          <table:table-cell table:style-name="ce48" table:formula="of:=[.$AA29]*[.K$2]*[.$J$7]*3.6" office:value-type="float" office:value="0" calcext:value-type="float">
            <text:p>0,0</text:p>
          </table:table-cell>
          <table:table-cell table:style-name="ce58" table:formula="of:=[.AD29]-[.AC29]" office:value-type="float" office:value="0" calcext:value-type="float">
            <text:p>0,0</text:p>
          </table:table-cell>
          <table:table-cell table:style-name="ce59" table:formula="of:=[.AD29]/[.X29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28" table:formula="of:=[.E30]/[.G$7]" office:value-type="float" office:value="14026.5537382774" calcext:value-type="float">
            <text:p>14.027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9" table:number-columns-repeated="2"/>
          <table:table-cell table:number-columns-repeated="10"/>
          <table:table-cell table:formula="of:=[.X29]+3" office:value-type="float" office:value="33" calcext:value-type="float">
            <text:p>33</text:p>
          </table:table-cell>
          <table:table-cell table:style-name="ce11" table:formula="of:=[.X30]*7250/80" office:value-type="float" office:value="2990.625" calcext:value-type="float">
            <text:p>2991</text:p>
          </table:table-cell>
          <table:table-cell table:style-name="ce36" table:formula="of:=IF([.X30]&lt;[.$Z$13];[.$Y$13];IF([.X30]&lt;[.$Z$14];[.$Y$13]+[.$AA$14]*([.X30]-[.$Z$13]);IF([.X30]&lt;[.$Z$15];[.$Y$14]+[.$AA$15]*([.X30]-[.$Z$14]);IF([.X30]&lt;[.$Z$16];[.$Y$15]+[.$AA$16]*([.X30]-[.$Z$15]);[.$Y$16]))))" office:value-type="float" office:value="0" calcext:value-type="float">
            <text:p>0,0</text:p>
          </table:table-cell>
          <table:table-cell table:style-name="ce56" table:formula="of:=[.$C$4]*[.Z30]/100" office:value-type="float" office:value="0" calcext:value-type="float">
            <text:p>0,0</text:p>
          </table:table-cell>
          <table:table-cell table:style-name="ce28" table:formula="of:=[.AA30]*[.Y30]/[.$B$7]*[.$I$2]*[.$K$2]" office:value-type="float" office:value="0" calcext:value-type="float">
            <text:p>0</text:p>
          </table:table-cell>
          <table:table-cell table:style-name="ce48" table:formula="of:=[.$AA30]*[.J$2]*[.$J$7]*3.6" office:value-type="float" office:value="0" calcext:value-type="float">
            <text:p>0,0</text:p>
          </table:table-cell>
          <table:table-cell table:style-name="ce48" table:formula="of:=[.$AA30]*[.K$2]*[.$J$7]*3.6" office:value-type="float" office:value="0" calcext:value-type="float">
            <text:p>0,0</text:p>
          </table:table-cell>
          <table:table-cell table:style-name="ce58" table:formula="of:=[.AD30]-[.AC30]" office:value-type="float" office:value="0" calcext:value-type="float">
            <text:p>0,0</text:p>
          </table:table-cell>
          <table:table-cell table:style-name="ce59" table:formula="of:=[.AD30]/[.X30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28" table:formula="of:=[.E31]/[.G$7]" office:value-type="float" office:value="14659.5811041379" calcext:value-type="float">
            <text:p>14.660</text:p>
          </table:table-cell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number-columns-repeated="10"/>
          <table:table-cell table:formula="of:=[.X30]+3" office:value-type="float" office:value="36" calcext:value-type="float">
            <text:p>36</text:p>
          </table:table-cell>
          <table:table-cell table:style-name="ce11" table:formula="of:=[.X31]*7250/80" office:value-type="float" office:value="3262.5" calcext:value-type="float">
            <text:p>3263</text:p>
          </table:table-cell>
          <table:table-cell table:style-name="ce36" table:formula="of:=IF([.X31]&lt;[.$Z$13];[.$Y$13];IF([.X31]&lt;[.$Z$14];[.$Y$13]+[.$AA$14]*([.X31]-[.$Z$13]);IF([.X31]&lt;[.$Z$15];[.$Y$14]+[.$AA$15]*([.X31]-[.$Z$14]);IF([.X31]&lt;[.$Z$16];[.$Y$15]+[.$AA$16]*([.X31]-[.$Z$15]);[.$Y$16]))))" office:value-type="float" office:value="0" calcext:value-type="float">
            <text:p>0,0</text:p>
          </table:table-cell>
          <table:table-cell table:style-name="ce56" table:formula="of:=[.$C$4]*[.Z31]/100" office:value-type="float" office:value="0" calcext:value-type="float">
            <text:p>0,0</text:p>
          </table:table-cell>
          <table:table-cell table:style-name="ce28" table:formula="of:=[.AA31]*[.Y31]/[.$B$7]*[.$I$2]*[.$K$2]" office:value-type="float" office:value="0" calcext:value-type="float">
            <text:p>0</text:p>
          </table:table-cell>
          <table:table-cell table:style-name="ce48" table:formula="of:=[.$AA31]*[.J$2]*[.$J$7]*3.6" office:value-type="float" office:value="0" calcext:value-type="float">
            <text:p>0,0</text:p>
          </table:table-cell>
          <table:table-cell table:style-name="ce48" table:formula="of:=[.$AA31]*[.K$2]*[.$J$7]*3.6" office:value-type="float" office:value="0" calcext:value-type="float">
            <text:p>0,0</text:p>
          </table:table-cell>
          <table:table-cell table:style-name="ce58" table:formula="of:=[.AD31]-[.AC31]" office:value-type="float" office:value="0" calcext:value-type="float">
            <text:p>0,0</text:p>
          </table:table-cell>
          <table:table-cell table:style-name="ce59" table:formula="of:=[.AD31]/[.X31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28" table:formula="of:=[.E32]/[.G$7]" office:value-type="float" office:value="14774.3404511652" calcext:value-type="float">
            <text:p>14.774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9" table:number-columns-repeated="2"/>
          <table:table-cell table:number-columns-repeated="10"/>
          <table:table-cell table:formula="of:=[.X31]+3" office:value-type="float" office:value="39" calcext:value-type="float">
            <text:p>39</text:p>
          </table:table-cell>
          <table:table-cell table:style-name="ce11" table:formula="of:=[.X32]*7250/80" office:value-type="float" office:value="3534.375" calcext:value-type="float">
            <text:p>3534</text:p>
          </table:table-cell>
          <table:table-cell table:style-name="ce36" table:formula="of:=IF([.X32]&lt;[.$Z$13];[.$Y$13];IF([.X32]&lt;[.$Z$14];[.$Y$13]+[.$AA$14]*([.X32]-[.$Z$13]);IF([.X32]&lt;[.$Z$15];[.$Y$14]+[.$AA$15]*([.X32]-[.$Z$14]);IF([.X32]&lt;[.$Z$16];[.$Y$15]+[.$AA$16]*([.X32]-[.$Z$15]);[.$Y$16]))))" office:value-type="float" office:value="0" calcext:value-type="float">
            <text:p>0,0</text:p>
          </table:table-cell>
          <table:table-cell table:style-name="ce56" table:formula="of:=[.$C$4]*[.Z32]/100" office:value-type="float" office:value="0" calcext:value-type="float">
            <text:p>0,0</text:p>
          </table:table-cell>
          <table:table-cell table:style-name="ce28" table:formula="of:=[.AA32]*[.Y32]/[.$B$7]*[.$I$2]*[.$K$2]" office:value-type="float" office:value="0" calcext:value-type="float">
            <text:p>0</text:p>
          </table:table-cell>
          <table:table-cell table:style-name="ce48" table:formula="of:=[.$AA32]*[.J$2]*[.$J$7]*3.6" office:value-type="float" office:value="0" calcext:value-type="float">
            <text:p>0,0</text:p>
          </table:table-cell>
          <table:table-cell table:style-name="ce48" table:formula="of:=[.$AA32]*[.K$2]*[.$J$7]*3.6" office:value-type="float" office:value="0" calcext:value-type="float">
            <text:p>0,0</text:p>
          </table:table-cell>
          <table:table-cell table:style-name="ce58" table:formula="of:=[.AD32]-[.AC32]" office:value-type="float" office:value="0" calcext:value-type="float">
            <text:p>0,0</text:p>
          </table:table-cell>
          <table:table-cell table:style-name="ce59" table:formula="of:=[.AD32]/[.X32]" office:value-type="percentage" office:value="0" calcext:value-type="percentage">
            <text:p>0%</text:p>
          </table:table-cell>
          <table:table-cell/>
        </table:table-row>
        <table:table-row table:style-name="ro2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28" table:formula="of:=[.E33]/[.G$7]" office:value-type="float" office:value="14654.0282325075" calcext:value-type="float">
            <text:p>14.654</text:p>
          </table:table-cell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32]+3" office:value-type="float" office:value="42" calcext:value-type="float">
            <text:p>42</text:p>
          </table:table-cell>
          <table:table-cell table:style-name="ce11" table:formula="of:=[.X33]*7250/80" office:value-type="float" office:value="3806.25" calcext:value-type="float">
            <text:p>3806</text:p>
          </table:table-cell>
          <table:table-cell table:style-name="ce36" table:formula="of:=IF([.X33]&lt;[.$Z$13];[.$Y$13];IF([.X33]&lt;[.$Z$14];[.$Y$13]+[.$AA$14]*([.X33]-[.$Z$13]);IF([.X33]&lt;[.$Z$15];[.$Y$14]+[.$AA$15]*([.X33]-[.$Z$14]);IF([.X33]&lt;[.$Z$16];[.$Y$15]+[.$AA$16]*([.X33]-[.$Z$15]);[.$Y$16]))))" office:value-type="float" office:value="0" calcext:value-type="float">
            <text:p>0,0</text:p>
          </table:table-cell>
          <table:table-cell table:style-name="ce56" table:formula="of:=[.$C$4]*[.Z33]/100" office:value-type="float" office:value="0" calcext:value-type="float">
            <text:p>0,0</text:p>
          </table:table-cell>
          <table:table-cell table:style-name="ce28" table:formula="of:=[.AA33]*[.Y33]/[.$B$7]*[.$I$2]*[.$K$2]" office:value-type="float" office:value="0" calcext:value-type="float">
            <text:p>0</text:p>
          </table:table-cell>
          <table:table-cell table:style-name="ce48" table:formula="of:=[.$AA33]*[.J$2]*[.$J$7]*3.6" office:value-type="float" office:value="0" calcext:value-type="float">
            <text:p>0,0</text:p>
          </table:table-cell>
          <table:table-cell table:style-name="ce48" table:formula="of:=[.$AA33]*[.K$2]*[.$J$7]*3.6" office:value-type="float" office:value="0" calcext:value-type="float">
            <text:p>0,0</text:p>
          </table:table-cell>
          <table:table-cell table:style-name="ce58" table:formula="of:=[.AD33]-[.AC33]" office:value-type="float" office:value="0" calcext:value-type="float">
            <text:p>0,0</text:p>
          </table:table-cell>
          <table:table-cell table:style-name="ce59" table:formula="of:=[.AD33]/[.X3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6"/>
          <table:table-cell table:style-name="ce43"/>
          <table:table-cell table:style-name="ce48" table:number-columns-repeated="2"/>
          <table:table-cell table:style-name="ce9" table:number-columns-repeated="2"/>
          <table:table-cell table:number-columns-repeated="10"/>
          <table:table-cell table:formula="of:=[.X33]+3" office:value-type="float" office:value="45" calcext:value-type="float">
            <text:p>45</text:p>
          </table:table-cell>
          <table:table-cell table:style-name="ce11" table:formula="of:=[.X34]*7250/80" office:value-type="float" office:value="4078.125" calcext:value-type="float">
            <text:p>4078</text:p>
          </table:table-cell>
          <table:table-cell table:style-name="ce36" table:formula="of:=IF([.X34]&lt;[.$Z$13];[.$Y$13];IF([.X34]&lt;[.$Z$14];[.$Y$13]+[.$AA$14]*([.X34]-[.$Z$13]);IF([.X34]&lt;[.$Z$15];[.$Y$14]+[.$AA$15]*([.X34]-[.$Z$14]);IF([.X34]&lt;[.$Z$16];[.$Y$15]+[.$AA$16]*([.X34]-[.$Z$15]);[.$Y$16]))))" office:value-type="float" office:value="0" calcext:value-type="float">
            <text:p>0,0</text:p>
          </table:table-cell>
          <table:table-cell table:style-name="ce56" table:formula="of:=[.$C$4]*[.Z34]/100" office:value-type="float" office:value="0" calcext:value-type="float">
            <text:p>0,0</text:p>
          </table:table-cell>
          <table:table-cell table:style-name="ce28" table:formula="of:=[.AA34]*[.Y34]/[.$B$7]*[.$I$2]*[.$K$2]" office:value-type="float" office:value="0" calcext:value-type="float">
            <text:p>0</text:p>
          </table:table-cell>
          <table:table-cell table:style-name="ce48" table:formula="of:=[.$AA34]*[.J$2]*[.$J$7]*3.6" office:value-type="float" office:value="0" calcext:value-type="float">
            <text:p>0,0</text:p>
          </table:table-cell>
          <table:table-cell table:style-name="ce48" table:formula="of:=[.$AA34]*[.K$2]*[.$J$7]*3.6" office:value-type="float" office:value="0" calcext:value-type="float">
            <text:p>0,0</text:p>
          </table:table-cell>
          <table:table-cell table:style-name="ce58" table:formula="of:=[.AD34]-[.AC34]" office:value-type="float" office:value="0" calcext:value-type="float">
            <text:p>0,0</text:p>
          </table:table-cell>
          <table:table-cell table:style-name="ce59" table:formula="of:=[.AD34]/[.X34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23"/>
          <table:table-cell table:formula="of:=[.X34]+3" office:value-type="float" office:value="48" calcext:value-type="float">
            <text:p>48</text:p>
          </table:table-cell>
          <table:table-cell table:style-name="ce11" table:formula="of:=[.X35]*7250/80" office:value-type="float" office:value="4350" calcext:value-type="float">
            <text:p>4350</text:p>
          </table:table-cell>
          <table:table-cell table:style-name="ce36" table:formula="of:=IF([.X35]&lt;[.$Z$13];[.$Y$13];IF([.X35]&lt;[.$Z$14];[.$Y$13]+[.$AA$14]*([.X35]-[.$Z$13]);IF([.X35]&lt;[.$Z$15];[.$Y$14]+[.$AA$15]*([.X35]-[.$Z$14]);IF([.X35]&lt;[.$Z$16];[.$Y$15]+[.$AA$16]*([.X35]-[.$Z$15]);[.$Y$16]))))" office:value-type="float" office:value="0" calcext:value-type="float">
            <text:p>0,0</text:p>
          </table:table-cell>
          <table:table-cell table:style-name="ce56" table:formula="of:=[.$C$4]*[.Z35]/100" office:value-type="float" office:value="0" calcext:value-type="float">
            <text:p>0,0</text:p>
          </table:table-cell>
          <table:table-cell table:style-name="ce28" table:formula="of:=[.AA35]*[.Y35]/[.$B$7]*[.$I$2]*[.$K$2]" office:value-type="float" office:value="0" calcext:value-type="float">
            <text:p>0</text:p>
          </table:table-cell>
          <table:table-cell table:style-name="ce48" table:formula="of:=[.$AA35]*[.J$2]*[.$J$7]*3.6" office:value-type="float" office:value="0" calcext:value-type="float">
            <text:p>0,0</text:p>
          </table:table-cell>
          <table:table-cell table:style-name="ce48" table:formula="of:=[.$AA35]*[.K$2]*[.$J$7]*3.6" office:value-type="float" office:value="0" calcext:value-type="float">
            <text:p>0,0</text:p>
          </table:table-cell>
          <table:table-cell table:style-name="ce58" table:formula="of:=[.AD35]-[.AC35]" office:value-type="float" office:value="0" calcext:value-type="float">
            <text:p>0,0</text:p>
          </table:table-cell>
          <table:table-cell table:style-name="ce59" table:formula="of:=[.AD35]/[.X35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23"/>
          <table:table-cell table:formula="of:=[.X35]+3" office:value-type="float" office:value="51" calcext:value-type="float">
            <text:p>51</text:p>
          </table:table-cell>
          <table:table-cell table:style-name="ce11" table:formula="of:=[.X36]*7250/80" office:value-type="float" office:value="4621.875" calcext:value-type="float">
            <text:p>4622</text:p>
          </table:table-cell>
          <table:table-cell table:style-name="ce36" table:formula="of:=IF([.X36]&lt;[.$Z$13];[.$Y$13];IF([.X36]&lt;[.$Z$14];[.$Y$13]+[.$AA$14]*([.X36]-[.$Z$13]);IF([.X36]&lt;[.$Z$15];[.$Y$14]+[.$AA$15]*([.X36]-[.$Z$14]);IF([.X36]&lt;[.$Z$16];[.$Y$15]+[.$AA$16]*([.X36]-[.$Z$15]);[.$Y$16]))))" office:value-type="float" office:value="0" calcext:value-type="float">
            <text:p>0,0</text:p>
          </table:table-cell>
          <table:table-cell table:style-name="ce56" table:formula="of:=[.$C$4]*[.Z36]/100" office:value-type="float" office:value="0" calcext:value-type="float">
            <text:p>0,0</text:p>
          </table:table-cell>
          <table:table-cell table:style-name="ce28" table:formula="of:=[.AA36]*[.Y36]/[.$B$7]*[.$I$2]*[.$K$2]" office:value-type="float" office:value="0" calcext:value-type="float">
            <text:p>0</text:p>
          </table:table-cell>
          <table:table-cell table:style-name="ce48" table:formula="of:=[.$AA36]*[.J$2]*[.$J$7]*3.6" office:value-type="float" office:value="0" calcext:value-type="float">
            <text:p>0,0</text:p>
          </table:table-cell>
          <table:table-cell table:style-name="ce48" table:formula="of:=[.$AA36]*[.K$2]*[.$J$7]*3.6" office:value-type="float" office:value="0" calcext:value-type="float">
            <text:p>0,0</text:p>
          </table:table-cell>
          <table:table-cell table:style-name="ce58" table:formula="of:=[.AD36]-[.AC36]" office:value-type="float" office:value="0" calcext:value-type="float">
            <text:p>0,0</text:p>
          </table:table-cell>
          <table:table-cell table:style-name="ce59" table:formula="of:=[.AD36]/[.X36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7"/>
          <table:table-cell table:number-columns-repeated="15"/>
          <table:table-cell table:formula="of:=[.X36]+3" office:value-type="float" office:value="54" calcext:value-type="float">
            <text:p>54</text:p>
          </table:table-cell>
          <table:table-cell table:style-name="ce11" table:formula="of:=[.X37]*7250/80" office:value-type="float" office:value="4893.75" calcext:value-type="float">
            <text:p>4894</text:p>
          </table:table-cell>
          <table:table-cell table:style-name="ce36" table:formula="of:=IF([.X37]&lt;[.$Z$13];[.$Y$13];IF([.X37]&lt;[.$Z$14];[.$Y$13]+[.$AA$14]*([.X37]-[.$Z$13]);IF([.X37]&lt;[.$Z$15];[.$Y$14]+[.$AA$15]*([.X37]-[.$Z$14]);IF([.X37]&lt;[.$Z$16];[.$Y$15]+[.$AA$16]*([.X37]-[.$Z$15]);[.$Y$16]))))" office:value-type="float" office:value="0" calcext:value-type="float">
            <text:p>0,0</text:p>
          </table:table-cell>
          <table:table-cell table:style-name="ce56" table:formula="of:=[.$C$4]*[.Z37]/100" office:value-type="float" office:value="0" calcext:value-type="float">
            <text:p>0,0</text:p>
          </table:table-cell>
          <table:table-cell table:style-name="ce28" table:formula="of:=[.AA37]*[.Y37]/[.$B$7]*[.$I$2]*[.$K$2]" office:value-type="float" office:value="0" calcext:value-type="float">
            <text:p>0</text:p>
          </table:table-cell>
          <table:table-cell table:style-name="ce48" table:formula="of:=[.$AA37]*[.J$2]*[.$J$7]*3.6" office:value-type="float" office:value="0" calcext:value-type="float">
            <text:p>0,0</text:p>
          </table:table-cell>
          <table:table-cell table:style-name="ce48" table:formula="of:=[.$AA37]*[.K$2]*[.$J$7]*3.6" office:value-type="float" office:value="0" calcext:value-type="float">
            <text:p>0,0</text:p>
          </table:table-cell>
          <table:table-cell table:style-name="ce58" table:formula="of:=[.AD37]-[.AC37]" office:value-type="float" office:value="0" calcext:value-type="float">
            <text:p>0,0</text:p>
          </table:table-cell>
          <table:table-cell table:style-name="ce59" table:formula="of:=[.AD37]/[.X37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2" table:number-columns-repeated="5"/>
          <table:table-cell table:number-columns-repeated="11"/>
          <table:table-cell table:formula="of:=[.X37]+3" office:value-type="float" office:value="57" calcext:value-type="float">
            <text:p>57</text:p>
          </table:table-cell>
          <table:table-cell table:style-name="ce11" table:formula="of:=[.X38]*7250/80" office:value-type="float" office:value="5165.625" calcext:value-type="float">
            <text:p>5166</text:p>
          </table:table-cell>
          <table:table-cell table:style-name="ce36" table:formula="of:=IF([.X38]&lt;[.$Z$13];[.$Y$13];IF([.X38]&lt;[.$Z$14];[.$Y$13]+[.$AA$14]*([.X38]-[.$Z$13]);IF([.X38]&lt;[.$Z$15];[.$Y$14]+[.$AA$15]*([.X38]-[.$Z$14]);IF([.X38]&lt;[.$Z$16];[.$Y$15]+[.$AA$16]*([.X38]-[.$Z$15]);[.$Y$16]))))" office:value-type="float" office:value="0" calcext:value-type="float">
            <text:p>0,0</text:p>
          </table:table-cell>
          <table:table-cell table:style-name="ce56" table:formula="of:=[.$C$4]*[.Z38]/100" office:value-type="float" office:value="0" calcext:value-type="float">
            <text:p>0,0</text:p>
          </table:table-cell>
          <table:table-cell table:style-name="ce28" table:formula="of:=[.AA38]*[.Y38]/[.$B$7]*[.$I$2]*[.$K$2]" office:value-type="float" office:value="0" calcext:value-type="float">
            <text:p>0</text:p>
          </table:table-cell>
          <table:table-cell table:style-name="ce48" table:formula="of:=[.$AA38]*[.J$2]*[.$J$7]*3.6" office:value-type="float" office:value="0" calcext:value-type="float">
            <text:p>0,0</text:p>
          </table:table-cell>
          <table:table-cell table:style-name="ce48" table:formula="of:=[.$AA38]*[.K$2]*[.$J$7]*3.6" office:value-type="float" office:value="0" calcext:value-type="float">
            <text:p>0,0</text:p>
          </table:table-cell>
          <table:table-cell table:style-name="ce58" table:formula="of:=[.AD38]-[.AC38]" office:value-type="float" office:value="0" calcext:value-type="float">
            <text:p>0,0</text:p>
          </table:table-cell>
          <table:table-cell table:style-name="ce59" table:formula="of:=[.AD38]/[.X38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8"/>
          <table:table-cell table:style-name="ce40"/>
          <table:table-cell table:style-name="ce49" table:number-columns-repeated="3"/>
          <table:table-cell table:number-columns-repeated="11"/>
          <table:table-cell table:formula="of:=[.X38]+3" office:value-type="float" office:value="60" calcext:value-type="float">
            <text:p>60</text:p>
          </table:table-cell>
          <table:table-cell table:style-name="ce11" table:formula="of:=[.X39]*7250/80" office:value-type="float" office:value="5437.5" calcext:value-type="float">
            <text:p>5438</text:p>
          </table:table-cell>
          <table:table-cell table:style-name="ce36" table:formula="of:=IF([.X39]&lt;[.$Z$13];[.$Y$13];IF([.X39]&lt;[.$Z$14];[.$Y$13]+[.$AA$14]*([.X39]-[.$Z$13]);IF([.X39]&lt;[.$Z$15];[.$Y$14]+[.$AA$15]*([.X39]-[.$Z$14]);IF([.X39]&lt;[.$Z$16];[.$Y$15]+[.$AA$16]*([.X39]-[.$Z$15]);[.$Y$16]))))" office:value-type="float" office:value="0" calcext:value-type="float">
            <text:p>0,0</text:p>
          </table:table-cell>
          <table:table-cell table:style-name="ce56" table:formula="of:=[.$C$4]*[.Z39]/100" office:value-type="float" office:value="0" calcext:value-type="float">
            <text:p>0,0</text:p>
          </table:table-cell>
          <table:table-cell table:style-name="ce28" table:formula="of:=[.AA39]*[.Y39]/[.$B$7]*[.$I$2]*[.$K$2]" office:value-type="float" office:value="0" calcext:value-type="float">
            <text:p>0</text:p>
          </table:table-cell>
          <table:table-cell table:style-name="ce48" table:formula="of:=[.$AA39]*[.J$2]*[.$J$7]*3.6" office:value-type="float" office:value="0" calcext:value-type="float">
            <text:p>0,0</text:p>
          </table:table-cell>
          <table:table-cell table:style-name="ce48" table:formula="of:=[.$AA39]*[.K$2]*[.$J$7]*3.6" office:value-type="float" office:value="0" calcext:value-type="float">
            <text:p>0,0</text:p>
          </table:table-cell>
          <table:table-cell table:style-name="ce58" table:formula="of:=[.AD39]-[.AC39]" office:value-type="float" office:value="0" calcext:value-type="float">
            <text:p>0,0</text:p>
          </table:table-cell>
          <table:table-cell table:style-name="ce59" table:formula="of:=[.AD39]/[.X39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11"/>
          <table:table-cell table:formula="of:=[.X39]+3" office:value-type="float" office:value="63" calcext:value-type="float">
            <text:p>63</text:p>
          </table:table-cell>
          <table:table-cell table:style-name="ce11" table:formula="of:=[.X40]*7250/80" office:value-type="float" office:value="5709.375" calcext:value-type="float">
            <text:p>5709</text:p>
          </table:table-cell>
          <table:table-cell table:style-name="ce36" table:formula="of:=IF([.X40]&lt;[.$Z$13];[.$Y$13];IF([.X40]&lt;[.$Z$14];[.$Y$13]+[.$AA$14]*([.X40]-[.$Z$13]);IF([.X40]&lt;[.$Z$15];[.$Y$14]+[.$AA$15]*([.X40]-[.$Z$14]);IF([.X40]&lt;[.$Z$16];[.$Y$15]+[.$AA$16]*([.X40]-[.$Z$15]);[.$Y$16]))))" office:value-type="float" office:value="0" calcext:value-type="float">
            <text:p>0,0</text:p>
          </table:table-cell>
          <table:table-cell table:style-name="ce56" table:formula="of:=[.$C$4]*[.Z40]/100" office:value-type="float" office:value="0" calcext:value-type="float">
            <text:p>0,0</text:p>
          </table:table-cell>
          <table:table-cell table:style-name="ce28" table:formula="of:=[.AA40]*[.Y40]/[.$B$7]*[.$I$2]*[.$K$2]" office:value-type="float" office:value="0" calcext:value-type="float">
            <text:p>0</text:p>
          </table:table-cell>
          <table:table-cell table:style-name="ce48" table:formula="of:=[.$AA40]*[.J$2]*[.$J$7]*3.6" office:value-type="float" office:value="0" calcext:value-type="float">
            <text:p>0,0</text:p>
          </table:table-cell>
          <table:table-cell table:style-name="ce48" table:formula="of:=[.$AA40]*[.K$2]*[.$J$7]*3.6" office:value-type="float" office:value="0" calcext:value-type="float">
            <text:p>0,0</text:p>
          </table:table-cell>
          <table:table-cell table:style-name="ce58" table:formula="of:=[.AD40]-[.AC40]" office:value-type="float" office:value="0" calcext:value-type="float">
            <text:p>0,0</text:p>
          </table:table-cell>
          <table:table-cell table:style-name="ce59" table:formula="of:=[.AD40]/[.X40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11"/>
          <table:table-cell table:formula="of:=[.X40]+3" office:value-type="float" office:value="66" calcext:value-type="float">
            <text:p>66</text:p>
          </table:table-cell>
          <table:table-cell table:style-name="ce11" table:formula="of:=[.X41]*7250/80" office:value-type="float" office:value="5981.25" calcext:value-type="float">
            <text:p>5981</text:p>
          </table:table-cell>
          <table:table-cell table:style-name="ce36" table:formula="of:=IF([.X41]&lt;[.$Z$13];[.$Y$13];IF([.X41]&lt;[.$Z$14];[.$Y$13]+[.$AA$14]*([.X41]-[.$Z$13]);IF([.X41]&lt;[.$Z$15];[.$Y$14]+[.$AA$15]*([.X41]-[.$Z$14]);IF([.X41]&lt;[.$Z$16];[.$Y$15]+[.$AA$16]*([.X41]-[.$Z$15]);[.$Y$16]))))" office:value-type="float" office:value="0" calcext:value-type="float">
            <text:p>0,0</text:p>
          </table:table-cell>
          <table:table-cell table:style-name="ce56" table:formula="of:=[.$C$4]*[.Z41]/100" office:value-type="float" office:value="0" calcext:value-type="float">
            <text:p>0,0</text:p>
          </table:table-cell>
          <table:table-cell table:style-name="ce28" table:formula="of:=[.AA41]*[.Y41]/[.$B$7]*[.$I$2]*[.$K$2]" office:value-type="float" office:value="0" calcext:value-type="float">
            <text:p>0</text:p>
          </table:table-cell>
          <table:table-cell table:style-name="ce48" table:formula="of:=[.$AA41]*[.J$2]*[.$J$7]*3.6" office:value-type="float" office:value="0" calcext:value-type="float">
            <text:p>0,0</text:p>
          </table:table-cell>
          <table:table-cell table:style-name="ce48" table:formula="of:=[.$AA41]*[.K$2]*[.$J$7]*3.6" office:value-type="float" office:value="0" calcext:value-type="float">
            <text:p>0,0</text:p>
          </table:table-cell>
          <table:table-cell table:style-name="ce58" table:formula="of:=[.AD41]-[.AC41]" office:value-type="float" office:value="0" calcext:value-type="float">
            <text:p>0,0</text:p>
          </table:table-cell>
          <table:table-cell table:style-name="ce59" table:formula="of:=[.AD41]/[.X41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11"/>
          <table:table-cell table:formula="of:=[.X41]+3" office:value-type="float" office:value="69" calcext:value-type="float">
            <text:p>69</text:p>
          </table:table-cell>
          <table:table-cell table:style-name="ce11" table:formula="of:=[.X42]*7250/80" office:value-type="float" office:value="6253.125" calcext:value-type="float">
            <text:p>6253</text:p>
          </table:table-cell>
          <table:table-cell table:style-name="ce36" table:formula="of:=IF([.X42]&lt;[.$Z$13];[.$Y$13];IF([.X42]&lt;[.$Z$14];[.$Y$13]+[.$AA$14]*([.X42]-[.$Z$13]);IF([.X42]&lt;[.$Z$15];[.$Y$14]+[.$AA$15]*([.X42]-[.$Z$14]);IF([.X42]&lt;[.$Z$16];[.$Y$15]+[.$AA$16]*([.X42]-[.$Z$15]);[.$Y$16]))))" office:value-type="float" office:value="0" calcext:value-type="float">
            <text:p>0,0</text:p>
          </table:table-cell>
          <table:table-cell table:style-name="ce56" table:formula="of:=[.$C$4]*[.Z42]/100" office:value-type="float" office:value="0" calcext:value-type="float">
            <text:p>0,0</text:p>
          </table:table-cell>
          <table:table-cell table:style-name="ce28" table:formula="of:=[.AA42]*[.Y42]/[.$B$7]*[.$I$2]*[.$K$2]" office:value-type="float" office:value="0" calcext:value-type="float">
            <text:p>0</text:p>
          </table:table-cell>
          <table:table-cell table:style-name="ce48" table:formula="of:=[.$AA42]*[.J$2]*[.$J$7]*3.6" office:value-type="float" office:value="0" calcext:value-type="float">
            <text:p>0,0</text:p>
          </table:table-cell>
          <table:table-cell table:style-name="ce48" table:formula="of:=[.$AA42]*[.K$2]*[.$J$7]*3.6" office:value-type="float" office:value="0" calcext:value-type="float">
            <text:p>0,0</text:p>
          </table:table-cell>
          <table:table-cell table:style-name="ce58" table:formula="of:=[.AD42]-[.AC42]" office:value-type="float" office:value="0" calcext:value-type="float">
            <text:p>0,0</text:p>
          </table:table-cell>
          <table:table-cell table:style-name="ce59" table:formula="of:=[.AD42]/[.X42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11"/>
          <table:table-cell table:formula="of:=[.X42]+3" office:value-type="float" office:value="72" calcext:value-type="float">
            <text:p>72</text:p>
          </table:table-cell>
          <table:table-cell table:style-name="ce11" table:formula="of:=[.X43]*7250/80" office:value-type="float" office:value="6525" calcext:value-type="float">
            <text:p>6525</text:p>
          </table:table-cell>
          <table:table-cell table:style-name="ce36" table:formula="of:=IF([.X43]&lt;[.$Z$13];[.$Y$13];IF([.X43]&lt;[.$Z$14];[.$Y$13]+[.$AA$14]*([.X43]-[.$Z$13]);IF([.X43]&lt;[.$Z$15];[.$Y$14]+[.$AA$15]*([.X43]-[.$Z$14]);IF([.X43]&lt;[.$Z$16];[.$Y$15]+[.$AA$16]*([.X43]-[.$Z$15]);[.$Y$16]))))" office:value-type="float" office:value="0" calcext:value-type="float">
            <text:p>0,0</text:p>
          </table:table-cell>
          <table:table-cell table:style-name="ce56" table:formula="of:=[.$C$4]*[.Z43]/100" office:value-type="float" office:value="0" calcext:value-type="float">
            <text:p>0,0</text:p>
          </table:table-cell>
          <table:table-cell table:style-name="ce28" table:formula="of:=[.AA43]*[.Y43]/[.$B$7]*[.$I$2]*[.$K$2]" office:value-type="float" office:value="0" calcext:value-type="float">
            <text:p>0</text:p>
          </table:table-cell>
          <table:table-cell table:style-name="ce48" table:formula="of:=[.$AA43]*[.J$2]*[.$J$7]*3.6" office:value-type="float" office:value="0" calcext:value-type="float">
            <text:p>0,0</text:p>
          </table:table-cell>
          <table:table-cell table:style-name="ce48" table:formula="of:=[.$AA43]*[.K$2]*[.$J$7]*3.6" office:value-type="float" office:value="0" calcext:value-type="float">
            <text:p>0,0</text:p>
          </table:table-cell>
          <table:table-cell table:style-name="ce58" table:formula="of:=[.AD43]-[.AC43]" office:value-type="float" office:value="0" calcext:value-type="float">
            <text:p>0,0</text:p>
          </table:table-cell>
          <table:table-cell table:style-name="ce59" table:formula="of:=[.AD43]/[.X4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7"/>
          <table:table-cell table:style-name="ce11"/>
          <table:table-cell table:style-name="ce53"/>
          <table:table-cell table:style-name="ce11" table:number-columns-repeated="2"/>
          <table:table-cell table:formula="of:=[.X43]+3" office:value-type="float" office:value="75" calcext:value-type="float">
            <text:p>75</text:p>
          </table:table-cell>
          <table:table-cell table:style-name="ce11" table:formula="of:=[.X44]*7250/80" office:value-type="float" office:value="6796.875" calcext:value-type="float">
            <text:p>6797</text:p>
          </table:table-cell>
          <table:table-cell table:style-name="ce36" table:formula="of:=IF([.X44]&lt;[.$Z$13];[.$Y$13];IF([.X44]&lt;[.$Z$14];[.$Y$13]+[.$AA$14]*([.X44]-[.$Z$13]);IF([.X44]&lt;[.$Z$15];[.$Y$14]+[.$AA$15]*([.X44]-[.$Z$14]);IF([.X44]&lt;[.$Z$16];[.$Y$15]+[.$AA$16]*([.X44]-[.$Z$15]);[.$Y$16]))))" office:value-type="float" office:value="0" calcext:value-type="float">
            <text:p>0,0</text:p>
          </table:table-cell>
          <table:table-cell table:style-name="ce56" table:formula="of:=[.$C$4]*[.Z44]/100" office:value-type="float" office:value="0" calcext:value-type="float">
            <text:p>0,0</text:p>
          </table:table-cell>
          <table:table-cell table:style-name="ce28" table:formula="of:=[.AA44]*[.Y44]/[.$B$7]*[.$I$2]*[.$K$2]" office:value-type="float" office:value="0" calcext:value-type="float">
            <text:p>0</text:p>
          </table:table-cell>
          <table:table-cell table:style-name="ce48" table:formula="of:=[.$AA44]*[.J$2]*[.$J$7]*3.6" office:value-type="float" office:value="0" calcext:value-type="float">
            <text:p>0,0</text:p>
          </table:table-cell>
          <table:table-cell table:style-name="ce48" table:formula="of:=[.$AA44]*[.K$2]*[.$J$7]*3.6" office:value-type="float" office:value="0" calcext:value-type="float">
            <text:p>0,0</text:p>
          </table:table-cell>
          <table:table-cell table:style-name="ce58" table:formula="of:=[.AD44]-[.AC44]" office:value-type="float" office:value="0" calcext:value-type="float">
            <text:p>0,0</text:p>
          </table:table-cell>
          <table:table-cell table:style-name="ce59" table:formula="of:=[.AD44]/[.X44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11"/>
          <table:table-cell table:formula="of:=[.X44]+3" office:value-type="float" office:value="78" calcext:value-type="float">
            <text:p>78</text:p>
          </table:table-cell>
          <table:table-cell table:style-name="ce11" table:formula="of:=[.X45]*7250/80" office:value-type="float" office:value="7068.75" calcext:value-type="float">
            <text:p>7069</text:p>
          </table:table-cell>
          <table:table-cell table:style-name="ce36" table:formula="of:=IF([.X45]&lt;[.$Z$13];[.$Y$13];IF([.X45]&lt;[.$Z$14];[.$Y$13]+[.$AA$14]*([.X45]-[.$Z$13]);IF([.X45]&lt;[.$Z$15];[.$Y$14]+[.$AA$15]*([.X45]-[.$Z$14]);IF([.X45]&lt;[.$Z$16];[.$Y$15]+[.$AA$16]*([.X45]-[.$Z$15]);[.$Y$16]))))" office:value-type="float" office:value="0" calcext:value-type="float">
            <text:p>0,0</text:p>
          </table:table-cell>
          <table:table-cell table:style-name="ce56" table:formula="of:=[.$C$4]*[.Z45]/100" office:value-type="float" office:value="0" calcext:value-type="float">
            <text:p>0,0</text:p>
          </table:table-cell>
          <table:table-cell table:style-name="ce28" table:formula="of:=[.AA45]*[.Y45]/[.$B$7]*[.$I$2]*[.$K$2]" office:value-type="float" office:value="0" calcext:value-type="float">
            <text:p>0</text:p>
          </table:table-cell>
          <table:table-cell table:style-name="ce48" table:formula="of:=[.$AA45]*[.J$2]*[.$J$7]*3.6" office:value-type="float" office:value="0" calcext:value-type="float">
            <text:p>0,0</text:p>
          </table:table-cell>
          <table:table-cell table:style-name="ce48" table:formula="of:=[.$AA45]*[.K$2]*[.$J$7]*3.6" office:value-type="float" office:value="0" calcext:value-type="float">
            <text:p>0,0</text:p>
          </table:table-cell>
          <table:table-cell table:style-name="ce58" table:formula="of:=[.AD45]-[.AC45]" office:value-type="float" office:value="0" calcext:value-type="float">
            <text:p>0,0</text:p>
          </table:table-cell>
          <table:table-cell table:style-name="ce59" table:formula="of:=[.AD45]/[.X45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11"/>
          <table:table-cell table:formula="of:=[.X45]+3" office:value-type="float" office:value="81" calcext:value-type="float">
            <text:p>81</text:p>
          </table:table-cell>
          <table:table-cell table:style-name="ce11" table:formula="of:=[.X46]*7250/80" office:value-type="float" office:value="7340.625" calcext:value-type="float">
            <text:p>7341</text:p>
          </table:table-cell>
          <table:table-cell table:style-name="ce36" table:formula="of:=IF([.X46]&lt;[.$Z$13];[.$Y$13];IF([.X46]&lt;[.$Z$14];[.$Y$13]+[.$AA$14]*([.X46]-[.$Z$13]);IF([.X46]&lt;[.$Z$15];[.$Y$14]+[.$AA$15]*([.X46]-[.$Z$14]);IF([.X46]&lt;[.$Z$16];[.$Y$15]+[.$AA$16]*([.X46]-[.$Z$15]);[.$Y$16]))))" office:value-type="float" office:value="0" calcext:value-type="float">
            <text:p>0,0</text:p>
          </table:table-cell>
          <table:table-cell table:style-name="ce56" table:formula="of:=[.$C$4]*[.Z46]/100" office:value-type="float" office:value="0" calcext:value-type="float">
            <text:p>0,0</text:p>
          </table:table-cell>
          <table:table-cell table:style-name="ce28" table:formula="of:=[.AA46]*[.Y46]/[.$B$7]*[.$I$2]*[.$K$2]" office:value-type="float" office:value="0" calcext:value-type="float">
            <text:p>0</text:p>
          </table:table-cell>
          <table:table-cell table:style-name="ce48" table:formula="of:=[.$AA46]*[.J$2]*[.$J$7]*3.6" office:value-type="float" office:value="0" calcext:value-type="float">
            <text:p>0,0</text:p>
          </table:table-cell>
          <table:table-cell table:style-name="ce48" table:formula="of:=[.$AA46]*[.K$2]*[.$J$7]*3.6" office:value-type="float" office:value="0" calcext:value-type="float">
            <text:p>0,0</text:p>
          </table:table-cell>
          <table:table-cell table:style-name="ce58" table:formula="of:=[.AD46]-[.AC46]" office:value-type="float" office:value="0" calcext:value-type="float">
            <text:p>0,0</text:p>
          </table:table-cell>
          <table:table-cell table:style-name="ce59" table:formula="of:=[.AD46]/[.X46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11"/>
          <table:table-cell table:formula="of:=[.X46]+3" office:value-type="float" office:value="84" calcext:value-type="float">
            <text:p>84</text:p>
          </table:table-cell>
          <table:table-cell table:style-name="ce11" table:formula="of:=[.X47]*7250/80" office:value-type="float" office:value="7612.5" calcext:value-type="float">
            <text:p>7613</text:p>
          </table:table-cell>
          <table:table-cell table:style-name="ce36" table:formula="of:=IF([.X47]&lt;[.$Z$13];[.$Y$13];IF([.X47]&lt;[.$Z$14];[.$Y$13]+[.$AA$14]*([.X47]-[.$Z$13]);IF([.X47]&lt;[.$Z$15];[.$Y$14]+[.$AA$15]*([.X47]-[.$Z$14]);IF([.X47]&lt;[.$Z$16];[.$Y$15]+[.$AA$16]*([.X47]-[.$Z$15]);[.$Y$16]))))" office:value-type="float" office:value="0" calcext:value-type="float">
            <text:p>0,0</text:p>
          </table:table-cell>
          <table:table-cell table:style-name="ce56" table:formula="of:=[.$C$4]*[.Z47]/100" office:value-type="float" office:value="0" calcext:value-type="float">
            <text:p>0,0</text:p>
          </table:table-cell>
          <table:table-cell table:style-name="ce28" table:formula="of:=[.AA47]*[.Y47]/[.$B$7]*[.$I$2]*[.$K$2]" office:value-type="float" office:value="0" calcext:value-type="float">
            <text:p>0</text:p>
          </table:table-cell>
          <table:table-cell table:style-name="ce48" table:formula="of:=[.$AA47]*[.J$2]*[.$J$7]*3.6" office:value-type="float" office:value="0" calcext:value-type="float">
            <text:p>0,0</text:p>
          </table:table-cell>
          <table:table-cell table:style-name="ce48" table:formula="of:=[.$AA47]*[.K$2]*[.$J$7]*3.6" office:value-type="float" office:value="0" calcext:value-type="float">
            <text:p>0,0</text:p>
          </table:table-cell>
          <table:table-cell table:style-name="ce58" table:formula="of:=[.AD47]-[.AC47]" office:value-type="float" office:value="0" calcext:value-type="float">
            <text:p>0,0</text:p>
          </table:table-cell>
          <table:table-cell table:style-name="ce59" table:formula="of:=[.AD47]/[.X47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4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formula="of:=[.X47]+3" office:value-type="float" office:value="87" calcext:value-type="float">
            <text:p>87</text:p>
          </table:table-cell>
          <table:table-cell table:style-name="ce11" table:formula="of:=[.X48]*7250/80" office:value-type="float" office:value="7884.375" calcext:value-type="float">
            <text:p>7884</text:p>
          </table:table-cell>
          <table:table-cell table:style-name="ce36" table:formula="of:=IF([.X48]&lt;[.$Z$13];[.$Y$13];IF([.X48]&lt;[.$Z$14];[.$Y$13]+[.$AA$14]*([.X48]-[.$Z$13]);IF([.X48]&lt;[.$Z$15];[.$Y$14]+[.$AA$15]*([.X48]-[.$Z$14]);IF([.X48]&lt;[.$Z$16];[.$Y$15]+[.$AA$16]*([.X48]-[.$Z$15]);[.$Y$16]))))" office:value-type="float" office:value="0" calcext:value-type="float">
            <text:p>0,0</text:p>
          </table:table-cell>
          <table:table-cell table:style-name="ce56" table:formula="of:=[.$C$4]*[.Z48]/100" office:value-type="float" office:value="0" calcext:value-type="float">
            <text:p>0,0</text:p>
          </table:table-cell>
          <table:table-cell table:style-name="ce28" table:formula="of:=[.AA48]*[.Y48]/[.$B$7]*[.$I$2]*[.$K$2]" office:value-type="float" office:value="0" calcext:value-type="float">
            <text:p>0</text:p>
          </table:table-cell>
          <table:table-cell table:style-name="ce48" table:formula="of:=[.$AA48]*[.J$2]*[.$J$7]*3.6" office:value-type="float" office:value="0" calcext:value-type="float">
            <text:p>0,0</text:p>
          </table:table-cell>
          <table:table-cell table:style-name="ce48" table:formula="of:=[.$AA48]*[.K$2]*[.$J$7]*3.6" office:value-type="float" office:value="0" calcext:value-type="float">
            <text:p>0,0</text:p>
          </table:table-cell>
          <table:table-cell table:style-name="ce58" table:formula="of:=[.AD48]-[.AC48]" office:value-type="float" office:value="0" calcext:value-type="float">
            <text:p>0,0</text:p>
          </table:table-cell>
          <table:table-cell table:style-name="ce59" table:formula="of:=[.AD48]/[.X48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4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formula="of:=[.X48]+3" office:value-type="float" office:value="90" calcext:value-type="float">
            <text:p>90</text:p>
          </table:table-cell>
          <table:table-cell table:style-name="ce11" table:formula="of:=[.X49]*7250/80" office:value-type="float" office:value="8156.25" calcext:value-type="float">
            <text:p>8156</text:p>
          </table:table-cell>
          <table:table-cell table:style-name="ce36" table:formula="of:=IF([.X49]&lt;[.$Z$13];[.$Y$13];IF([.X49]&lt;[.$Z$14];[.$Y$13]+[.$AA$14]*([.X49]-[.$Z$13]);IF([.X49]&lt;[.$Z$15];[.$Y$14]+[.$AA$15]*([.X49]-[.$Z$14]);IF([.X49]&lt;[.$Z$16];[.$Y$15]+[.$AA$16]*([.X49]-[.$Z$15]);[.$Y$16]))))" office:value-type="float" office:value="0" calcext:value-type="float">
            <text:p>0,0</text:p>
          </table:table-cell>
          <table:table-cell table:style-name="ce56" table:formula="of:=[.$C$4]*[.Z49]/100" office:value-type="float" office:value="0" calcext:value-type="float">
            <text:p>0,0</text:p>
          </table:table-cell>
          <table:table-cell table:style-name="ce28" table:formula="of:=[.AA49]*[.Y49]/[.$B$7]*[.$I$2]*[.$K$2]" office:value-type="float" office:value="0" calcext:value-type="float">
            <text:p>0</text:p>
          </table:table-cell>
          <table:table-cell table:style-name="ce48" table:formula="of:=[.$AA49]*[.J$2]*[.$J$7]*3.6" office:value-type="float" office:value="0" calcext:value-type="float">
            <text:p>0,0</text:p>
          </table:table-cell>
          <table:table-cell table:style-name="ce48" table:formula="of:=[.$AA49]*[.K$2]*[.$J$7]*3.6" office:value-type="float" office:value="0" calcext:value-type="float">
            <text:p>0,0</text:p>
          </table:table-cell>
          <table:table-cell table:style-name="ce58" table:formula="of:=[.AD49]-[.AC49]" office:value-type="float" office:value="0" calcext:value-type="float">
            <text:p>0,0</text:p>
          </table:table-cell>
          <table:table-cell table:style-name="ce59" table:formula="of:=[.AD49]/[.X49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4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formula="of:=[.X49]+3" office:value-type="float" office:value="93" calcext:value-type="float">
            <text:p>93</text:p>
          </table:table-cell>
          <table:table-cell table:style-name="ce11" table:formula="of:=[.X50]*7250/80" office:value-type="float" office:value="8428.125" calcext:value-type="float">
            <text:p>8428</text:p>
          </table:table-cell>
          <table:table-cell table:style-name="ce36" table:formula="of:=IF([.X50]&lt;[.$Z$13];[.$Y$13];IF([.X50]&lt;[.$Z$14];[.$Y$13]+[.$AA$14]*([.X50]-[.$Z$13]);IF([.X50]&lt;[.$Z$15];[.$Y$14]+[.$AA$15]*([.X50]-[.$Z$14]);IF([.X50]&lt;[.$Z$16];[.$Y$15]+[.$AA$16]*([.X50]-[.$Z$15]);[.$Y$16]))))" office:value-type="float" office:value="0" calcext:value-type="float">
            <text:p>0,0</text:p>
          </table:table-cell>
          <table:table-cell table:style-name="ce56" table:formula="of:=[.$C$4]*[.Z50]/100" office:value-type="float" office:value="0" calcext:value-type="float">
            <text:p>0,0</text:p>
          </table:table-cell>
          <table:table-cell table:style-name="ce28" table:formula="of:=[.AA50]*[.Y50]/[.$B$7]*[.$I$2]*[.$K$2]" office:value-type="float" office:value="0" calcext:value-type="float">
            <text:p>0</text:p>
          </table:table-cell>
          <table:table-cell table:style-name="ce48" table:formula="of:=[.$AA50]*[.J$2]*[.$J$7]*3.6" office:value-type="float" office:value="0" calcext:value-type="float">
            <text:p>0,0</text:p>
          </table:table-cell>
          <table:table-cell table:style-name="ce48" table:formula="of:=[.$AA50]*[.K$2]*[.$J$7]*3.6" office:value-type="float" office:value="0" calcext:value-type="float">
            <text:p>0,0</text:p>
          </table:table-cell>
          <table:table-cell table:style-name="ce58" table:formula="of:=[.AD50]-[.AC50]" office:value-type="float" office:value="0" calcext:value-type="float">
            <text:p>0,0</text:p>
          </table:table-cell>
          <table:table-cell table:style-name="ce59" table:formula="of:=[.AD50]/[.X50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4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formula="of:=[.X50]+3" office:value-type="float" office:value="96" calcext:value-type="float">
            <text:p>96</text:p>
          </table:table-cell>
          <table:table-cell table:style-name="ce11" table:formula="of:=[.X51]*7250/80" office:value-type="float" office:value="8700" calcext:value-type="float">
            <text:p>8700</text:p>
          </table:table-cell>
          <table:table-cell table:style-name="ce36" table:formula="of:=IF([.X51]&lt;[.$Z$13];[.$Y$13];IF([.X51]&lt;[.$Z$14];[.$Y$13]+[.$AA$14]*([.X51]-[.$Z$13]);IF([.X51]&lt;[.$Z$15];[.$Y$14]+[.$AA$15]*([.X51]-[.$Z$14]);IF([.X51]&lt;[.$Z$16];[.$Y$15]+[.$AA$16]*([.X51]-[.$Z$15]);[.$Y$16]))))" office:value-type="float" office:value="0" calcext:value-type="float">
            <text:p>0,0</text:p>
          </table:table-cell>
          <table:table-cell table:style-name="ce56" table:formula="of:=[.$C$4]*[.Z51]/100" office:value-type="float" office:value="0" calcext:value-type="float">
            <text:p>0,0</text:p>
          </table:table-cell>
          <table:table-cell table:style-name="ce28" table:formula="of:=[.AA51]*[.Y51]/[.$B$7]*[.$I$2]*[.$K$2]" office:value-type="float" office:value="0" calcext:value-type="float">
            <text:p>0</text:p>
          </table:table-cell>
          <table:table-cell table:style-name="ce48" table:formula="of:=[.$AA51]*[.J$2]*[.$J$7]*3.6" office:value-type="float" office:value="0" calcext:value-type="float">
            <text:p>0,0</text:p>
          </table:table-cell>
          <table:table-cell table:style-name="ce48" table:formula="of:=[.$AA51]*[.K$2]*[.$J$7]*3.6" office:value-type="float" office:value="0" calcext:value-type="float">
            <text:p>0,0</text:p>
          </table:table-cell>
          <table:table-cell table:style-name="ce58" table:formula="of:=[.AD51]-[.AC51]" office:value-type="float" office:value="0" calcext:value-type="float">
            <text:p>0,0</text:p>
          </table:table-cell>
          <table:table-cell table:style-name="ce59" table:formula="of:=[.AD51]/[.X51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4"/>
          <table:table-cell table:style-name="ce52"/>
          <table:table-cell table:number-columns-repeated="6"/>
          <table:table-cell table:formula="of:=[.X51]+3" office:value-type="float" office:value="99" calcext:value-type="float">
            <text:p>99</text:p>
          </table:table-cell>
          <table:table-cell table:style-name="ce11" table:formula="of:=[.X52]*7250/80" office:value-type="float" office:value="8971.875" calcext:value-type="float">
            <text:p>8972</text:p>
          </table:table-cell>
          <table:table-cell table:style-name="ce36" table:formula="of:=IF([.X52]&lt;[.$Z$13];[.$Y$13];IF([.X52]&lt;[.$Z$14];[.$Y$13]+[.$AA$14]*([.X52]-[.$Z$13]);IF([.X52]&lt;[.$Z$15];[.$Y$14]+[.$AA$15]*([.X52]-[.$Z$14]);IF([.X52]&lt;[.$Z$16];[.$Y$15]+[.$AA$16]*([.X52]-[.$Z$15]);[.$Y$16]))))" office:value-type="float" office:value="0" calcext:value-type="float">
            <text:p>0,0</text:p>
          </table:table-cell>
          <table:table-cell table:style-name="ce56" table:formula="of:=[.$C$4]*[.Z52]/100" office:value-type="float" office:value="0" calcext:value-type="float">
            <text:p>0,0</text:p>
          </table:table-cell>
          <table:table-cell table:style-name="ce28" table:formula="of:=[.AA52]*[.Y52]/[.$B$7]*[.$I$2]*[.$K$2]" office:value-type="float" office:value="0" calcext:value-type="float">
            <text:p>0</text:p>
          </table:table-cell>
          <table:table-cell table:style-name="ce48" table:formula="of:=[.$AA52]*[.J$2]*[.$J$7]*3.6" office:value-type="float" office:value="0" calcext:value-type="float">
            <text:p>0,0</text:p>
          </table:table-cell>
          <table:table-cell table:style-name="ce48" table:formula="of:=[.$AA52]*[.K$2]*[.$J$7]*3.6" office:value-type="float" office:value="0" calcext:value-type="float">
            <text:p>0,0</text:p>
          </table:table-cell>
          <table:table-cell table:style-name="ce58" table:formula="of:=[.AD52]-[.AC52]" office:value-type="float" office:value="0" calcext:value-type="float">
            <text:p>0,0</text:p>
          </table:table-cell>
          <table:table-cell table:style-name="ce59" table:formula="of:=[.AD52]/[.X52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7"/>
          <table:table-cell table:style-name="ce40" table:number-columns-repeated="2"/>
          <table:table-cell table:style-name="ce49" table:number-columns-repeated="3"/>
          <table:table-cell table:number-columns-repeated="11"/>
          <table:table-cell table:formula="of:=[.X52]+3" office:value-type="float" office:value="102" calcext:value-type="float">
            <text:p>102</text:p>
          </table:table-cell>
          <table:table-cell table:style-name="ce11" table:formula="of:=[.X53]*7250/80" office:value-type="float" office:value="9243.75" calcext:value-type="float">
            <text:p>9244</text:p>
          </table:table-cell>
          <table:table-cell table:style-name="ce36" table:formula="of:=IF([.X53]&lt;[.$Z$13];[.$Y$13];IF([.X53]&lt;[.$Z$14];[.$Y$13]+[.$AA$14]*([.X53]-[.$Z$13]);IF([.X53]&lt;[.$Z$15];[.$Y$14]+[.$AA$15]*([.X53]-[.$Z$14]);IF([.X53]&lt;[.$Z$16];[.$Y$15]+[.$AA$16]*([.X53]-[.$Z$15]);[.$Y$16]))))" office:value-type="float" office:value="0" calcext:value-type="float">
            <text:p>0,0</text:p>
          </table:table-cell>
          <table:table-cell table:style-name="ce56" table:formula="of:=[.$C$4]*[.Z53]/100" office:value-type="float" office:value="0" calcext:value-type="float">
            <text:p>0,0</text:p>
          </table:table-cell>
          <table:table-cell table:style-name="ce28" table:formula="of:=[.AA53]*[.Y53]/[.$B$7]*[.$I$2]*[.$K$2]" office:value-type="float" office:value="0" calcext:value-type="float">
            <text:p>0</text:p>
          </table:table-cell>
          <table:table-cell table:style-name="ce48" table:formula="of:=[.$AA53]*[.J$2]*[.$J$7]*3.6" office:value-type="float" office:value="0" calcext:value-type="float">
            <text:p>0,0</text:p>
          </table:table-cell>
          <table:table-cell table:style-name="ce48" table:formula="of:=[.$AA53]*[.K$2]*[.$J$7]*3.6" office:value-type="float" office:value="0" calcext:value-type="float">
            <text:p>0,0</text:p>
          </table:table-cell>
          <table:table-cell table:style-name="ce58" table:formula="of:=[.AD53]-[.AC53]" office:value-type="float" office:value="0" calcext:value-type="float">
            <text:p>0,0</text:p>
          </table:table-cell>
          <table:table-cell table:style-name="ce59" table:formula="of:=[.AD53]/[.X5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9"/>
          <table:table-cell table:style-name="ce40"/>
          <table:table-cell table:style-name="ce49" table:number-columns-repeated="3"/>
          <table:table-cell table:number-columns-repeated="21"/>
        </table:table-row>
        <table:table-row table:style-name="ro3">
          <table:table-cell table:number-columns-repeated="7"/>
          <table:table-cell table:style-name="ce40"/>
          <table:table-cell table:style-name="ce45"/>
          <table:table-cell table:style-name="ce50"/>
          <table:table-cell table:style-name="ce51" table:number-columns-repeated="2"/>
          <table:table-cell table:style-name="ce40" table:number-columns-repeated="2"/>
          <table:table-cell table:number-columns-repeated="12"/>
          <table:table-cell table:style-name="ce37" office:value-type="string" calcext:value-type="string">
            <text:p>Max:</text:p>
          </table:table-cell>
          <table:table-cell table:style-name="ce33" table:formula="of:=MAX([.AB19:.AB5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26"/>
          <table:table-cell table:style-name="ce37"/>
          <table:table-cell table:style-name="ce33"/>
          <table:table-cell table:number-columns-repeated="5"/>
        </table:table-row>
        <table:table-row table:style-name="ro3">
          <table:table-cell table:number-columns-repeated="26"/>
          <table:table-cell table:style-name="ce37"/>
          <table:table-cell table:style-name="ce57"/>
          <table:table-cell table:number-columns-repeated="5"/>
        </table:table-row>
        <table:table-row table:style-name="ro3" table:number-rows-repeated="1048517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Recupmap_80_A" table:style-name="ta1">
        <table:shapes>
          <draw:frame draw:z-index="0" draw:style-name="gr1" svg:width="23.079cm" svg:height="14.769cm" svg:x="20.321cm" svg:y="0.001cm">
            <draw:object draw:notify-on-update-of-ranges="Recupmap_80_A.A11:Recupmap_80_A.A45 Recupmap_80_A.G10:Recupmap_80_A.G10 Recupmap_80_A.G11:Recupmap_80_A.G45 Recupmap_80_A.A11:Recupmap_80_A.A45 Recupmap_80_A.D10:Recupmap_80_A.D10 Recupmap_80_A.D11:Recupmap_80_A.D45 Recupmap_80_A.A11:Recupmap_80_A.A45 Recupmap_80_A.H10:Recupmap_80_A.H10 Recupmap_80_A.H11:Recupmap_80_A.H45 Recupmap_80_A.A11:Recupmap_80_A.A45 Recupmap_80_A.E10:Recupmap_80_A.E10 Recupmap_80_A.E11:Recupmap_80_A.E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2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0" table:formula="of:=[$Powermap_80.$C$4]" office:value-type="float" office:value="70.125" calcext:value-type="float">
            <text:p>70,125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8000" calcext:value-type="float">
            <text:p>8.0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office:value-type="string" calcext:value-type="string">
            <text:p>Neutral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 table:style-name="ce32"/>
          <table:table-cell table:number-columns-repeated="7"/>
          <table:table-cell table:style-name="ce37"/>
          <table:table-cell table:style-name="ce1"/>
          <table:table-cell table:number-columns-repeated="1007"/>
        </table:table-row>
        <table:table-row table:style-name="ro3">
          <table:table-cell table:style-name="ce15" office:value-type="percentage" office:value="0.25" calcext:value-type="percentage">
            <text:p>25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  <table:table-cell/>
          <table:table-cell table:style-name="ce15" office:value-type="percentage" office:value="0.5" calcext:value-type="percentage">
            <text:p>50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2" table:formula="of:=FLOOR([.A5]/180*INT(182*[.$C$2]);0.001)" office:value-type="percentage" office:value="0.252" calcext:value-type="percentage">
            <text:p>25,2%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8" calcext:value-type="float">
            <text:p>48</text:p>
          </table:table-cell>
          <table:table-cell table:style-name="ce69" table:formula="of:=([.B6]-[.B5])/([.C6]-[.C5])" office:value-type="float" office:value="-0.933333333333333" calcext:value-type="float">
            <text:p>-0,93</text:p>
          </table:table-cell>
          <table:table-cell table:style-name="ce62" table:formula="of:=FLOOR([.E5]/180*INT(182*[.$C$2]);0.001)" office:value-type="percentage" office:value="0.505" calcext:value-type="percentage">
            <text:p>50,5%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35" calcext:value-type="float">
            <text:p>35</text:p>
          </table:table-cell>
          <table:table-cell table:style-name="ce69" table:formula="of:=([.F6]-[.F5])/([.G6]-[.G5])" office:value-type="float" office:value="-3" calcext:value-type="float">
            <text:p>-3,00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2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69" table:formula="of:=([.B7]-[.B6])/([.C7]-[.C6])" office:value-type="float" office:value="-0.952380952380952" calcext:value-type="float">
            <text:p>-0,95</text:p>
          </table:table-cell>
          <table:table-cell/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56" calcext:value-type="float">
            <text:p>56</text:p>
          </table:table-cell>
          <table:table-cell table:style-name="ce69" table:formula="of:=([.F7]-[.F6])/([.G7]-[.G6])" office:value-type="float" office:value="-1.14285714285714" calcext:value-type="float">
            <text:p>-1,14</text:p>
          </table:table-cell>
          <table:table-cell table:number-columns-repeated="6"/>
          <table:table-cell table:style-name="ce1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1">
          <table:table-cell table:style-name="ce63"/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90" calcext:value-type="float">
            <text:p>90</text:p>
          </table:table-cell>
          <table:table-cell table:style-name="ce69" table:formula="of:=([.B8]-[.B7])/([.C8]-[.C7])" office:value-type="float" office:value="-0.761904761904762" calcext:value-type="float">
            <text:p>-0,76</text:p>
          </table:table-cell>
          <table:table-cell/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90" calcext:value-type="float">
            <text:p>90</text:p>
          </table:table-cell>
          <table:table-cell table:style-name="ce69" table:formula="of:=([.F8]-[.F7])/([.G8]-[.G7])" office:value-type="float" office:value="-0.441176470588235" calcext:value-type="float">
            <text:p>-0,44</text:p>
          </table:table-cell>
          <table:table-cell table:number-columns-repeated="6"/>
          <table:table-cell table:style-name="ce87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5">
          <table:table-cell table:style-name="ce63" table:number-columns-repeated="16"/>
          <table:table-cell table:style-name="ce89"/>
          <table:table-cell table:style-name="ce63" table:number-columns-repeated="1007"/>
        </table:table-row>
        <table:table-row table:style-name="ro5">
          <table:table-cell table:style-name="ce64" office:value-type="string" calcext:value-type="string">
            <text:p>kph</text:p>
          </table:table-cell>
          <table:table-cell table:style-name="ce64" office:value-type="string" calcext:value-type="string">
            <text:p>rpm</text:p>
          </table:table-cell>
          <table:table-cell table:style-name="ce64" office:value-type="string" calcext:value-type="string">
            <text:p>Ntr_Trq_%</text:p>
          </table:table-cell>
          <table:table-cell table:style-name="ce64" office:value-type="string" calcext:value-type="string">
            <text:p>Ntr_Trq</text:p>
          </table:table-cell>
          <table:table-cell table:style-name="ce64" office:value-type="string" calcext:value-type="string">
            <text:p>Ntr_Pwr</text:p>
          </table:table-cell>
          <table:table-cell table:style-name="ce64" office:value-type="string" calcext:value-type="string">
            <text:p>Brk_Trq_%</text:p>
          </table:table-cell>
          <table:table-cell table:style-name="ce64" office:value-type="string" calcext:value-type="string">
            <text:p>Brk_Trq</text:p>
          </table:table-cell>
          <table:table-cell table:style-name="ce64" office:value-type="string" calcext:value-type="string">
            <text:p>Brk_Pwr</text:p>
          </table:table-cell>
          <table:table-cell table:style-name="ce63" table:number-columns-repeated="6"/>
          <table:table-cell table:style-name="ce64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7.6715" calcext:value-type="float">
            <text:p>17,7</text:p>
          </table:table-cell>
          <table:table-cell table:style-name="ce76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82" table:formula="of:=[.$A$2]*[.F11]/100*[.$E$6]" office:value-type="float" office:value="35.413125" calcext:value-type="float">
            <text:p>35,4</text:p>
          </table:table-cell>
          <table:table-cell table:style-name="ce76" table:formula="of:=[.G11]*[.B11]/[.$E$2]*[.$B$2]" office:value-type="float" office:value="0" calcext:value-type="float">
            <text:p>0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7.6715" calcext:value-type="float">
            <text:p>17,7</text:p>
          </table:table-cell>
          <table:table-cell table:style-name="ce76" table:formula="of:=[.D12]*[.B12]/[.$E$2]*[.$B$2]" office:value-type="float" office:value="503.119682112328" calcext:value-type="float">
            <text:p>503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35.413125" calcext:value-type="float">
            <text:p>35,4</text:p>
          </table:table-cell>
          <table:table-cell table:style-name="ce76" table:formula="of:=[.G12]*[.B12]/[.$E$2]*[.$B$2]" office:value-type="float" office:value="1008.2358708997" calcext:value-type="float">
            <text:p>1.008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7.6715" calcext:value-type="float">
            <text:p>17,7</text:p>
          </table:table-cell>
          <table:table-cell table:style-name="ce76" table:formula="of:=[.D13]*[.B13]/[.$E$2]*[.$B$2]" office:value-type="float" office:value="1006.23936422466" calcext:value-type="float">
            <text:p>1.006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0" table:formula="of:=[.$A$2]*[.F13]/100*[.$E$6]" office:value-type="float" office:value="35.413125" calcext:value-type="float">
            <text:p>35,4</text:p>
          </table:table-cell>
          <table:table-cell table:style-name="ce76" table:formula="of:=[.G13]*[.B13]/[.$E$2]*[.$B$2]" office:value-type="float" office:value="2016.47174179941" calcext:value-type="float">
            <text:p>2.016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7.6715" calcext:value-type="float">
            <text:p>17,7</text:p>
          </table:table-cell>
          <table:table-cell table:style-name="ce76" table:formula="of:=[.D14]*[.B14]/[.$E$2]*[.$B$2]" office:value-type="float" office:value="1509.35904633698" calcext:value-type="float">
            <text:p>1.509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0" table:formula="of:=[.$A$2]*[.F14]/100*[.$E$6]" office:value-type="float" office:value="35.413125" calcext:value-type="float">
            <text:p>35,4</text:p>
          </table:table-cell>
          <table:table-cell table:style-name="ce76" table:formula="of:=[.G14]*[.B14]/[.$E$2]*[.$B$2]" office:value-type="float" office:value="3024.70761269911" calcext:value-type="float">
            <text:p>3.025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7.6715" calcext:value-type="float">
            <text:p>17,7</text:p>
          </table:table-cell>
          <table:table-cell table:style-name="ce76" table:formula="of:=[.D15]*[.B15]/[.$E$2]*[.$B$2]" office:value-type="float" office:value="2012.47872844931" calcext:value-type="float">
            <text:p>2.012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0" table:formula="of:=[.$A$2]*[.F15]/100*[.$E$6]" office:value-type="float" office:value="35.413125" calcext:value-type="float">
            <text:p>35,4</text:p>
          </table:table-cell>
          <table:table-cell table:style-name="ce76" table:formula="of:=[.G15]*[.B15]/[.$E$2]*[.$B$2]" office:value-type="float" office:value="4032.94348359882" calcext:value-type="float">
            <text:p>4.033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7.6715" calcext:value-type="float">
            <text:p>17,7</text:p>
          </table:table-cell>
          <table:table-cell table:style-name="ce76" table:formula="of:=[.D16]*[.B16]/[.$E$2]*[.$B$2]" office:value-type="float" office:value="2515.59841056164" calcext:value-type="float">
            <text:p>2.51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0" table:formula="of:=[.$A$2]*[.F16]/100*[.$E$6]" office:value-type="float" office:value="35.413125" calcext:value-type="float">
            <text:p>35,4</text:p>
          </table:table-cell>
          <table:table-cell table:style-name="ce76" table:formula="of:=[.G16]*[.B16]/[.$E$2]*[.$B$2]" office:value-type="float" office:value="5041.17935449852" calcext:value-type="float">
            <text:p>5.041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7.6715" calcext:value-type="float">
            <text:p>17,7</text:p>
          </table:table-cell>
          <table:table-cell table:style-name="ce76" table:formula="of:=[.D17]*[.B17]/[.$E$2]*[.$B$2]" office:value-type="float" office:value="3018.71809267397" calcext:value-type="float">
            <text:p>3.019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0" table:formula="of:=[.$A$2]*[.F17]/100*[.$E$6]" office:value-type="float" office:value="35.413125" calcext:value-type="float">
            <text:p>35,4</text:p>
          </table:table-cell>
          <table:table-cell table:style-name="ce76" table:formula="of:=[.G17]*[.B17]/[.$E$2]*[.$B$2]" office:value-type="float" office:value="6049.41522539823" calcext:value-type="float">
            <text:p>6.049</text:p>
          </table:table-cell>
          <table:table-cell table:style-name="ce63" table:number-columns-repeated="6"/>
          <table:table-cell table:style-name="ce88"/>
          <table:table-cell table:style-name="ce64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7.6715" calcext:value-type="float">
            <text:p>17,7</text:p>
          </table:table-cell>
          <table:table-cell table:style-name="ce76" table:formula="of:=[.D18]*[.B18]/[.$E$2]*[.$B$2]" office:value-type="float" office:value="3521.83777478629" calcext:value-type="float">
            <text:p>3.522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0" table:formula="of:=[.$A$2]*[.F18]/100*[.$E$6]" office:value-type="float" office:value="35.413125" calcext:value-type="float">
            <text:p>35,4</text:p>
          </table:table-cell>
          <table:table-cell table:style-name="ce76" table:formula="of:=[.G18]*[.B18]/[.$E$2]*[.$B$2]" office:value-type="float" office:value="7057.65109629793" calcext:value-type="float">
            <text:p>7.05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7.6715" calcext:value-type="float">
            <text:p>17,7</text:p>
          </table:table-cell>
          <table:table-cell table:style-name="ce76" table:formula="of:=[.D19]*[.B19]/[.$E$2]*[.$B$2]" office:value-type="float" office:value="4024.95745689862" calcext:value-type="float">
            <text:p>4.025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97" calcext:value-type="float">
            <text:p>97,0</text:p>
          </table:table-cell>
          <table:table-cell table:style-name="ce70" table:formula="of:=[.$A$2]*[.F19]/100*[.$E$6]" office:value-type="float" office:value="34.35073125" calcext:value-type="float">
            <text:p>34,4</text:p>
          </table:table-cell>
          <table:table-cell table:style-name="ce76" table:formula="of:=[.G19]*[.B19]/[.$E$2]*[.$B$2]" office:value-type="float" office:value="7823.9103581817" calcext:value-type="float">
            <text:p>7.82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7.6715" calcext:value-type="float">
            <text:p>17,7</text:p>
          </table:table-cell>
          <table:table-cell table:style-name="ce76" table:formula="of:=[.D20]*[.B20]/[.$E$2]*[.$B$2]" office:value-type="float" office:value="4528.07713901095" calcext:value-type="float">
            <text:p>4.528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88" calcext:value-type="float">
            <text:p>88,0</text:p>
          </table:table-cell>
          <table:table-cell table:style-name="ce70" table:formula="of:=[.$A$2]*[.F20]/100*[.$E$6]" office:value-type="float" office:value="31.16355" calcext:value-type="float">
            <text:p>31,2</text:p>
          </table:table-cell>
          <table:table-cell table:style-name="ce76" table:formula="of:=[.G20]*[.B20]/[.$E$2]*[.$B$2]" office:value-type="float" office:value="7985.22809752566" calcext:value-type="float">
            <text:p>7.98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7.6715" calcext:value-type="float">
            <text:p>17,7</text:p>
          </table:table-cell>
          <table:table-cell table:style-name="ce76" table:formula="of:=[.D21]*[.B21]/[.$E$2]*[.$B$2]" office:value-type="float" office:value="5031.19682112328" calcext:value-type="float">
            <text:p>5.03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9" calcext:value-type="float">
            <text:p>79,0</text:p>
          </table:table-cell>
          <table:table-cell table:style-name="ce71" table:formula="of:=[.$A$2]*[.F21]/100*[.$E$6]" office:value-type="float" office:value="27.97636875" calcext:value-type="float">
            <text:p>28,0</text:p>
          </table:table-cell>
          <table:table-cell table:style-name="ce76" table:formula="of:=[.G21]*[.B21]/[.$E$2]*[.$B$2]" office:value-type="float" office:value="7965.06338010766" calcext:value-type="float">
            <text:p>7.96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7.6715" calcext:value-type="float">
            <text:p>17,7</text:p>
          </table:table-cell>
          <table:table-cell table:style-name="ce76" table:formula="of:=[.D22]*[.B22]/[.$E$2]*[.$B$2]" office:value-type="float" office:value="5534.31650323561" calcext:value-type="float">
            <text:p>5.534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70" calcext:value-type="float">
            <text:p>70,0</text:p>
          </table:table-cell>
          <table:table-cell table:style-name="ce70" table:formula="of:=[.$A$2]*[.F22]/100*[.$E$6]" office:value-type="float" office:value="24.7891875" calcext:value-type="float">
            <text:p>24,8</text:p>
          </table:table-cell>
          <table:table-cell table:style-name="ce76" table:formula="of:=[.G22]*[.B22]/[.$E$2]*[.$B$2]" office:value-type="float" office:value="7763.41620592772" calcext:value-type="float">
            <text:p>7.76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97.2" calcext:value-type="float">
            <text:p>97,2</text:p>
          </table:table-cell>
          <table:table-cell table:style-name="ce70" table:formula="of:=[.$A$2]*[.C23]/100*[.$A$6]" office:value-type="float" office:value="17.176698" calcext:value-type="float">
            <text:p>17,2</text:p>
          </table:table-cell>
          <table:table-cell table:style-name="ce76" table:formula="of:=[.D23]*[.B23]/[.$E$2]*[.$B$2]" office:value-type="float" office:value="5868.38797215819" calcext:value-type="float">
            <text:p>5.868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2.8571428571429" calcext:value-type="float">
            <text:p>62,9</text:p>
          </table:table-cell>
          <table:table-cell table:style-name="ce70" table:formula="of:=[.$A$2]*[.F23]/100*[.$E$6]" office:value-type="float" office:value="22.2596785714286" calcext:value-type="float">
            <text:p>22,3</text:p>
          </table:table-cell>
          <table:table-cell table:style-name="ce76" table:formula="of:=[.G23]*[.B23]/[.$E$2]*[.$B$2]" office:value-type="float" office:value="7604.97914050063" calcext:value-type="float">
            <text:p>7.60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94.4" calcext:value-type="float">
            <text:p>94,4</text:p>
          </table:table-cell>
          <table:table-cell table:style-name="ce70" table:formula="of:=[.$A$2]*[.C24]/100*[.$A$6]" office:value-type="float" office:value="16.681896" calcext:value-type="float">
            <text:p>16,7</text:p>
          </table:table-cell>
          <table:table-cell table:style-name="ce76" table:formula="of:=[.D24]*[.B24]/[.$E$2]*[.$B$2]" office:value-type="float" office:value="6174.28473888249" calcext:value-type="float">
            <text:p>6.174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9.4285714285714" calcext:value-type="float">
            <text:p>59,4</text:p>
          </table:table-cell>
          <table:table-cell table:style-name="ce70" table:formula="of:=[.$A$2]*[.F24]/100*[.$E$6]" office:value-type="float" office:value="21.0455142857143" calcext:value-type="float">
            <text:p>21,0</text:p>
          </table:table-cell>
          <table:table-cell table:style-name="ce76" table:formula="of:=[.G24]*[.B24]/[.$E$2]*[.$B$2]" office:value-type="float" office:value="7789.34227117943" calcext:value-type="float">
            <text:p>7.78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91.6" calcext:value-type="float">
            <text:p>91,6</text:p>
          </table:table-cell>
          <table:table-cell table:style-name="ce70" table:formula="of:=[.$A$2]*[.C25]/100*[.$A$6]" office:value-type="float" office:value="16.187094" calcext:value-type="float">
            <text:p>16,2</text:p>
          </table:table-cell>
          <table:table-cell table:style-name="ce76" table:formula="of:=[.D25]*[.B25]/[.$E$2]*[.$B$2]" office:value-type="float" office:value="6452.00680340849" calcext:value-type="float">
            <text:p>6.452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6" calcext:value-type="float">
            <text:p>56,0</text:p>
          </table:table-cell>
          <table:table-cell table:style-name="ce70" table:formula="of:=[.$A$2]*[.F25]/100*[.$E$6]" office:value-type="float" office:value="19.83135" calcext:value-type="float">
            <text:p>19,8</text:p>
          </table:table-cell>
          <table:table-cell table:style-name="ce76" table:formula="of:=[.G25]*[.B25]/[.$E$2]*[.$B$2]" office:value-type="float" office:value="7904.56922785368" calcext:value-type="float">
            <text:p>7.90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88.8" calcext:value-type="float">
            <text:p>88,8</text:p>
          </table:table-cell>
          <table:table-cell table:style-name="ce70" table:formula="of:=[.$A$2]*[.C26]/100*[.$A$6]" office:value-type="float" office:value="15.692292" calcext:value-type="float">
            <text:p>15,7</text:p>
          </table:table-cell>
          <table:table-cell table:style-name="ce76" table:formula="of:=[.D26]*[.B26]/[.$E$2]*[.$B$2]" office:value-type="float" office:value="6701.55416573621" calcext:value-type="float">
            <text:p>6.702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52.5714285714286" calcext:value-type="float">
            <text:p>52,6</text:p>
          </table:table-cell>
          <table:table-cell table:style-name="ce70" table:formula="of:=[.$A$2]*[.F26]/100*[.$E$6]" office:value-type="float" office:value="18.6171857142857" calcext:value-type="float">
            <text:p>18,6</text:p>
          </table:table-cell>
          <table:table-cell table:style-name="ce76" table:formula="of:=[.G26]*[.B26]/[.$E$2]*[.$B$2]" office:value-type="float" office:value="7950.66001052338" calcext:value-type="float">
            <text:p>7.95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86" calcext:value-type="float">
            <text:p>86,0</text:p>
          </table:table-cell>
          <table:table-cell table:style-name="ce70" table:formula="of:=[.$A$2]*[.C27]/100*[.$A$6]" office:value-type="float" office:value="15.19749" calcext:value-type="float">
            <text:p>15,2</text:p>
          </table:table-cell>
          <table:table-cell table:style-name="ce76" table:formula="of:=[.D27]*[.B27]/[.$E$2]*[.$B$2]" office:value-type="float" office:value="6922.92682586563" calcext:value-type="float">
            <text:p>6.923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9.1428571428571" calcext:value-type="float">
            <text:p>49,1</text:p>
          </table:table-cell>
          <table:table-cell table:style-name="ce70" table:formula="of:=[.$A$2]*[.F27]/100*[.$E$6]" office:value-type="float" office:value="17.4030214285714" calcext:value-type="float">
            <text:p>17,4</text:p>
          </table:table-cell>
          <table:table-cell table:style-name="ce76" table:formula="of:=[.G27]*[.B27]/[.$E$2]*[.$B$2]" office:value-type="float" office:value="7927.61461918853" calcext:value-type="float">
            <text:p>7.92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83.1428571428571" calcext:value-type="float">
            <text:p>83,1</text:p>
          </table:table-cell>
          <table:table-cell table:style-name="ce71" table:formula="of:=[.$A$2]*[.C28]/100*[.$A$6]" office:value-type="float" office:value="14.69259" calcext:value-type="float">
            <text:p>14,7</text:p>
          </table:table-cell>
          <table:table-cell table:style-name="ce76" table:formula="of:=[.D28]*[.B28]/[.$E$2]*[.$B$2]" office:value-type="float" office:value="7111.23733545624" calcext:value-type="float">
            <text:p>7.111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142857142857" calcext:value-type="float">
            <text:p>45,7</text:p>
          </table:table-cell>
          <table:table-cell table:style-name="ce71" table:formula="of:=[.$A$2]*[.F28]/100*[.$E$6]" office:value-type="float" office:value="16.1888571428571" calcext:value-type="float">
            <text:p>16,2</text:p>
          </table:table-cell>
          <table:table-cell table:style-name="ce76" table:formula="of:=[.G28]*[.B28]/[.$E$2]*[.$B$2]" office:value-type="float" office:value="7835.43305384913" calcext:value-type="float">
            <text:p>7.83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0.2857142857143" calcext:value-type="float">
            <text:p>80,3</text:p>
          </table:table-cell>
          <table:table-cell table:style-name="ce70" table:formula="of:=[.$A$2]*[.C29]/100*[.$A$6]" office:value-type="float" office:value="14.18769" calcext:value-type="float">
            <text:p>14,2</text:p>
          </table:table-cell>
          <table:table-cell table:style-name="ce76" table:formula="of:=[.D29]*[.B29]/[.$E$2]*[.$B$2]" office:value-type="float" office:value="7270.79814892615" calcext:value-type="float">
            <text:p>7.271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2857142857143" calcext:value-type="float">
            <text:p>42,3</text:p>
          </table:table-cell>
          <table:table-cell table:style-name="ce70" table:formula="of:=[.$A$2]*[.F29]/100*[.$E$6]" office:value-type="float" office:value="14.9746928571429" calcext:value-type="float">
            <text:p>15,0</text:p>
          </table:table-cell>
          <table:table-cell table:style-name="ce76" table:formula="of:=[.G29]*[.B29]/[.$E$2]*[.$B$2]" office:value-type="float" office:value="7674.11531450518" calcext:value-type="float">
            <text:p>7.67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77.4285714285714" calcext:value-type="float">
            <text:p>77,4</text:p>
          </table:table-cell>
          <table:table-cell table:style-name="ce70" table:formula="of:=[.$A$2]*[.C30]/100*[.$A$6]" office:value-type="float" office:value="13.68279" calcext:value-type="float">
            <text:p>13,7</text:p>
          </table:table-cell>
          <table:table-cell table:style-name="ce76" table:formula="of:=[.D30]*[.B30]/[.$E$2]*[.$B$2]" office:value-type="float" office:value="7401.60926627536" calcext:value-type="float">
            <text:p>7.402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39.5588235294118" calcext:value-type="float">
            <text:p>39,6</text:p>
          </table:table-cell>
          <table:table-cell table:style-name="ce70" table:formula="of:=[.$A$2]*[.F30]/100*[.$E$6]" office:value-type="float" office:value="14.009015625" calcext:value-type="float">
            <text:p>14,0</text:p>
          </table:table-cell>
          <table:table-cell table:style-name="ce76" table:formula="of:=[.G30]*[.B30]/[.$E$2]*[.$B$2]" office:value-type="float" office:value="7578.0787296594" calcext:value-type="float">
            <text:p>7.57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4.5714285714286" calcext:value-type="float">
            <text:p>74,6</text:p>
          </table:table-cell>
          <table:table-cell table:style-name="ce70" table:formula="of:=[.$A$2]*[.C31]/100*[.$A$6]" office:value-type="float" office:value="13.17789" calcext:value-type="float">
            <text:p>13,2</text:p>
          </table:table-cell>
          <table:table-cell table:style-name="ce76" table:formula="of:=[.D31]*[.B31]/[.$E$2]*[.$B$2]" office:value-type="float" office:value="7503.67068750386" calcext:value-type="float">
            <text:p>7.504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8.2352941176471" calcext:value-type="float">
            <text:p>38,2</text:p>
          </table:table-cell>
          <table:table-cell table:style-name="ce70" table:formula="of:=[.$A$2]*[.F31]/100*[.$E$6]" office:value-type="float" office:value="13.5403125" calcext:value-type="float">
            <text:p>13,5</text:p>
          </table:table-cell>
          <table:table-cell table:style-name="ce76" table:formula="of:=[.G31]*[.B31]/[.$E$2]*[.$B$2]" office:value-type="float" office:value="7710.03901276245" calcext:value-type="float">
            <text:p>7.71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1.7142857142857" calcext:value-type="float">
            <text:p>71,7</text:p>
          </table:table-cell>
          <table:table-cell table:style-name="ce70" table:formula="of:=[.$A$2]*[.C32]/100*[.$A$6]" office:value-type="float" office:value="12.67299" calcext:value-type="float">
            <text:p>12,7</text:p>
          </table:table-cell>
          <table:table-cell table:style-name="ce76" table:formula="of:=[.D32]*[.B32]/[.$E$2]*[.$B$2]" office:value-type="float" office:value="7576.98241261166" calcext:value-type="float">
            <text:p>7.577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6.9117647058824" calcext:value-type="float">
            <text:p>36,9</text:p>
          </table:table-cell>
          <table:table-cell table:style-name="ce70" table:formula="of:=[.$A$2]*[.F32]/100*[.$E$6]" office:value-type="float" office:value="13.071609375" calcext:value-type="float">
            <text:p>13,1</text:p>
          </table:table-cell>
          <table:table-cell table:style-name="ce76" table:formula="of:=[.G32]*[.B32]/[.$E$2]*[.$B$2]" office:value-type="float" office:value="7815.31069928286" calcext:value-type="float">
            <text:p>7.81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68.8571428571429" calcext:value-type="float">
            <text:p>68,9</text:p>
          </table:table-cell>
          <table:table-cell table:style-name="ce70" table:formula="of:=[.$A$2]*[.C33]/100*[.$A$6]" office:value-type="float" office:value="12.16809" calcext:value-type="float">
            <text:p>12,2</text:p>
          </table:table-cell>
          <table:table-cell table:style-name="ce76" table:formula="of:=[.D33]*[.B33]/[.$E$2]*[.$B$2]" office:value-type="float" office:value="7621.54444159875" calcext:value-type="float">
            <text:p>7.622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5882352941176" calcext:value-type="float">
            <text:p>35,6</text:p>
          </table:table-cell>
          <table:table-cell table:style-name="ce70" table:formula="of:=[.$A$2]*[.F33]/100*[.$E$6]" office:value-type="float" office:value="12.60290625" calcext:value-type="float">
            <text:p>12,6</text:p>
          </table:table-cell>
          <table:table-cell table:style-name="ce76" table:formula="of:=[.G33]*[.B33]/[.$E$2]*[.$B$2]" office:value-type="float" office:value="7893.89378922063" calcext:value-type="float">
            <text:p>7.89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6" calcext:value-type="float">
            <text:p>66,0</text:p>
          </table:table-cell>
          <table:table-cell table:style-name="ce70" table:formula="of:=[.$A$2]*[.C34]/100*[.$A$6]" office:value-type="float" office:value="11.66319" calcext:value-type="float">
            <text:p>11,7</text:p>
          </table:table-cell>
          <table:table-cell table:style-name="ce76" table:formula="of:=[.D34]*[.B34]/[.$E$2]*[.$B$2]" office:value-type="float" office:value="7637.35677446514" calcext:value-type="float">
            <text:p>7.637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4.2647058823529" calcext:value-type="float">
            <text:p>34,3</text:p>
          </table:table-cell>
          <table:table-cell table:style-name="ce70" table:formula="of:=[.$A$2]*[.F34]/100*[.$E$6]" office:value-type="float" office:value="12.134203125" calcext:value-type="float">
            <text:p>12,1</text:p>
          </table:table-cell>
          <table:table-cell table:style-name="ce76" table:formula="of:=[.G34]*[.B34]/[.$E$2]*[.$B$2]" office:value-type="float" office:value="7945.78828257576" calcext:value-type="float">
            <text:p>7.94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5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3.7142857142857" calcext:value-type="float">
            <text:p>63,7</text:p>
          </table:table-cell>
          <table:table-cell table:style-name="ce71" table:formula="of:=[.$A$2]*[.C35]/100*[.$A$6]" office:value-type="float" office:value="11.25927" calcext:value-type="float">
            <text:p>11,3</text:p>
          </table:table-cell>
          <table:table-cell table:style-name="ce76" table:formula="of:=[.D35]*[.B35]/[.$E$2]*[.$B$2]" office:value-type="float" office:value="7693.41868190051" calcext:value-type="float">
            <text:p>7.693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2.9411764705882" calcext:value-type="float">
            <text:p>32,9</text:p>
          </table:table-cell>
          <table:table-cell table:style-name="ce71" table:formula="of:=[.$A$2]*[.F35]/100*[.$E$6]" office:value-type="float" office:value="11.6655" calcext:value-type="float">
            <text:p>11,7</text:p>
          </table:table-cell>
          <table:table-cell table:style-name="ce76" table:formula="of:=[.G35]*[.B35]/[.$E$2]*[.$B$2]" office:value-type="float" office:value="7970.99417934825" calcext:value-type="float">
            <text:p>7.97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1.4285714285714" calcext:value-type="float">
            <text:p>61,4</text:p>
          </table:table-cell>
          <table:table-cell table:style-name="ce70" table:formula="of:=[.$A$2]*[.C36]/100*[.$A$6]" office:value-type="float" office:value="10.85535" calcext:value-type="float">
            <text:p>10,9</text:p>
          </table:table-cell>
          <table:table-cell table:style-name="ce76" table:formula="of:=[.D36]*[.B36]/[.$E$2]*[.$B$2]" office:value-type="float" office:value="7726.48083243932" calcext:value-type="float">
            <text:p>7.726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6176470588235" calcext:value-type="float">
            <text:p>31,6</text:p>
          </table:table-cell>
          <table:table-cell table:style-name="ce70" table:formula="of:=[.$A$2]*[.F36]/100*[.$E$6]" office:value-type="float" office:value="11.196796875" calcext:value-type="float">
            <text:p>11,2</text:p>
          </table:table-cell>
          <table:table-cell table:style-name="ce76" table:formula="of:=[.G36]*[.B36]/[.$E$2]*[.$B$2]" office:value-type="float" office:value="7969.5114795381" calcext:value-type="float">
            <text:p>7.97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59.1428571428571" calcext:value-type="float">
            <text:p>59,1</text:p>
          </table:table-cell>
          <table:table-cell table:style-name="ce70" table:formula="of:=[.$A$2]*[.C37]/100*[.$A$6]" office:value-type="float" office:value="10.45143" calcext:value-type="float">
            <text:p>10,5</text:p>
          </table:table-cell>
          <table:table-cell table:style-name="ce76" table:formula="of:=[.D37]*[.B37]/[.$E$2]*[.$B$2]" office:value-type="float" office:value="7736.54322608157" calcext:value-type="float">
            <text:p>7.737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2941176470588" calcext:value-type="float">
            <text:p>30,3</text:p>
          </table:table-cell>
          <table:table-cell table:style-name="ce70" table:formula="of:=[.$A$2]*[.F37]/100*[.$E$6]" office:value-type="float" office:value="10.72809375" calcext:value-type="float">
            <text:p>10,7</text:p>
          </table:table-cell>
          <table:table-cell table:style-name="ce76" table:formula="of:=[.G37]*[.B37]/[.$E$2]*[.$B$2]" office:value-type="float" office:value="7941.34018314532" calcext:value-type="float">
            <text:p>7.94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6.8571428571429" calcext:value-type="float">
            <text:p>56,9</text:p>
          </table:table-cell>
          <table:table-cell table:style-name="ce70" table:formula="of:=[.$A$2]*[.C38]/100*[.$A$6]" office:value-type="float" office:value="10.04751" calcext:value-type="float">
            <text:p>10,0</text:p>
          </table:table-cell>
          <table:table-cell table:style-name="ce76" table:formula="of:=[.D38]*[.B38]/[.$E$2]*[.$B$2]" office:value-type="float" office:value="7723.60586282725" calcext:value-type="float">
            <text:p>7.724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8.9705882352941" calcext:value-type="float">
            <text:p>29,0</text:p>
          </table:table-cell>
          <table:table-cell table:style-name="ce70" table:formula="of:=[.$A$2]*[.F38]/100*[.$E$6]" office:value-type="float" office:value="10.259390625" calcext:value-type="float">
            <text:p>10,3</text:p>
          </table:table-cell>
          <table:table-cell table:style-name="ce76" table:formula="of:=[.G38]*[.B38]/[.$E$2]*[.$B$2]" office:value-type="float" office:value="7886.48029016989" calcext:value-type="float">
            <text:p>7.88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4.5714285714286" calcext:value-type="float">
            <text:p>54,6</text:p>
          </table:table-cell>
          <table:table-cell table:style-name="ce70" table:formula="of:=[.$A$2]*[.C39]/100*[.$A$6]" office:value-type="float" office:value="9.64359" calcext:value-type="float">
            <text:p>9,6</text:p>
          </table:table-cell>
          <table:table-cell table:style-name="ce76" table:formula="of:=[.D39]*[.B39]/[.$E$2]*[.$B$2]" office:value-type="float" office:value="7687.66874267637" calcext:value-type="float">
            <text:p>7.688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7.6470588235294" calcext:value-type="float">
            <text:p>27,6</text:p>
          </table:table-cell>
          <table:table-cell table:style-name="ce70" table:formula="of:=[.$A$2]*[.F39]/100*[.$E$6]" office:value-type="float" office:value="9.7906875" calcext:value-type="float">
            <text:p>9,8</text:p>
          </table:table-cell>
          <table:table-cell table:style-name="ce76" table:formula="of:=[.G39]*[.B39]/[.$E$2]*[.$B$2]" office:value-type="float" office:value="7804.93180061183" calcext:value-type="float">
            <text:p>7.80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2.2857142857143" calcext:value-type="float">
            <text:p>52,3</text:p>
          </table:table-cell>
          <table:table-cell table:style-name="ce70" table:formula="of:=[.$A$2]*[.C40]/100*[.$A$6]" office:value-type="float" office:value="9.23967" calcext:value-type="float">
            <text:p>9,2</text:p>
          </table:table-cell>
          <table:table-cell table:style-name="ce76" table:formula="of:=[.D40]*[.B40]/[.$E$2]*[.$B$2]" office:value-type="float" office:value="7628.73186562892" calcext:value-type="float">
            <text:p>7.629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6.3235294117647" calcext:value-type="float">
            <text:p>26,3</text:p>
          </table:table-cell>
          <table:table-cell table:style-name="ce70" table:formula="of:=[.$A$2]*[.F40]/100*[.$E$6]" office:value-type="float" office:value="9.321984375" calcext:value-type="float">
            <text:p>9,3</text:p>
          </table:table-cell>
          <table:table-cell table:style-name="ce76" table:formula="of:=[.G40]*[.B40]/[.$E$2]*[.$B$2]" office:value-type="float" office:value="7696.69471447113" calcext:value-type="float">
            <text:p>7.697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0" calcext:value-type="float">
            <text:p>50,0</text:p>
          </table:table-cell>
          <table:table-cell table:style-name="ce70" table:formula="of:=[.$A$2]*[.C41]/100*[.$A$6]" office:value-type="float" office:value="8.83575" calcext:value-type="float">
            <text:p>8,8</text:p>
          </table:table-cell>
          <table:table-cell table:style-name="ce76" table:formula="of:=[.D41]*[.B41]/[.$E$2]*[.$B$2]" office:value-type="float" office:value="7546.79523168492" calcext:value-type="float">
            <text:p>7.547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5" calcext:value-type="float">
            <text:p>25,0</text:p>
          </table:table-cell>
          <table:table-cell table:style-name="ce70" table:formula="of:=[.$A$2]*[.F41]/100*[.$E$6]" office:value-type="float" office:value="8.85328125" calcext:value-type="float">
            <text:p>8,9</text:p>
          </table:table-cell>
          <table:table-cell table:style-name="ce76" table:formula="of:=[.G41]*[.B41]/[.$E$2]*[.$B$2]" office:value-type="float" office:value="7561.76903174778" calcext:value-type="float">
            <text:p>7.562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0" calcext:value-type="float">
            <text:p>50,0</text:p>
          </table:table-cell>
          <table:table-cell table:style-name="ce70" table:formula="of:=[.$A$2]*[.C42]/100*[.$A$6]" office:value-type="float" office:value="8.83575" calcext:value-type="float">
            <text:p>8,8</text:p>
          </table:table-cell>
          <table:table-cell table:style-name="ce76" table:formula="of:=[.D42]*[.B42]/[.$E$2]*[.$B$2]" office:value-type="float" office:value="7798.35507274108" calcext:value-type="float">
            <text:p>7.798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5" calcext:value-type="float">
            <text:p>25,0</text:p>
          </table:table-cell>
          <table:table-cell table:style-name="ce70" table:formula="of:=[.$A$2]*[.F42]/100*[.$E$6]" office:value-type="float" office:value="8.85328125" calcext:value-type="float">
            <text:p>8,9</text:p>
          </table:table-cell>
          <table:table-cell table:style-name="ce76" table:formula="of:=[.G42]*[.B42]/[.$E$2]*[.$B$2]" office:value-type="float" office:value="7813.82799947271" calcext:value-type="float">
            <text:p>7.81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50" calcext:value-type="float">
            <text:p>50,0</text:p>
          </table:table-cell>
          <table:table-cell table:style-name="ce70" table:formula="of:=[.$A$2]*[.C43]/100*[.$A$6]" office:value-type="float" office:value="8.83575" calcext:value-type="float">
            <text:p>8,8</text:p>
          </table:table-cell>
          <table:table-cell table:style-name="ce76" table:formula="of:=[.D43]*[.B43]/[.$E$2]*[.$B$2]" office:value-type="float" office:value="8049.91491379725" calcext:value-type="float">
            <text:p>8.050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5" calcext:value-type="float">
            <text:p>25,0</text:p>
          </table:table-cell>
          <table:table-cell table:style-name="ce70" table:formula="of:=[.$A$2]*[.F43]/100*[.$E$6]" office:value-type="float" office:value="8.85328125" calcext:value-type="float">
            <text:p>8,9</text:p>
          </table:table-cell>
          <table:table-cell table:style-name="ce76" table:formula="of:=[.G43]*[.B43]/[.$E$2]*[.$B$2]" office:value-type="float" office:value="8065.88696719764" calcext:value-type="float">
            <text:p>8.06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50" calcext:value-type="float">
            <text:p>50,0</text:p>
          </table:table-cell>
          <table:table-cell table:style-name="ce70" table:formula="of:=[.$A$2]*[.C44]/100*[.$A$6]" office:value-type="float" office:value="8.83575" calcext:value-type="float">
            <text:p>8,8</text:p>
          </table:table-cell>
          <table:table-cell table:style-name="ce76" table:formula="of:=[.D44]*[.B44]/[.$E$2]*[.$B$2]" office:value-type="float" office:value="8301.47475485341" calcext:value-type="float">
            <text:p>8.301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5" calcext:value-type="float">
            <text:p>25,0</text:p>
          </table:table-cell>
          <table:table-cell table:style-name="ce70" table:formula="of:=[.$A$2]*[.F44]/100*[.$E$6]" office:value-type="float" office:value="8.85328125" calcext:value-type="float">
            <text:p>8,9</text:p>
          </table:table-cell>
          <table:table-cell table:style-name="ce76" table:formula="of:=[.G44]*[.B44]/[.$E$2]*[.$B$2]" office:value-type="float" office:value="8317.94593492256" calcext:value-type="float">
            <text:p>8.31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3"/>
          <table:table-cell table:style-name="ce66"/>
          <table:table-cell table:style-name="ce91"/>
          <table:table-cell table:style-name="ce66" table:number-columns-repeated="2"/>
          <table:table-cell table:style-name="ce63" table:number-columns-repeated="1001"/>
        </table:table-row>
        <table:table-row table:style-name="ro6">
          <table:table-cell table:style-name="ce63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50" calcext:value-type="float">
            <text:p>50,0</text:p>
          </table:table-cell>
          <table:table-cell table:style-name="ce70" table:formula="of:=[.$A$2]*[.C45]/100*[.$A$6]" office:value-type="float" office:value="8.83575" calcext:value-type="float">
            <text:p>8,8</text:p>
          </table:table-cell>
          <table:table-cell table:style-name="ce76" table:formula="of:=[.D45]*[.B45]/[.$E$2]*[.$B$2]" office:value-type="float" office:value="8553.03459590957" calcext:value-type="float">
            <text:p>8.553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5" calcext:value-type="float">
            <text:p>25,0</text:p>
          </table:table-cell>
          <table:table-cell table:style-name="ce70" table:formula="of:=[.$A$2]*[.F45]/100*[.$E$6]" office:value-type="float" office:value="8.85328125" calcext:value-type="float">
            <text:p>8,9</text:p>
          </table:table-cell>
          <table:table-cell table:style-name="ce76" table:formula="of:=[.G45]*[.B45]/[.$E$2]*[.$B$2]" office:value-type="float" office:value="8570.00490264749" calcext:value-type="float">
            <text:p>8.57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3">
          <table:table-cell table:style-name="ce63" table:number-columns-repeated="3"/>
          <table:table-cell table:number-columns-repeated="5"/>
          <table:table-cell table:style-name="ce63" table:number-columns-repeated="7"/>
          <table:table-cell table:style-name="ce90"/>
          <table:table-cell table:style-name="ce63" table:number-columns-repeated="1008"/>
        </table:table-row>
        <table:table-row table:style-name="ro2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77" table:formula="of:=SUM([.E12:.E41])" office:value-type="float" office:value="171191.503035541" calcext:value-type="float">
            <text:p>171.192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3" table:formula="of:=SUM([.H12:.H41])" office:value-type="float" office:value="208229.768257068" calcext:value-type="float">
            <text:p>208.230</text:p>
          </table:table-cell>
          <table:table-cell table:number-columns-repeated="7"/>
          <table:table-cell table:style-name="ce59"/>
          <table:table-cell table:number-columns-repeated="1008"/>
        </table:table-row>
        <table:table-row table:style-name="ro2">
          <table:table-cell table:style-name="ce40"/>
          <table:table-cell table:style-name="ce45"/>
          <table:table-cell table:style-name="ce50"/>
          <table:table-cell table:style-name="ce73"/>
          <table:table-cell table:style-name="ce78" table:formula="of:=[.E47]/(30*[.$D$2])" office:value-type="percentage" office:value="0.713297929314753" calcext:value-type="percentage">
            <text:p>71,3%</text:p>
          </table:table-cell>
          <table:table-cell/>
          <table:table-cell table:style-name="ce73"/>
          <table:table-cell table:style-name="ce84" table:formula="of:=[.H47]/(30*[.$D$2])" office:value-type="percentage" office:value="0.867624034404449" calcext:value-type="percentage">
            <text:p>86,8%</text:p>
          </table:table-cell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0"/>
          <table:table-cell table:style-name="ce45"/>
          <table:table-cell table:style-name="ce50"/>
          <table:table-cell table:style-name="ce73"/>
          <table:table-cell table:style-name="ce78"/>
          <table:table-cell/>
          <table:table-cell table:style-name="ce73"/>
          <table:table-cell table:style-name="ce84"/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79" table:formula="of:=MAX([.E12:.E41])+800" office:value-type="float" office:value="8536.54322608157" calcext:value-type="float">
            <text:p>8.537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85" table:formula="of:=MAX([.H12:.H41])+800" office:value-type="float" office:value="8785.22809752566" calcext:value-type="float">
            <text:p>8.785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3"/>
          <table:table-cell table:style-name="ce80" table:formula="of:=[.E50]/[.$D$2]" office:value-type="percentage" office:value="1.0670679032602" calcext:value-type="percentage">
            <text:p>106,7%</text:p>
          </table:table-cell>
          <table:table-cell table:style-name="ce50"/>
          <table:table-cell table:style-name="ce73"/>
          <table:table-cell table:style-name="ce84" table:formula="of:=[.H50]/[.$D$2]" office:value-type="percentage" office:value="1.09815351219071" calcext:value-type="percentage">
            <text:p>109,8%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1" table:formula="of:=ROUNDUP([.E50];-2)/100" office:value-type="float" office:value="86" calcext:value-type="float">
            <text:p>86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86" table:formula="of:=ROUNDUP([.H50];-2)/100" office:value-type="float" office:value="88" calcext:value-type="float">
            <text:p>88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0"/>
          <table:table-cell table:style-name="ce45"/>
          <table:table-cell table:number-columns-repeated="4"/>
          <table:table-cell table:style-name="ce59"/>
          <table:table-cell table:style-name="ce52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7"/>
          <table:table-cell table:style-name="ce33"/>
          <table:table-cell table:number-columns-repeated="996"/>
        </table:table-row>
        <table:table-row table:style-name="ro3">
          <table:table-cell table:number-columns-repeated="26"/>
          <table:table-cell table:style-name="ce37"/>
          <table:table-cell table:style-name="ce57"/>
          <table:table-cell table:number-columns-repeated="996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A.E11:Recupmap_80_A.E45 Recupmap_80_A.H11:Recupmap_80_A.H45">
            <calcext:condition calcext:apply-style-name="Warnung" calcext:value="&gt;8000" calcext:base-cell-address="Recupmap_80_A.E11"/>
          </calcext:conditional-format>
          <calcext:conditional-format calcext:target-range-address="Recupmap_80_A.G11:Recupmap_80_A.G11">
            <calcext:condition calcext:apply-style-name="Warnung" calcext:value="&lt;[.D11]" calcext:base-cell-address="Recupmap_80_A.G11"/>
          </calcext:conditional-format>
        </calcext:conditional-formats>
      </table:table>
      <table:table table:name="Recupmap_80_B" table:style-name="ta1">
        <table:shapes>
          <draw:frame draw:z-index="0" draw:style-name="gr1" svg:width="23.079cm" svg:height="14.769cm" svg:x="20.321cm" svg:y="0.001cm">
            <draw:object draw:notify-on-update-of-ranges="Recupmap_80_B.A11:Recupmap_80_B.A45 Recupmap_80_B.G10:Recupmap_80_B.G10 Recupmap_80_B.G11:Recupmap_80_B.G45 Recupmap_80_B.A11:Recupmap_80_B.A45 Recupmap_80_B.D10:Recupmap_80_B.D10 Recupmap_80_B.D11:Recupmap_80_B.D45 Recupmap_80_B.A11:Recupmap_80_B.A45 Recupmap_80_B.H10:Recupmap_80_B.H10 Recupmap_80_B.H11:Recupmap_80_B.H45 Recupmap_80_B.A11:Recupmap_80_B.A45 Recupmap_80_B.E10:Recupmap_80_B.E10 Recupmap_80_B.E11:Recupmap_80_B.E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2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0" table:formula="of:=[$Powermap_80.$C$4]" office:value-type="float" office:value="70.125" calcext:value-type="float">
            <text:p>70,125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8000" calcext:value-type="float">
            <text:p>8.0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office:value-type="string" calcext:value-type="string">
            <text:p>Neutral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 table:style-name="ce32"/>
          <table:table-cell table:number-columns-repeated="7"/>
          <table:table-cell table:style-name="ce37"/>
          <table:table-cell table:style-name="ce1"/>
          <table:table-cell table:number-columns-repeated="1007"/>
        </table:table-row>
        <table:table-row table:style-name="ro4">
          <table:table-cell table:style-name="ce15" office:value-type="percentage" office:value="0.25" calcext:value-type="percentage">
            <text:p>25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5" calcext:value-type="float">
            <text:p>45</text:p>
          </table:table-cell>
          <table:table-cell/>
          <table:table-cell table:style-name="ce15" office:value-type="percentage" office:value="0.5" calcext:value-type="percentage">
            <text:p>50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2" table:formula="of:=FLOOR([.A5]/180*INT(182*[.$C$2]);0.001)" office:value-type="percentage" office:value="0.252" calcext:value-type="percentage">
            <text:p>25,2%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57" calcext:value-type="float">
            <text:p>57</text:p>
          </table:table-cell>
          <table:table-cell table:style-name="ce69" table:formula="of:=([.B6]-[.B5])/([.C6]-[.C5])" office:value-type="float" office:value="-1.5" calcext:value-type="float">
            <text:p>-1,50</text:p>
          </table:table-cell>
          <table:table-cell table:style-name="ce62" table:formula="of:=FLOOR([.E5]/180*INT(182*[.$C$2]);0.001)" office:value-type="percentage" office:value="0.505" calcext:value-type="percentage">
            <text:p>50,5%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42" calcext:value-type="float">
            <text:p>42</text:p>
          </table:table-cell>
          <table:table-cell table:style-name="ce69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2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number-columns-repeated="2" table:style-name="ce55" office:value-type="float" office:value="68" calcext:value-type="float">
            <text:p>68</text:p>
          </table:table-cell>
          <table:table-cell table:style-name="ce69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8" calcext:value-type="float">
            <text:p>68</text:p>
          </table:table-cell>
          <table:table-cell table:style-name="ce69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1">
          <table:table-cell table:style-name="ce63"/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0" calcext:value-type="float">
            <text:p>90</text:p>
          </table:table-cell>
          <table:table-cell table:style-name="ce69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0" calcext:value-type="float">
            <text:p>90</text:p>
          </table:table-cell>
          <table:table-cell table:style-name="ce69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87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5">
          <table:table-cell table:style-name="ce63" table:number-columns-repeated="16"/>
          <table:table-cell table:style-name="ce89"/>
          <table:table-cell table:style-name="ce63" table:number-columns-repeated="1007"/>
        </table:table-row>
        <table:table-row table:style-name="ro5">
          <table:table-cell table:style-name="ce64" office:value-type="string" calcext:value-type="string">
            <text:p>kph</text:p>
          </table:table-cell>
          <table:table-cell table:style-name="ce64" office:value-type="string" calcext:value-type="string">
            <text:p>rpm</text:p>
          </table:table-cell>
          <table:table-cell table:style-name="ce64" office:value-type="string" calcext:value-type="string">
            <text:p>Ntr_Trq_%</text:p>
          </table:table-cell>
          <table:table-cell table:style-name="ce64" office:value-type="string" calcext:value-type="string">
            <text:p>Ntr_Trq</text:p>
          </table:table-cell>
          <table:table-cell table:style-name="ce64" office:value-type="string" calcext:value-type="string">
            <text:p>Ntr_Pwr</text:p>
          </table:table-cell>
          <table:table-cell table:style-name="ce64" office:value-type="string" calcext:value-type="string">
            <text:p>Brk_Trq_%</text:p>
          </table:table-cell>
          <table:table-cell table:style-name="ce64" office:value-type="string" calcext:value-type="string">
            <text:p>Brk_Trq</text:p>
          </table:table-cell>
          <table:table-cell table:style-name="ce64" office:value-type="string" calcext:value-type="string">
            <text:p>Brk_Pwr</text:p>
          </table:table-cell>
          <table:table-cell table:style-name="ce63" table:number-columns-repeated="6"/>
          <table:table-cell table:style-name="ce64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7.6715" calcext:value-type="float">
            <text:p>17,7</text:p>
          </table:table-cell>
          <table:table-cell table:style-name="ce93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94" table:formula="of:=[.$A$2]*[.F11]/100*[.$E$6]" office:value-type="float" office:value="35.413125" calcext:value-type="float">
            <text:p>35,4</text:p>
          </table:table-cell>
          <table:table-cell table:style-name="ce93" table:formula="of:=[.G11]*[.B11]/[.$E$2]*[.$B$2]" office:value-type="float" office:value="0" calcext:value-type="float">
            <text:p>0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7.6715" calcext:value-type="float">
            <text:p>17,7</text:p>
          </table:table-cell>
          <table:table-cell table:style-name="ce93" table:formula="of:=[.D12]*[.B12]/[.$E$2]*[.$B$2]" office:value-type="float" office:value="503.119682112328" calcext:value-type="float">
            <text:p>503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95" table:formula="of:=[.$A$2]*[.F12]/100*[.$E$6]" office:value-type="float" office:value="35.413125" calcext:value-type="float">
            <text:p>35,4</text:p>
          </table:table-cell>
          <table:table-cell table:style-name="ce93" table:formula="of:=[.G12]*[.B12]/[.$E$2]*[.$B$2]" office:value-type="float" office:value="1008.2358708997" calcext:value-type="float">
            <text:p>1.008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7.6715" calcext:value-type="float">
            <text:p>17,7</text:p>
          </table:table-cell>
          <table:table-cell table:style-name="ce93" table:formula="of:=[.D13]*[.B13]/[.$E$2]*[.$B$2]" office:value-type="float" office:value="1006.23936422466" calcext:value-type="float">
            <text:p>1.006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96" table:formula="of:=[.$A$2]*[.F13]/100*[.$E$6]" office:value-type="float" office:value="35.413125" calcext:value-type="float">
            <text:p>35,4</text:p>
          </table:table-cell>
          <table:table-cell table:style-name="ce93" table:formula="of:=[.G13]*[.B13]/[.$E$2]*[.$B$2]" office:value-type="float" office:value="2016.47174179941" calcext:value-type="float">
            <text:p>2.016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7.6715" calcext:value-type="float">
            <text:p>17,7</text:p>
          </table:table-cell>
          <table:table-cell table:style-name="ce93" table:formula="of:=[.D14]*[.B14]/[.$E$2]*[.$B$2]" office:value-type="float" office:value="1509.35904633698" calcext:value-type="float">
            <text:p>1.509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97" table:formula="of:=[.$A$2]*[.F14]/100*[.$E$6]" office:value-type="float" office:value="35.413125" calcext:value-type="float">
            <text:p>35,4</text:p>
          </table:table-cell>
          <table:table-cell table:style-name="ce93" table:formula="of:=[.G14]*[.B14]/[.$E$2]*[.$B$2]" office:value-type="float" office:value="3024.70761269911" calcext:value-type="float">
            <text:p>3.025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7.6715" calcext:value-type="float">
            <text:p>17,7</text:p>
          </table:table-cell>
          <table:table-cell table:style-name="ce93" table:formula="of:=[.D15]*[.B15]/[.$E$2]*[.$B$2]" office:value-type="float" office:value="2012.47872844931" calcext:value-type="float">
            <text:p>2.012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98" table:formula="of:=[.$A$2]*[.F15]/100*[.$E$6]" office:value-type="float" office:value="35.413125" calcext:value-type="float">
            <text:p>35,4</text:p>
          </table:table-cell>
          <table:table-cell table:style-name="ce93" table:formula="of:=[.G15]*[.B15]/[.$E$2]*[.$B$2]" office:value-type="float" office:value="4032.94348359882" calcext:value-type="float">
            <text:p>4.033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7.6715" calcext:value-type="float">
            <text:p>17,7</text:p>
          </table:table-cell>
          <table:table-cell table:style-name="ce93" table:formula="of:=[.D16]*[.B16]/[.$E$2]*[.$B$2]" office:value-type="float" office:value="2515.59841056164" calcext:value-type="float">
            <text:p>2.51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99" table:formula="of:=[.$A$2]*[.F16]/100*[.$E$6]" office:value-type="float" office:value="35.413125" calcext:value-type="float">
            <text:p>35,4</text:p>
          </table:table-cell>
          <table:table-cell table:style-name="ce93" table:formula="of:=[.G16]*[.B16]/[.$E$2]*[.$B$2]" office:value-type="float" office:value="5041.17935449852" calcext:value-type="float">
            <text:p>5.041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7.6715" calcext:value-type="float">
            <text:p>17,7</text:p>
          </table:table-cell>
          <table:table-cell table:style-name="ce93" table:formula="of:=[.D17]*[.B17]/[.$E$2]*[.$B$2]" office:value-type="float" office:value="3018.71809267397" calcext:value-type="float">
            <text:p>3.019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00" table:formula="of:=[.$A$2]*[.F17]/100*[.$E$6]" office:value-type="float" office:value="35.413125" calcext:value-type="float">
            <text:p>35,4</text:p>
          </table:table-cell>
          <table:table-cell table:style-name="ce93" table:formula="of:=[.G17]*[.B17]/[.$E$2]*[.$B$2]" office:value-type="float" office:value="6049.41522539823" calcext:value-type="float">
            <text:p>6.049</text:p>
          </table:table-cell>
          <table:table-cell table:style-name="ce63" table:number-columns-repeated="6"/>
          <table:table-cell table:style-name="ce88"/>
          <table:table-cell table:style-name="ce64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7.6715" calcext:value-type="float">
            <text:p>17,7</text:p>
          </table:table-cell>
          <table:table-cell table:style-name="ce93" table:formula="of:=[.D18]*[.B18]/[.$E$2]*[.$B$2]" office:value-type="float" office:value="3521.83777478629" calcext:value-type="float">
            <text:p>3.522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01" table:formula="of:=[.$A$2]*[.F18]/100*[.$E$6]" office:value-type="float" office:value="34.640475" calcext:value-type="float">
            <text:p>34,6</text:p>
          </table:table-cell>
          <table:table-cell table:style-name="ce93" table:formula="of:=[.G18]*[.B18]/[.$E$2]*[.$B$2]" office:value-type="float" office:value="6903.66598146961" calcext:value-type="float">
            <text:p>6.90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7.6715" calcext:value-type="float">
            <text:p>17,7</text:p>
          </table:table-cell>
          <table:table-cell table:style-name="ce93" table:formula="of:=[.D19]*[.B19]/[.$E$2]*[.$B$2]" office:value-type="float" office:value="4024.95745689862" calcext:value-type="float">
            <text:p>4.025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02" table:formula="of:=[.$A$2]*[.F19]/100*[.$E$6]" office:value-type="float" office:value="32.322525" calcext:value-type="float">
            <text:p>32,3</text:p>
          </table:table-cell>
          <table:table-cell table:style-name="ce93" table:formula="of:=[.G19]*[.B19]/[.$E$2]*[.$B$2]" office:value-type="float" office:value="7361.95501369675" calcext:value-type="float">
            <text:p>7.362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7.6715" calcext:value-type="float">
            <text:p>17,7</text:p>
          </table:table-cell>
          <table:table-cell table:style-name="ce93" table:formula="of:=[.D20]*[.B20]/[.$E$2]*[.$B$2]" office:value-type="float" office:value="4528.07713901095" calcext:value-type="float">
            <text:p>4.528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03" table:formula="of:=[.$A$2]*[.F20]/100*[.$E$6]" office:value-type="float" office:value="30.004575" calcext:value-type="float">
            <text:p>30,0</text:p>
          </table:table-cell>
          <table:table-cell table:style-name="ce93" table:formula="of:=[.G20]*[.B20]/[.$E$2]*[.$B$2]" office:value-type="float" office:value="7688.25680464247" calcext:value-type="float">
            <text:p>7.68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7.6715" calcext:value-type="float">
            <text:p>17,7</text:p>
          </table:table-cell>
          <table:table-cell table:style-name="ce93" table:formula="of:=[.D21]*[.B21]/[.$E$2]*[.$B$2]" office:value-type="float" office:value="5031.19682112328" calcext:value-type="float">
            <text:p>5.03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04" table:formula="of:=[.$A$2]*[.F21]/100*[.$E$6]" office:value-type="float" office:value="27.686625" calcext:value-type="float">
            <text:p>27,7</text:p>
          </table:table-cell>
          <table:table-cell table:style-name="ce93" table:formula="of:=[.G21]*[.B21]/[.$E$2]*[.$B$2]" office:value-type="float" office:value="7882.57135430678" calcext:value-type="float">
            <text:p>7.88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7.6715" calcext:value-type="float">
            <text:p>17,7</text:p>
          </table:table-cell>
          <table:table-cell table:style-name="ce93" table:formula="of:=[.D22]*[.B22]/[.$E$2]*[.$B$2]" office:value-type="float" office:value="5534.31650323561" calcext:value-type="float">
            <text:p>5.534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05" table:formula="of:=[.$A$2]*[.F22]/100*[.$E$6]" office:value-type="float" office:value="25.368675" calcext:value-type="float">
            <text:p>25,4</text:p>
          </table:table-cell>
          <table:table-cell table:style-name="ce93" table:formula="of:=[.G22]*[.B22]/[.$E$2]*[.$B$2]" office:value-type="float" office:value="7944.89866268967" calcext:value-type="float">
            <text:p>7.94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0" table:formula="of:=[.$A$2]*[.C23]/100*[.$A$6]" office:value-type="float" office:value="17.6715" calcext:value-type="float">
            <text:p>17,7</text:p>
          </table:table-cell>
          <table:table-cell table:style-name="ce93" table:formula="of:=[.D23]*[.B23]/[.$E$2]*[.$B$2]" office:value-type="float" office:value="6037.43618534793" calcext:value-type="float">
            <text:p>6.037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06" table:formula="of:=[.$A$2]*[.F23]/100*[.$E$6]" office:value-type="float" office:value="23.050725" calcext:value-type="float">
            <text:p>23,1</text:p>
          </table:table-cell>
          <table:table-cell table:style-name="ce93" table:formula="of:=[.G23]*[.B23]/[.$E$2]*[.$B$2]" office:value-type="float" office:value="7875.23872979115" calcext:value-type="float">
            <text:p>7.87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0" table:formula="of:=[.$A$2]*[.C24]/100*[.$A$6]" office:value-type="float" office:value="17.6715" calcext:value-type="float">
            <text:p>17,7</text:p>
          </table:table-cell>
          <table:table-cell table:style-name="ce93" table:formula="of:=[.D24]*[.B24]/[.$E$2]*[.$B$2]" office:value-type="float" office:value="6540.55586746026" calcext:value-type="float">
            <text:p>6.541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07" table:formula="of:=[.$A$2]*[.F24]/100*[.$E$6]" office:value-type="float" office:value="20.732775" calcext:value-type="float">
            <text:p>20,7</text:p>
          </table:table-cell>
          <table:table-cell table:style-name="ce93" table:formula="of:=[.G24]*[.B24]/[.$E$2]*[.$B$2]" office:value-type="float" office:value="7673.59155561121" calcext:value-type="float">
            <text:p>7.67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0" table:formula="of:=[.$A$2]*[.C25]/100*[.$A$6]" office:value-type="float" office:value="17.6715" calcext:value-type="float">
            <text:p>17,7</text:p>
          </table:table-cell>
          <table:table-cell table:style-name="ce93" table:formula="of:=[.D25]*[.B25]/[.$E$2]*[.$B$2]" office:value-type="float" office:value="7043.67554957259" calcext:value-type="float">
            <text:p>7.044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08" table:formula="of:=[.$A$2]*[.F25]/100*[.$E$6]" office:value-type="float" office:value="18.414825" calcext:value-type="float">
            <text:p>18,4</text:p>
          </table:table-cell>
          <table:table-cell table:style-name="ce93" table:formula="of:=[.G25]*[.B25]/[.$E$2]*[.$B$2]" office:value-type="float" office:value="7339.95714014985" calcext:value-type="float">
            <text:p>7.34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0" table:formula="of:=[.$A$2]*[.C26]/100*[.$A$6]" office:value-type="float" office:value="17.6715" calcext:value-type="float">
            <text:p>17,7</text:p>
          </table:table-cell>
          <table:table-cell table:style-name="ce93" table:formula="of:=[.D26]*[.B26]/[.$E$2]*[.$B$2]" office:value-type="float" office:value="7546.79523168492" calcext:value-type="float">
            <text:p>7.547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09" table:formula="of:=[.$A$2]*[.F26]/100*[.$E$6]" office:value-type="float" office:value="17.6793216346154" calcext:value-type="float">
            <text:p>17,7</text:p>
          </table:table-cell>
          <table:table-cell table:style-name="ce93" table:formula="of:=[.G26]*[.B26]/[.$E$2]*[.$B$2]" office:value-type="float" office:value="7550.13554092971" calcext:value-type="float">
            <text:p>7.55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0" table:formula="of:=[.$A$2]*[.C27]/100*[.$A$6]" office:value-type="float" office:value="16.8762825" calcext:value-type="float">
            <text:p>16,9</text:p>
          </table:table-cell>
          <table:table-cell table:style-name="ce93" table:formula="of:=[.D27]*[.B27]/[.$E$2]*[.$B$2]" office:value-type="float" office:value="7687.66874267637" calcext:value-type="float">
            <text:p>7.688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10" table:formula="of:=[.$A$2]*[.F27]/100*[.$E$6]" office:value-type="float" office:value="16.9438182692308" calcext:value-type="float">
            <text:p>16,9</text:p>
          </table:table-cell>
          <table:table-cell table:style-name="ce93" table:formula="of:=[.G27]*[.B27]/[.$E$2]*[.$B$2]" office:value-type="float" office:value="7718.43337476451" calcext:value-type="float">
            <text:p>7.71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1" table:formula="of:=[.$A$2]*[.C28]/100*[.$A$6]" office:value-type="float" office:value="16.081065" calcext:value-type="float">
            <text:p>16,1</text:p>
          </table:table-cell>
          <table:table-cell table:style-name="ce93" table:formula="of:=[.D28]*[.B28]/[.$E$2]*[.$B$2]" office:value-type="float" office:value="7783.26148227771" calcext:value-type="float">
            <text:p>7.783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11" table:formula="of:=[.$A$2]*[.F28]/100*[.$E$6]" office:value-type="float" office:value="16.2083149038462" calcext:value-type="float">
            <text:p>16,2</text:p>
          </table:table-cell>
          <table:table-cell table:style-name="ce93" table:formula="of:=[.G28]*[.B28]/[.$E$2]*[.$B$2]" office:value-type="float" office:value="7844.85064165424" calcext:value-type="float">
            <text:p>7.84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0" table:formula="of:=[.$A$2]*[.C29]/100*[.$A$6]" office:value-type="float" office:value="15.2858475" calcext:value-type="float">
            <text:p>15,3</text:p>
          </table:table-cell>
          <table:table-cell table:style-name="ce93" table:formula="of:=[.D29]*[.B29]/[.$E$2]*[.$B$2]" office:value-type="float" office:value="7833.57345048894" calcext:value-type="float">
            <text:p>7.834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12" table:formula="of:=[.$A$2]*[.F29]/100*[.$E$6]" office:value-type="float" office:value="15.4728115384615" calcext:value-type="float">
            <text:p>15,5</text:p>
          </table:table-cell>
          <table:table-cell table:style-name="ce93" table:formula="of:=[.G29]*[.B29]/[.$E$2]*[.$B$2]" office:value-type="float" office:value="7929.38734159891" calcext:value-type="float">
            <text:p>7.92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0" table:formula="of:=[.$A$2]*[.C30]/100*[.$A$6]" office:value-type="float" office:value="14.49063" calcext:value-type="float">
            <text:p>14,5</text:p>
          </table:table-cell>
          <table:table-cell table:style-name="ce93" table:formula="of:=[.D30]*[.B30]/[.$E$2]*[.$B$2]" office:value-type="float" office:value="7838.60464731007" calcext:value-type="float">
            <text:p>7.839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13" table:formula="of:=[.$A$2]*[.F30]/100*[.$E$6]" office:value-type="float" office:value="14.7373081730769" calcext:value-type="float">
            <text:p>14,7</text:p>
          </table:table-cell>
          <table:table-cell table:style-name="ce93" table:formula="of:=[.G30]*[.B30]/[.$E$2]*[.$B$2]" office:value-type="float" office:value="7972.04347459851" calcext:value-type="float">
            <text:p>7.972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70" table:formula="of:=[.$A$2]*[.C31]/100*[.$A$6]" office:value-type="float" office:value="13.8159" calcext:value-type="float">
            <text:p>13,8</text:p>
          </table:table-cell>
          <table:table-cell table:style-name="ce93" table:formula="of:=[.D31]*[.B31]/[.$E$2]*[.$B$2]" office:value-type="float" office:value="7866.96230212003" calcext:value-type="float">
            <text:p>7.867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14" table:formula="of:=[.$A$2]*[.F31]/100*[.$E$6]" office:value-type="float" office:value="14.0018048076923" calcext:value-type="float">
            <text:p>14,0</text:p>
          </table:table-cell>
          <table:table-cell table:style-name="ce93" table:formula="of:=[.G31]*[.B31]/[.$E$2]*[.$B$2]" office:value-type="float" office:value="7972.81904065305" calcext:value-type="float">
            <text:p>7.97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70" table:formula="of:=[.$A$2]*[.C32]/100*[.$A$6]" office:value-type="float" office:value="13.14117" calcext:value-type="float">
            <text:p>13,1</text:p>
          </table:table-cell>
          <table:table-cell table:style-name="ce93" table:formula="of:=[.D32]*[.B32]/[.$E$2]*[.$B$2]" office:value-type="float" office:value="7856.89990847779" calcext:value-type="float">
            <text:p>7.857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15" table:formula="of:=[.$A$2]*[.F32]/100*[.$E$6]" office:value-type="float" office:value="13.2663014423077" calcext:value-type="float">
            <text:p>13,3</text:p>
          </table:table-cell>
          <table:table-cell table:style-name="ce93" table:formula="of:=[.G32]*[.B32]/[.$E$2]*[.$B$2]" office:value-type="float" office:value="7931.71403976252" calcext:value-type="float">
            <text:p>7.932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70" table:formula="of:=[.$A$2]*[.C33]/100*[.$A$6]" office:value-type="float" office:value="12.46644" calcext:value-type="float">
            <text:p>12,5</text:p>
          </table:table-cell>
          <table:table-cell table:style-name="ce93" table:formula="of:=[.D33]*[.B33]/[.$E$2]*[.$B$2]" office:value-type="float" office:value="7808.41746638333" calcext:value-type="float">
            <text:p>7.808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16" table:formula="of:=[.$A$2]*[.F33]/100*[.$E$6]" office:value-type="float" office:value="12.5307980769231" calcext:value-type="float">
            <text:p>12,5</text:p>
          </table:table-cell>
          <table:table-cell table:style-name="ce93" table:formula="of:=[.G33]*[.B33]/[.$E$2]*[.$B$2]" office:value-type="float" office:value="7848.72847192693" calcext:value-type="float">
            <text:p>7.84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70" table:formula="of:=[.$A$2]*[.C34]/100*[.$A$6]" office:value-type="float" office:value="11.8881" calcext:value-type="float">
            <text:p>11,9</text:p>
          </table:table-cell>
          <table:table-cell table:style-name="ce93" table:formula="of:=[.D34]*[.B34]/[.$E$2]*[.$B$2]" office:value-type="float" office:value="7784.63362686529" calcext:value-type="float">
            <text:p>7.785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17" table:formula="of:=[.$A$2]*[.F34]/100*[.$E$6]" office:value-type="float" office:value="11.9116875" calcext:value-type="float">
            <text:p>11,9</text:p>
          </table:table-cell>
          <table:table-cell table:style-name="ce93" table:formula="of:=[.G34]*[.B34]/[.$E$2]*[.$B$2]" office:value-type="float" office:value="7800.07932850589" calcext:value-type="float">
            <text:p>7.80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5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1" table:formula="of:=[.$A$2]*[.C35]/100*[.$A$6]" office:value-type="float" office:value="11.50254" calcext:value-type="float">
            <text:p>11,5</text:p>
          </table:table-cell>
          <table:table-cell table:style-name="ce93" table:formula="of:=[.D35]*[.B35]/[.$E$2]*[.$B$2]" office:value-type="float" office:value="7859.64419765295" calcext:value-type="float">
            <text:p>7.860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18" table:formula="of:=[.$A$2]*[.F35]/100*[.$E$6]" office:value-type="float" office:value="11.5253625" calcext:value-type="float">
            <text:p>11,5</text:p>
          </table:table-cell>
          <table:table-cell table:style-name="ce93" table:formula="of:=[.G35]*[.B35]/[.$E$2]*[.$B$2]" office:value-type="float" office:value="7875.23872979115" calcext:value-type="float">
            <text:p>7.87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70" table:formula="of:=[.$A$2]*[.C36]/100*[.$A$6]" office:value-type="float" office:value="11.11698" calcext:value-type="float">
            <text:p>11,1</text:p>
          </table:table-cell>
          <table:table-cell table:style-name="ce93" table:formula="of:=[.D36]*[.B36]/[.$E$2]*[.$B$2]" office:value-type="float" office:value="7912.70045503934" calcext:value-type="float">
            <text:p>7.913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19" table:formula="of:=[.$A$2]*[.F36]/100*[.$E$6]" office:value-type="float" office:value="11.1390375" calcext:value-type="float">
            <text:p>11,1</text:p>
          </table:table-cell>
          <table:table-cell table:style-name="ce93" table:formula="of:=[.G36]*[.B36]/[.$E$2]*[.$B$2]" office:value-type="float" office:value="7928.40025752949" calcext:value-type="float">
            <text:p>7.92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70" table:formula="of:=[.$A$2]*[.C37]/100*[.$A$6]" office:value-type="float" office:value="10.73142" calcext:value-type="float">
            <text:p>10,7</text:p>
          </table:table-cell>
          <table:table-cell table:style-name="ce93" table:formula="of:=[.D37]*[.B37]/[.$E$2]*[.$B$2]" office:value-type="float" office:value="7943.80239902446" calcext:value-type="float">
            <text:p>7.944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20" table:formula="of:=[.$A$2]*[.F37]/100*[.$E$6]" office:value-type="float" office:value="10.7527125" calcext:value-type="float">
            <text:p>10,8</text:p>
          </table:table-cell>
          <table:table-cell table:style-name="ce93" table:formula="of:=[.G37]*[.B37]/[.$E$2]*[.$B$2]" office:value-type="float" office:value="7959.56391172094" calcext:value-type="float">
            <text:p>7.96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70" table:formula="of:=[.$A$2]*[.C38]/100*[.$A$6]" office:value-type="float" office:value="10.34586" calcext:value-type="float">
            <text:p>10,3</text:p>
          </table:table-cell>
          <table:table-cell table:style-name="ce93" table:formula="of:=[.D38]*[.B38]/[.$E$2]*[.$B$2]" office:value-type="float" office:value="7952.95002960832" calcext:value-type="float">
            <text:p>7.953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21" table:formula="of:=[.$A$2]*[.F38]/100*[.$E$6]" office:value-type="float" office:value="10.3663875" calcext:value-type="float">
            <text:p>10,4</text:p>
          </table:table-cell>
          <table:table-cell table:style-name="ce93" table:formula="of:=[.G38]*[.B38]/[.$E$2]*[.$B$2]" office:value-type="float" office:value="7968.72969236548" calcext:value-type="float">
            <text:p>7.96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70" table:formula="of:=[.$A$2]*[.C39]/100*[.$A$6]" office:value-type="float" office:value="9.9603" calcext:value-type="float">
            <text:p>10,0</text:p>
          </table:table-cell>
          <table:table-cell table:style-name="ce93" table:formula="of:=[.D39]*[.B39]/[.$E$2]*[.$B$2]" office:value-type="float" office:value="7940.14334679092" calcext:value-type="float">
            <text:p>7.940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22" table:formula="of:=[.$A$2]*[.F39]/100*[.$E$6]" office:value-type="float" office:value="9.9800625" calcext:value-type="float">
            <text:p>10,0</text:p>
          </table:table-cell>
          <table:table-cell table:style-name="ce93" table:formula="of:=[.G39]*[.B39]/[.$E$2]*[.$B$2]" office:value-type="float" office:value="7955.89759946312" calcext:value-type="float">
            <text:p>7.95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70" table:formula="of:=[.$A$2]*[.C40]/100*[.$A$6]" office:value-type="float" office:value="9.57474" calcext:value-type="float">
            <text:p>9,6</text:p>
          </table:table-cell>
          <table:table-cell table:style-name="ce93" table:formula="of:=[.D40]*[.B40]/[.$E$2]*[.$B$2]" office:value-type="float" office:value="7905.38235057225" calcext:value-type="float">
            <text:p>7.905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23" table:formula="of:=[.$A$2]*[.F40]/100*[.$E$6]" office:value-type="float" office:value="9.5937375" calcext:value-type="float">
            <text:p>9,6</text:p>
          </table:table-cell>
          <table:table-cell table:style-name="ce93" table:formula="of:=[.G40]*[.B40]/[.$E$2]*[.$B$2]" office:value-type="float" office:value="7921.06763301386" calcext:value-type="float">
            <text:p>7.92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70" table:formula="of:=[.$A$2]*[.C41]/100*[.$A$6]" office:value-type="float" office:value="9.18918" calcext:value-type="float">
            <text:p>9,2</text:p>
          </table:table-cell>
          <table:table-cell table:style-name="ce93" table:formula="of:=[.D41]*[.B41]/[.$E$2]*[.$B$2]" office:value-type="float" office:value="7848.66704095231" calcext:value-type="float">
            <text:p>7.849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24" table:formula="of:=[.$A$2]*[.F41]/100*[.$E$6]" office:value-type="float" office:value="9.2074125" calcext:value-type="float">
            <text:p>9,2</text:p>
          </table:table-cell>
          <table:table-cell table:style-name="ce93" table:formula="of:=[.G41]*[.B41]/[.$E$2]*[.$B$2]" office:value-type="float" office:value="7864.23979301769" calcext:value-type="float">
            <text:p>7.86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70" table:formula="of:=[.$A$2]*[.C42]/100*[.$A$6]" office:value-type="float" office:value="9.18918" calcext:value-type="float">
            <text:p>9,2</text:p>
          </table:table-cell>
          <table:table-cell table:style-name="ce93" table:formula="of:=[.D42]*[.B42]/[.$E$2]*[.$B$2]" office:value-type="float" office:value="8110.28927565072" calcext:value-type="float">
            <text:p>8.110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25" table:formula="of:=[.$A$2]*[.F42]/100*[.$E$6]" office:value-type="float" office:value="9.2074125" calcext:value-type="float">
            <text:p>9,2</text:p>
          </table:table-cell>
          <table:table-cell table:style-name="ce93" table:formula="of:=[.G42]*[.B42]/[.$E$2]*[.$B$2]" office:value-type="float" office:value="8126.38111945162" calcext:value-type="float">
            <text:p>8.12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70" table:formula="of:=[.$A$2]*[.C43]/100*[.$A$6]" office:value-type="float" office:value="9.18918" calcext:value-type="float">
            <text:p>9,2</text:p>
          </table:table-cell>
          <table:table-cell table:style-name="ce93" table:formula="of:=[.D43]*[.B43]/[.$E$2]*[.$B$2]" office:value-type="float" office:value="8371.91151034913" calcext:value-type="float">
            <text:p>8.372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26" table:formula="of:=[.$A$2]*[.F43]/100*[.$E$6]" office:value-type="float" office:value="9.2074125" calcext:value-type="float">
            <text:p>9,2</text:p>
          </table:table-cell>
          <table:table-cell table:style-name="ce93" table:formula="of:=[.G43]*[.B43]/[.$E$2]*[.$B$2]" office:value-type="float" office:value="8388.52244588554" calcext:value-type="float">
            <text:p>8.38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70" table:formula="of:=[.$A$2]*[.C44]/100*[.$A$6]" office:value-type="float" office:value="9.18918" calcext:value-type="float">
            <text:p>9,2</text:p>
          </table:table-cell>
          <table:table-cell table:style-name="ce93" table:formula="of:=[.D44]*[.B44]/[.$E$2]*[.$B$2]" office:value-type="float" office:value="8633.53374504755" calcext:value-type="float">
            <text:p>8.634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27" table:formula="of:=[.$A$2]*[.F44]/100*[.$E$6]" office:value-type="float" office:value="9.2074125" calcext:value-type="float">
            <text:p>9,2</text:p>
          </table:table-cell>
          <table:table-cell table:style-name="ce93" table:formula="of:=[.G44]*[.B44]/[.$E$2]*[.$B$2]" office:value-type="float" office:value="8650.66377231946" calcext:value-type="float">
            <text:p>8.65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3"/>
          <table:table-cell table:style-name="ce66"/>
          <table:table-cell table:style-name="ce91"/>
          <table:table-cell table:style-name="ce66" table:number-columns-repeated="2"/>
          <table:table-cell table:style-name="ce63" table:number-columns-repeated="1001"/>
        </table:table-row>
        <table:table-row table:style-name="ro6">
          <table:table-cell table:style-name="ce63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70" table:formula="of:=[.$A$2]*[.C45]/100*[.$A$6]" office:value-type="float" office:value="9.18918" calcext:value-type="float">
            <text:p>9,2</text:p>
          </table:table-cell>
          <table:table-cell table:style-name="ce93" table:formula="of:=[.D45]*[.B45]/[.$E$2]*[.$B$2]" office:value-type="float" office:value="8895.15597974595" calcext:value-type="float">
            <text:p>8.895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28" table:formula="of:=[.$A$2]*[.F45]/100*[.$E$6]" office:value-type="float" office:value="9.2074125" calcext:value-type="float">
            <text:p>9,2</text:p>
          </table:table-cell>
          <table:table-cell table:style-name="ce93" table:formula="of:=[.G45]*[.B45]/[.$E$2]*[.$B$2]" office:value-type="float" office:value="8912.80509875339" calcext:value-type="float">
            <text:p>8.91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3">
          <table:table-cell table:style-name="ce63" table:number-columns-repeated="3"/>
          <table:table-cell table:number-columns-repeated="5"/>
          <table:table-cell table:style-name="ce63" table:number-columns-repeated="7"/>
          <table:table-cell table:style-name="ce90"/>
          <table:table-cell table:style-name="ce63" table:number-columns-repeated="1008"/>
        </table:table-row>
        <table:table-row table:style-name="ro2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77" table:formula="of:=SUM([.E12:.E41])" office:value-type="float" office:value="178197.673299719" calcext:value-type="float">
            <text:p>178.198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3" table:formula="of:=SUM([.H12:.H41])" office:value-type="float" office:value="207884.417402547" calcext:value-type="float">
            <text:p>207.884</text:p>
          </table:table-cell>
          <table:table-cell table:number-columns-repeated="7"/>
          <table:table-cell table:style-name="ce59"/>
          <table:table-cell table:number-columns-repeated="1008"/>
        </table:table-row>
        <table:table-row table:style-name="ro2">
          <table:table-cell table:style-name="ce40"/>
          <table:table-cell table:style-name="ce45"/>
          <table:table-cell table:style-name="ce50"/>
          <table:table-cell table:style-name="ce73"/>
          <table:table-cell table:style-name="ce78" table:formula="of:=[.E47]/(30*[.$D$2])" office:value-type="percentage" office:value="0.742490305415498" calcext:value-type="percentage">
            <text:p>74,2%</text:p>
          </table:table-cell>
          <table:table-cell/>
          <table:table-cell table:style-name="ce73"/>
          <table:table-cell table:style-name="ce84" table:formula="of:=[.H47]/(30*[.$D$2])" office:value-type="percentage" office:value="0.866185072510614" calcext:value-type="percentage">
            <text:p>86,6%</text:p>
          </table:table-cell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0"/>
          <table:table-cell table:style-name="ce45"/>
          <table:table-cell table:style-name="ce50"/>
          <table:table-cell table:style-name="ce73"/>
          <table:table-cell table:style-name="ce78"/>
          <table:table-cell/>
          <table:table-cell table:style-name="ce73"/>
          <table:table-cell table:style-name="ce84"/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79" table:formula="of:=MAX([.E12:.E41])+800" office:value-type="float" office:value="8752.95002960832" calcext:value-type="float">
            <text:p>8.753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85" table:formula="of:=MAX([.H12:.H41])+800" office:value-type="float" office:value="8772.81904065305" calcext:value-type="float">
            <text:p>8.773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3"/>
          <table:table-cell table:style-name="ce80" table:formula="of:=[.E50]/[.$D$2]" office:value-type="percentage" office:value="1.09411875370104" calcext:value-type="percentage">
            <text:p>109,4%</text:p>
          </table:table-cell>
          <table:table-cell table:style-name="ce50"/>
          <table:table-cell table:style-name="ce73"/>
          <table:table-cell table:style-name="ce84" table:formula="of:=[.H50]/[.$D$2]" office:value-type="percentage" office:value="1.09660238008163" calcext:value-type="percentage">
            <text:p>109,7%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1" table:formula="of:=ROUNDUP([.E50];-2)/100" office:value-type="float" office:value="88" calcext:value-type="float">
            <text:p>88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86" table:formula="of:=ROUNDUP([.H50];-2)/100" office:value-type="float" office:value="88" calcext:value-type="float">
            <text:p>88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0"/>
          <table:table-cell table:style-name="ce45"/>
          <table:table-cell table:number-columns-repeated="4"/>
          <table:table-cell table:style-name="ce59"/>
          <table:table-cell table:style-name="ce52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7"/>
          <table:table-cell table:style-name="ce33"/>
          <table:table-cell table:number-columns-repeated="996"/>
        </table:table-row>
        <table:table-row table:style-name="ro3">
          <table:table-cell table:number-columns-repeated="26"/>
          <table:table-cell table:style-name="ce37"/>
          <table:table-cell table:style-name="ce57"/>
          <table:table-cell table:number-columns-repeated="996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B.E11:Recupmap_80_B.E45 Recupmap_80_B.H11:Recupmap_80_B.H45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</calcext:conditional-formats>
      </table:table>
      <table:table table:name="Recupmap_80_org" table:style-name="ta1">
        <table:shapes>
          <draw:frame draw:z-index="0" draw:style-name="gr1" svg:width="23.079cm" svg:height="14.769cm" svg:x="20.321cm" svg:y="0.001cm">
            <draw:object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2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0" table:formula="of:=[$Powermap_80.$C$4]" office:value-type="float" office:value="70.125" calcext:value-type="float">
            <text:p>70,125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8000" calcext:value-type="float">
            <text:p>8.0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office:value-type="string" calcext:value-type="string">
            <text:p>Neutral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2" office:value-type="string" calcext:value-type="string">
            <text:p>Torque%</text:p>
          </table:table-cell>
          <table:table-cell table:style-name="ce32" office:value-type="string" calcext:value-type="string">
            <text:p>Speed</text:p>
          </table:table-cell>
          <table:table-cell table:style-name="ce32"/>
          <table:table-cell table:number-columns-repeated="7"/>
          <table:table-cell table:style-name="ce37"/>
          <table:table-cell table:style-name="ce1"/>
          <table:table-cell table:number-columns-repeated="1007"/>
        </table:table-row>
        <table:table-row table:style-name="ro3">
          <table:table-cell table:style-name="ce15" office:value-type="percentage" office:value="0.18" calcext:value-type="percentage">
            <text:p>18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2" table:formula="of:=FLOOR([.A5]/180*INT(182*[.$C$2]);0.001)" office:value-type="percentage" office:value="0.182" calcext:value-type="percentage">
            <text:p>18,2%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39" calcext:value-type="float">
            <text:p>39</text:p>
          </table:table-cell>
          <table:table-cell table:style-name="ce69" table:formula="of:=([.B6]-[.B5])/([.C6]-[.C5])" office:value-type="float" office:value="-3.33333333333333" calcext:value-type="float">
            <text:p>-3,33</text:p>
          </table:table-cell>
          <table:table-cell table:style-name="ce62" table:formula="of:=FLOOR([.E5]/180*INT(182*[.$C$2]);0.001)" office:value-type="percentage" office:value="0.182" calcext:value-type="percentage">
            <text:p>18,2%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39" calcext:value-type="float">
            <text:p>39</text:p>
          </table:table-cell>
          <table:table-cell table:style-name="ce69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2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number-columns-repeated="2" table:style-name="ce55" office:value-type="float" office:value="50" calcext:value-type="float">
            <text:p>50</text:p>
          </table:table-cell>
          <table:table-cell table:style-name="ce69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55" office:value-type="float" office:value="50" calcext:value-type="float">
            <text:p>50</text:p>
          </table:table-cell>
          <table:table-cell table:style-name="ce69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1">
          <table:table-cell table:style-name="ce63"/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6" calcext:value-type="float">
            <text:p>66</text:p>
          </table:table-cell>
          <table:table-cell table:style-name="ce69" table:formula="of:=([.B8]-[.B7])/([.C8]-[.C7])" office:value-type="float" office:value="-1.875" calcext:value-type="float">
            <text:p>-1,88</text:p>
          </table:table-cell>
          <table:table-cell/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6" calcext:value-type="float">
            <text:p>66</text:p>
          </table:table-cell>
          <table:table-cell table:style-name="ce69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87"/>
          <table:table-cell table:style-name="ce89" table:number-columns-repeated="2"/>
          <table:table-cell table:style-name="ce63" table:number-columns-repeated="12"/>
          <table:table-cell table:style-name="ce92"/>
          <table:table-cell table:style-name="ce66" table:number-columns-repeated="3"/>
          <table:table-cell table:style-name="ce63" table:number-columns-repeated="991"/>
        </table:table-row>
        <table:table-row table:style-name="ro5">
          <table:table-cell table:style-name="ce63" table:number-columns-repeated="16"/>
          <table:table-cell table:style-name="ce89"/>
          <table:table-cell table:style-name="ce63" table:number-columns-repeated="1007"/>
        </table:table-row>
        <table:table-row table:style-name="ro5">
          <table:table-cell table:style-name="ce64" office:value-type="string" calcext:value-type="string">
            <text:p>kph</text:p>
          </table:table-cell>
          <table:table-cell table:style-name="ce64" office:value-type="string" calcext:value-type="string">
            <text:p>rpm</text:p>
          </table:table-cell>
          <table:table-cell table:style-name="ce64" office:value-type="string" calcext:value-type="string">
            <text:p>Ntr_Trq_%</text:p>
          </table:table-cell>
          <table:table-cell table:style-name="ce64" office:value-type="string" calcext:value-type="string">
            <text:p>Ntr_Trq</text:p>
          </table:table-cell>
          <table:table-cell table:style-name="ce64" office:value-type="string" calcext:value-type="string">
            <text:p>Ntr_Pwr</text:p>
          </table:table-cell>
          <table:table-cell table:style-name="ce64" office:value-type="string" calcext:value-type="string">
            <text:p>Brk_Trq_%</text:p>
          </table:table-cell>
          <table:table-cell table:style-name="ce64" office:value-type="string" calcext:value-type="string">
            <text:p>Brk_Trq</text:p>
          </table:table-cell>
          <table:table-cell table:style-name="ce64" office:value-type="string" calcext:value-type="string">
            <text:p>Brk_Pwr</text:p>
          </table:table-cell>
          <table:table-cell table:style-name="ce63" table:number-columns-repeated="6"/>
          <table:table-cell table:style-name="ce64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2.76275" calcext:value-type="float">
            <text:p>12,8</text:p>
          </table:table-cell>
          <table:table-cell table:style-name="ce129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70" table:formula="of:=[.$A$2]*[.F11]/100*[.$E$6]" office:value-type="float" office:value="12.76275" calcext:value-type="float">
            <text:p>12,8</text:p>
          </table:table-cell>
          <table:table-cell table:style-name="ce129" table:formula="of:=[.G11]*[.B11]/[.$E$2]*[.$B$2]" office:value-type="float" office:value="0" calcext:value-type="float">
            <text:p>0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2.76275" calcext:value-type="float">
            <text:p>12,8</text:p>
          </table:table-cell>
          <table:table-cell table:style-name="ce129" table:formula="of:=[.D12]*[.B12]/[.$E$2]*[.$B$2]" office:value-type="float" office:value="363.364214858903" calcext:value-type="float">
            <text:p>363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12.76275" calcext:value-type="float">
            <text:p>12,8</text:p>
          </table:table-cell>
          <table:table-cell table:style-name="ce129" table:formula="of:=[.G12]*[.B12]/[.$E$2]*[.$B$2]" office:value-type="float" office:value="363.364214858903" calcext:value-type="float">
            <text:p>363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2.76275" calcext:value-type="float">
            <text:p>12,8</text:p>
          </table:table-cell>
          <table:table-cell table:style-name="ce129" table:formula="of:=[.D13]*[.B13]/[.$E$2]*[.$B$2]" office:value-type="float" office:value="726.728429717807" calcext:value-type="float">
            <text:p>727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0" table:formula="of:=[.$A$2]*[.F13]/100*[.$E$6]" office:value-type="float" office:value="12.76275" calcext:value-type="float">
            <text:p>12,8</text:p>
          </table:table-cell>
          <table:table-cell table:style-name="ce129" table:formula="of:=[.G13]*[.B13]/[.$E$2]*[.$B$2]" office:value-type="float" office:value="726.728429717807" calcext:value-type="float">
            <text:p>727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2.76275" calcext:value-type="float">
            <text:p>12,8</text:p>
          </table:table-cell>
          <table:table-cell table:style-name="ce129" table:formula="of:=[.D14]*[.B14]/[.$E$2]*[.$B$2]" office:value-type="float" office:value="1090.09264457671" calcext:value-type="float">
            <text:p>1.090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0" table:formula="of:=[.$A$2]*[.F14]/100*[.$E$6]" office:value-type="float" office:value="12.76275" calcext:value-type="float">
            <text:p>12,8</text:p>
          </table:table-cell>
          <table:table-cell table:style-name="ce129" table:formula="of:=[.G14]*[.B14]/[.$E$2]*[.$B$2]" office:value-type="float" office:value="1090.09264457671" calcext:value-type="float">
            <text:p>1.090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2.76275" calcext:value-type="float">
            <text:p>12,8</text:p>
          </table:table-cell>
          <table:table-cell table:style-name="ce129" table:formula="of:=[.D15]*[.B15]/[.$E$2]*[.$B$2]" office:value-type="float" office:value="1453.45685943561" calcext:value-type="float">
            <text:p>1.453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0" table:formula="of:=[.$A$2]*[.F15]/100*[.$E$6]" office:value-type="float" office:value="12.76275" calcext:value-type="float">
            <text:p>12,8</text:p>
          </table:table-cell>
          <table:table-cell table:style-name="ce129" table:formula="of:=[.G15]*[.B15]/[.$E$2]*[.$B$2]" office:value-type="float" office:value="1453.45685943561" calcext:value-type="float">
            <text:p>1.453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2.76275" calcext:value-type="float">
            <text:p>12,8</text:p>
          </table:table-cell>
          <table:table-cell table:style-name="ce129" table:formula="of:=[.D16]*[.B16]/[.$E$2]*[.$B$2]" office:value-type="float" office:value="1816.82107429452" calcext:value-type="float">
            <text:p>1.817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0" table:formula="of:=[.$A$2]*[.F16]/100*[.$E$6]" office:value-type="float" office:value="12.76275" calcext:value-type="float">
            <text:p>12,8</text:p>
          </table:table-cell>
          <table:table-cell table:style-name="ce129" table:formula="of:=[.G16]*[.B16]/[.$E$2]*[.$B$2]" office:value-type="float" office:value="1816.82107429452" calcext:value-type="float">
            <text:p>1.817</text:p>
          </table:table-cell>
          <table:table-cell table:style-name="ce63" table:number-columns-repeated="6"/>
          <table:table-cell table:style-name="ce88"/>
          <table:table-cell table:style-name="ce63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2.76275" calcext:value-type="float">
            <text:p>12,8</text:p>
          </table:table-cell>
          <table:table-cell table:style-name="ce129" table:formula="of:=[.D17]*[.B17]/[.$E$2]*[.$B$2]" office:value-type="float" office:value="2180.18528915342" calcext:value-type="float">
            <text:p>2.180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0" table:formula="of:=[.$A$2]*[.F17]/100*[.$E$6]" office:value-type="float" office:value="12.76275" calcext:value-type="float">
            <text:p>12,8</text:p>
          </table:table-cell>
          <table:table-cell table:style-name="ce129" table:formula="of:=[.G17]*[.B17]/[.$E$2]*[.$B$2]" office:value-type="float" office:value="2180.18528915342" calcext:value-type="float">
            <text:p>2.180</text:p>
          </table:table-cell>
          <table:table-cell table:style-name="ce63" table:number-columns-repeated="6"/>
          <table:table-cell table:style-name="ce88"/>
          <table:table-cell table:style-name="ce64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2.76275" calcext:value-type="float">
            <text:p>12,8</text:p>
          </table:table-cell>
          <table:table-cell table:style-name="ce129" table:formula="of:=[.D18]*[.B18]/[.$E$2]*[.$B$2]" office:value-type="float" office:value="2543.54950401232" calcext:value-type="float">
            <text:p>2.544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0" table:formula="of:=[.$A$2]*[.F18]/100*[.$E$6]" office:value-type="float" office:value="12.76275" calcext:value-type="float">
            <text:p>12,8</text:p>
          </table:table-cell>
          <table:table-cell table:style-name="ce129" table:formula="of:=[.G18]*[.B18]/[.$E$2]*[.$B$2]" office:value-type="float" office:value="2543.54950401232" calcext:value-type="float">
            <text:p>2.54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2.76275" calcext:value-type="float">
            <text:p>12,8</text:p>
          </table:table-cell>
          <table:table-cell table:style-name="ce129" table:formula="of:=[.D19]*[.B19]/[.$E$2]*[.$B$2]" office:value-type="float" office:value="2906.91371887123" calcext:value-type="float">
            <text:p>2.907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70" table:formula="of:=[.$A$2]*[.F19]/100*[.$E$6]" office:value-type="float" office:value="12.76275" calcext:value-type="float">
            <text:p>12,8</text:p>
          </table:table-cell>
          <table:table-cell table:style-name="ce129" table:formula="of:=[.G19]*[.B19]/[.$E$2]*[.$B$2]" office:value-type="float" office:value="2906.91371887123" calcext:value-type="float">
            <text:p>2.907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2.76275" calcext:value-type="float">
            <text:p>12,8</text:p>
          </table:table-cell>
          <table:table-cell table:style-name="ce129" table:formula="of:=[.D20]*[.B20]/[.$E$2]*[.$B$2]" office:value-type="float" office:value="3270.27793373013" calcext:value-type="float">
            <text:p>3.270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70" table:formula="of:=[.$A$2]*[.F20]/100*[.$E$6]" office:value-type="float" office:value="12.76275" calcext:value-type="float">
            <text:p>12,8</text:p>
          </table:table-cell>
          <table:table-cell table:style-name="ce129" table:formula="of:=[.G20]*[.B20]/[.$E$2]*[.$B$2]" office:value-type="float" office:value="3270.27793373013" calcext:value-type="float">
            <text:p>3.27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2.76275" calcext:value-type="float">
            <text:p>12,8</text:p>
          </table:table-cell>
          <table:table-cell table:style-name="ce129" table:formula="of:=[.D21]*[.B21]/[.$E$2]*[.$B$2]" office:value-type="float" office:value="3633.64214858903" calcext:value-type="float">
            <text:p>3.634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1" table:formula="of:=[.$A$2]*[.F21]/100*[.$E$6]" office:value-type="float" office:value="12.76275" calcext:value-type="float">
            <text:p>12,8</text:p>
          </table:table-cell>
          <table:table-cell table:style-name="ce129" table:formula="of:=[.G21]*[.B21]/[.$E$2]*[.$B$2]" office:value-type="float" office:value="3633.64214858903" calcext:value-type="float">
            <text:p>3.63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2.76275" calcext:value-type="float">
            <text:p>12,8</text:p>
          </table:table-cell>
          <table:table-cell table:style-name="ce129" table:formula="of:=[.D22]*[.B22]/[.$E$2]*[.$B$2]" office:value-type="float" office:value="3997.00636344794" calcext:value-type="float">
            <text:p>3.997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70" table:formula="of:=[.$A$2]*[.F22]/100*[.$E$6]" office:value-type="float" office:value="12.76275" calcext:value-type="float">
            <text:p>12,8</text:p>
          </table:table-cell>
          <table:table-cell table:style-name="ce129" table:formula="of:=[.G22]*[.B22]/[.$E$2]*[.$B$2]" office:value-type="float" office:value="3997.00636344794" calcext:value-type="float">
            <text:p>3.997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70" table:formula="of:=[.$A$2]*[.C23]/100*[.$A$6]" office:value-type="float" office:value="11.486475" calcext:value-type="float">
            <text:p>11,5</text:p>
          </table:table-cell>
          <table:table-cell table:style-name="ce129" table:formula="of:=[.D23]*[.B23]/[.$E$2]*[.$B$2]" office:value-type="float" office:value="3924.33352047616" calcext:value-type="float">
            <text:p>3.924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70" table:formula="of:=[.$A$2]*[.F23]/100*[.$E$6]" office:value-type="float" office:value="11.486475" calcext:value-type="float">
            <text:p>11,5</text:p>
          </table:table-cell>
          <table:table-cell table:style-name="ce129" table:formula="of:=[.G23]*[.B23]/[.$E$2]*[.$B$2]" office:value-type="float" office:value="3924.33352047616" calcext:value-type="float">
            <text:p>3.92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70" table:formula="of:=[.$A$2]*[.C24]/100*[.$A$6]" office:value-type="float" office:value="10.2102" calcext:value-type="float">
            <text:p>10,2</text:p>
          </table:table-cell>
          <table:table-cell table:style-name="ce129" table:formula="of:=[.D24]*[.B24]/[.$E$2]*[.$B$2]" office:value-type="float" office:value="3778.9878345326" calcext:value-type="float">
            <text:p>3.779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70" table:formula="of:=[.$A$2]*[.F24]/100*[.$E$6]" office:value-type="float" office:value="10.2102" calcext:value-type="float">
            <text:p>10,2</text:p>
          </table:table-cell>
          <table:table-cell table:style-name="ce129" table:formula="of:=[.G24]*[.B24]/[.$E$2]*[.$B$2]" office:value-type="float" office:value="3778.9878345326" calcext:value-type="float">
            <text:p>3.77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70" table:formula="of:=[.$A$2]*[.C25]/100*[.$A$6]" office:value-type="float" office:value="9.165975" calcext:value-type="float">
            <text:p>9,2</text:p>
          </table:table-cell>
          <table:table-cell table:style-name="ce129" table:formula="of:=[.D25]*[.B25]/[.$E$2]*[.$B$2]" office:value-type="float" office:value="3653.46201485406" calcext:value-type="float">
            <text:p>3.653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70" table:formula="of:=[.$A$2]*[.F25]/100*[.$E$6]" office:value-type="float" office:value="9.165975" calcext:value-type="float">
            <text:p>9,2</text:p>
          </table:table-cell>
          <table:table-cell table:style-name="ce129" table:formula="of:=[.G25]*[.B25]/[.$E$2]*[.$B$2]" office:value-type="float" office:value="3653.46201485406" calcext:value-type="float">
            <text:p>3.65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70" table:formula="of:=[.$A$2]*[.C26]/100*[.$A$6]" office:value-type="float" office:value="8.12175" calcext:value-type="float">
            <text:p>8,1</text:p>
          </table:table-cell>
          <table:table-cell table:style-name="ce129" table:formula="of:=[.D26]*[.B26]/[.$E$2]*[.$B$2]" office:value-type="float" office:value="3468.47659638044" calcext:value-type="float">
            <text:p>3.468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70" table:formula="of:=[.$A$2]*[.F26]/100*[.$E$6]" office:value-type="float" office:value="8.12175" calcext:value-type="float">
            <text:p>8,1</text:p>
          </table:table-cell>
          <table:table-cell table:style-name="ce129" table:formula="of:=[.G26]*[.B26]/[.$E$2]*[.$B$2]" office:value-type="float" office:value="3468.47659638044" calcext:value-type="float">
            <text:p>3.46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70" table:formula="of:=[.$A$2]*[.C27]/100*[.$A$6]" office:value-type="float" office:value="7.077525" calcext:value-type="float">
            <text:p>7,1</text:p>
          </table:table-cell>
          <table:table-cell table:style-name="ce129" table:formula="of:=[.D27]*[.B27]/[.$E$2]*[.$B$2]" office:value-type="float" office:value="3224.03157911172" calcext:value-type="float">
            <text:p>3.224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70" table:formula="of:=[.$A$2]*[.F27]/100*[.$E$6]" office:value-type="float" office:value="7.077525" calcext:value-type="float">
            <text:p>7,1</text:p>
          </table:table-cell>
          <table:table-cell table:style-name="ce129" table:formula="of:=[.G27]*[.B27]/[.$E$2]*[.$B$2]" office:value-type="float" office:value="3224.03157911172" calcext:value-type="float">
            <text:p>3.22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5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1" table:formula="of:=[.$A$2]*[.C28]/100*[.$A$6]" office:value-type="float" office:value="6.1420734375" calcext:value-type="float">
            <text:p>6,1</text:p>
          </table:table-cell>
          <table:table-cell table:style-name="ce129" table:formula="of:=[.D28]*[.B28]/[.$E$2]*[.$B$2]" office:value-type="float" office:value="2972.7734828144" calcext:value-type="float">
            <text:p>2.973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1" table:formula="of:=[.$A$2]*[.F28]/100*[.$E$6]" office:value-type="float" office:value="6.1420734375" calcext:value-type="float">
            <text:p>6,1</text:p>
          </table:table-cell>
          <table:table-cell table:style-name="ce129" table:formula="of:=[.G28]*[.B28]/[.$E$2]*[.$B$2]" office:value-type="float" office:value="2972.7734828144" calcext:value-type="float">
            <text:p>2.97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70" table:formula="of:=[.$A$2]*[.C29]/100*[.$A$6]" office:value-type="float" office:value="5.42416875" calcext:value-type="float">
            <text:p>5,4</text:p>
          </table:table-cell>
          <table:table-cell table:style-name="ce129" table:formula="of:=[.D29]*[.B29]/[.$E$2]*[.$B$2]" office:value-type="float" office:value="2779.73624367061" calcext:value-type="float">
            <text:p>2.780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70" table:formula="of:=[.$A$2]*[.F29]/100*[.$E$6]" office:value-type="float" office:value="5.42416875" calcext:value-type="float">
            <text:p>5,4</text:p>
          </table:table-cell>
          <table:table-cell table:style-name="ce129" table:formula="of:=[.G29]*[.B29]/[.$E$2]*[.$B$2]" office:value-type="float" office:value="2779.73624367061" calcext:value-type="float">
            <text:p>2.78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70" table:formula="of:=[.$A$2]*[.C30]/100*[.$A$6]" office:value-type="float" office:value="4.7062640625" calcext:value-type="float">
            <text:p>4,7</text:p>
          </table:table-cell>
          <table:table-cell table:style-name="ce129" table:formula="of:=[.D30]*[.B30]/[.$E$2]*[.$B$2]" office:value-type="float" office:value="2545.82053035519" calcext:value-type="float">
            <text:p>2.546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70" table:formula="of:=[.$A$2]*[.F30]/100*[.$E$6]" office:value-type="float" office:value="4.7062640625" calcext:value-type="float">
            <text:p>4,7</text:p>
          </table:table-cell>
          <table:table-cell table:style-name="ce129" table:formula="of:=[.G30]*[.B30]/[.$E$2]*[.$B$2]" office:value-type="float" office:value="2545.82053035519" calcext:value-type="float">
            <text:p>2.54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70" table:formula="of:=[.$A$2]*[.C31]/100*[.$A$6]" office:value-type="float" office:value="3.988359375" calcext:value-type="float">
            <text:p>4,0</text:p>
          </table:table-cell>
          <table:table-cell table:style-name="ce129" table:formula="of:=[.D31]*[.B31]/[.$E$2]*[.$B$2]" office:value-type="float" office:value="2271.02634286815" calcext:value-type="float">
            <text:p>2.271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70" table:formula="of:=[.$A$2]*[.F31]/100*[.$E$6]" office:value-type="float" office:value="3.988359375" calcext:value-type="float">
            <text:p>4,0</text:p>
          </table:table-cell>
          <table:table-cell table:style-name="ce129" table:formula="of:=[.G31]*[.B31]/[.$E$2]*[.$B$2]" office:value-type="float" office:value="2271.02634286815" calcext:value-type="float">
            <text:p>2.27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70" table:formula="of:=[.$A$2]*[.C32]/100*[.$A$6]" office:value-type="float" office:value="3.2704546875" calcext:value-type="float">
            <text:p>3,3</text:p>
          </table:table-cell>
          <table:table-cell table:style-name="ce129" table:formula="of:=[.D32]*[.B32]/[.$E$2]*[.$B$2]" office:value-type="float" office:value="1955.35368120947" calcext:value-type="float">
            <text:p>1.955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70" table:formula="of:=[.$A$2]*[.F32]/100*[.$E$6]" office:value-type="float" office:value="3.2704546875" calcext:value-type="float">
            <text:p>3,3</text:p>
          </table:table-cell>
          <table:table-cell table:style-name="ce129" table:formula="of:=[.G32]*[.B32]/[.$E$2]*[.$B$2]" office:value-type="float" office:value="1955.35368120947" calcext:value-type="float">
            <text:p>1.95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70" table:formula="of:=[.$A$2]*[.C33]/100*[.$A$6]" office:value-type="float" office:value="2.55255" calcext:value-type="float">
            <text:p>2,6</text:p>
          </table:table-cell>
          <table:table-cell table:style-name="ce129" table:formula="of:=[.D33]*[.B33]/[.$E$2]*[.$B$2]" office:value-type="float" office:value="1598.80254537917" calcext:value-type="float">
            <text:p>1.599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70" table:formula="of:=[.$A$2]*[.F33]/100*[.$E$6]" office:value-type="float" office:value="2.55255" calcext:value-type="float">
            <text:p>2,6</text:p>
          </table:table-cell>
          <table:table-cell table:style-name="ce129" table:formula="of:=[.G33]*[.B33]/[.$E$2]*[.$B$2]" office:value-type="float" office:value="1598.80254537917" calcext:value-type="float">
            <text:p>1.59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89"/>
          <table:table-cell table:style-name="ce63" table:number-columns-repeated="1007"/>
        </table:table-row>
        <table:table-row table:style-name="ro6">
          <table:table-cell table:style-name="ce63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70" table:formula="of:=[.$A$2]*[.C34]/100*[.$A$6]" office:value-type="float" office:value="2.55255" calcext:value-type="float">
            <text:p>2,6</text:p>
          </table:table-cell>
          <table:table-cell table:style-name="ce129" table:formula="of:=[.D34]*[.B34]/[.$E$2]*[.$B$2]" office:value-type="float" office:value="1671.47538835096" calcext:value-type="float">
            <text:p>1.671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70" table:formula="of:=[.$A$2]*[.F34]/100*[.$E$6]" office:value-type="float" office:value="2.55255" calcext:value-type="float">
            <text:p>2,6</text:p>
          </table:table-cell>
          <table:table-cell table:style-name="ce129" table:formula="of:=[.G34]*[.B34]/[.$E$2]*[.$B$2]" office:value-type="float" office:value="1671.47538835096" calcext:value-type="float">
            <text:p>1.67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5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1" table:formula="of:=[.$A$2]*[.C35]/100*[.$A$6]" office:value-type="float" office:value="2.55255" calcext:value-type="float">
            <text:p>2,6</text:p>
          </table:table-cell>
          <table:table-cell table:style-name="ce129" table:formula="of:=[.D35]*[.B35]/[.$E$2]*[.$B$2]" office:value-type="float" office:value="1744.14823132274" calcext:value-type="float">
            <text:p>1.744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1" table:formula="of:=[.$A$2]*[.F35]/100*[.$E$6]" office:value-type="float" office:value="2.55255" calcext:value-type="float">
            <text:p>2,6</text:p>
          </table:table-cell>
          <table:table-cell table:style-name="ce129" table:formula="of:=[.G35]*[.B35]/[.$E$2]*[.$B$2]" office:value-type="float" office:value="1744.14823132274" calcext:value-type="float">
            <text:p>1.744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70" table:formula="of:=[.$A$2]*[.C36]/100*[.$A$6]" office:value-type="float" office:value="2.55255" calcext:value-type="float">
            <text:p>2,6</text:p>
          </table:table-cell>
          <table:table-cell table:style-name="ce129" table:formula="of:=[.D36]*[.B36]/[.$E$2]*[.$B$2]" office:value-type="float" office:value="1816.82107429452" calcext:value-type="float">
            <text:p>1.817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70" table:formula="of:=[.$A$2]*[.F36]/100*[.$E$6]" office:value-type="float" office:value="2.55255" calcext:value-type="float">
            <text:p>2,6</text:p>
          </table:table-cell>
          <table:table-cell table:style-name="ce129" table:formula="of:=[.G36]*[.B36]/[.$E$2]*[.$B$2]" office:value-type="float" office:value="1816.82107429452" calcext:value-type="float">
            <text:p>1.817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70" table:formula="of:=[.$A$2]*[.C37]/100*[.$A$6]" office:value-type="float" office:value="2.55255" calcext:value-type="float">
            <text:p>2,6</text:p>
          </table:table-cell>
          <table:table-cell table:style-name="ce129" table:formula="of:=[.D37]*[.B37]/[.$E$2]*[.$B$2]" office:value-type="float" office:value="1889.4939172663" calcext:value-type="float">
            <text:p>1.889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70" table:formula="of:=[.$A$2]*[.F37]/100*[.$E$6]" office:value-type="float" office:value="2.55255" calcext:value-type="float">
            <text:p>2,6</text:p>
          </table:table-cell>
          <table:table-cell table:style-name="ce129" table:formula="of:=[.G37]*[.B37]/[.$E$2]*[.$B$2]" office:value-type="float" office:value="1889.4939172663" calcext:value-type="float">
            <text:p>1.889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70" table:formula="of:=[.$A$2]*[.C38]/100*[.$A$6]" office:value-type="float" office:value="2.55255" calcext:value-type="float">
            <text:p>2,6</text:p>
          </table:table-cell>
          <table:table-cell table:style-name="ce129" table:formula="of:=[.D38]*[.B38]/[.$E$2]*[.$B$2]" office:value-type="float" office:value="1962.16676023808" calcext:value-type="float">
            <text:p>1.962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70" table:formula="of:=[.$A$2]*[.F38]/100*[.$E$6]" office:value-type="float" office:value="2.55255" calcext:value-type="float">
            <text:p>2,6</text:p>
          </table:table-cell>
          <table:table-cell table:style-name="ce129" table:formula="of:=[.G38]*[.B38]/[.$E$2]*[.$B$2]" office:value-type="float" office:value="1962.16676023808" calcext:value-type="float">
            <text:p>1.962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70" table:formula="of:=[.$A$2]*[.C39]/100*[.$A$6]" office:value-type="float" office:value="2.55255" calcext:value-type="float">
            <text:p>2,6</text:p>
          </table:table-cell>
          <table:table-cell table:style-name="ce129" table:formula="of:=[.D39]*[.B39]/[.$E$2]*[.$B$2]" office:value-type="float" office:value="2034.83960320986" calcext:value-type="float">
            <text:p>2.035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70" table:formula="of:=[.$A$2]*[.F39]/100*[.$E$6]" office:value-type="float" office:value="2.55255" calcext:value-type="float">
            <text:p>2,6</text:p>
          </table:table-cell>
          <table:table-cell table:style-name="ce129" table:formula="of:=[.G39]*[.B39]/[.$E$2]*[.$B$2]" office:value-type="float" office:value="2034.83960320986" calcext:value-type="float">
            <text:p>2.035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70" table:formula="of:=[.$A$2]*[.C40]/100*[.$A$6]" office:value-type="float" office:value="2.55255" calcext:value-type="float">
            <text:p>2,6</text:p>
          </table:table-cell>
          <table:table-cell table:style-name="ce129" table:formula="of:=[.D40]*[.B40]/[.$E$2]*[.$B$2]" office:value-type="float" office:value="2107.51244618164" calcext:value-type="float">
            <text:p>2.108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70" table:formula="of:=[.$A$2]*[.F40]/100*[.$E$6]" office:value-type="float" office:value="2.55255" calcext:value-type="float">
            <text:p>2,6</text:p>
          </table:table-cell>
          <table:table-cell table:style-name="ce129" table:formula="of:=[.G40]*[.B40]/[.$E$2]*[.$B$2]" office:value-type="float" office:value="2107.51244618164" calcext:value-type="float">
            <text:p>2.10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70" table:formula="of:=[.$A$2]*[.C41]/100*[.$A$6]" office:value-type="float" office:value="2.55255" calcext:value-type="float">
            <text:p>2,6</text:p>
          </table:table-cell>
          <table:table-cell table:style-name="ce129" table:formula="of:=[.D41]*[.B41]/[.$E$2]*[.$B$2]" office:value-type="float" office:value="2180.18528915342" calcext:value-type="float">
            <text:p>2.180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70" table:formula="of:=[.$A$2]*[.F41]/100*[.$E$6]" office:value-type="float" office:value="2.55255" calcext:value-type="float">
            <text:p>2,6</text:p>
          </table:table-cell>
          <table:table-cell table:style-name="ce129" table:formula="of:=[.G41]*[.B41]/[.$E$2]*[.$B$2]" office:value-type="float" office:value="2180.18528915342" calcext:value-type="float">
            <text:p>2.180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70" table:formula="of:=[.$A$2]*[.C42]/100*[.$A$6]" office:value-type="float" office:value="2.55255" calcext:value-type="float">
            <text:p>2,6</text:p>
          </table:table-cell>
          <table:table-cell table:style-name="ce129" table:formula="of:=[.D42]*[.B42]/[.$E$2]*[.$B$2]" office:value-type="float" office:value="2252.8581321252" calcext:value-type="float">
            <text:p>2.253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70" table:formula="of:=[.$A$2]*[.F42]/100*[.$E$6]" office:value-type="float" office:value="2.55255" calcext:value-type="float">
            <text:p>2,6</text:p>
          </table:table-cell>
          <table:table-cell table:style-name="ce129" table:formula="of:=[.G42]*[.B42]/[.$E$2]*[.$B$2]" office:value-type="float" office:value="2252.8581321252" calcext:value-type="float">
            <text:p>2.253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70" table:formula="of:=[.$A$2]*[.C43]/100*[.$A$6]" office:value-type="float" office:value="2.55255" calcext:value-type="float">
            <text:p>2,6</text:p>
          </table:table-cell>
          <table:table-cell table:style-name="ce129" table:formula="of:=[.D43]*[.B43]/[.$E$2]*[.$B$2]" office:value-type="float" office:value="2325.53097509698" calcext:value-type="float">
            <text:p>2.326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70" table:formula="of:=[.$A$2]*[.F43]/100*[.$E$6]" office:value-type="float" office:value="2.55255" calcext:value-type="float">
            <text:p>2,6</text:p>
          </table:table-cell>
          <table:table-cell table:style-name="ce129" table:formula="of:=[.G43]*[.B43]/[.$E$2]*[.$B$2]" office:value-type="float" office:value="2325.53097509698" calcext:value-type="float">
            <text:p>2.326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6">
          <table:table-cell table:style-name="ce63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70" table:formula="of:=[.$A$2]*[.C44]/100*[.$A$6]" office:value-type="float" office:value="2.55255" calcext:value-type="float">
            <text:p>2,6</text:p>
          </table:table-cell>
          <table:table-cell table:style-name="ce129" table:formula="of:=[.D44]*[.B44]/[.$E$2]*[.$B$2]" office:value-type="float" office:value="2398.20381806876" calcext:value-type="float">
            <text:p>2.398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70" table:formula="of:=[.$A$2]*[.F44]/100*[.$E$6]" office:value-type="float" office:value="2.55255" calcext:value-type="float">
            <text:p>2,6</text:p>
          </table:table-cell>
          <table:table-cell table:style-name="ce129" table:formula="of:=[.G44]*[.B44]/[.$E$2]*[.$B$2]" office:value-type="float" office:value="2398.20381806876" calcext:value-type="float">
            <text:p>2.398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3"/>
          <table:table-cell table:style-name="ce66"/>
          <table:table-cell table:style-name="ce91"/>
          <table:table-cell table:style-name="ce66" table:number-columns-repeated="2"/>
          <table:table-cell table:style-name="ce63" table:number-columns-repeated="1001"/>
        </table:table-row>
        <table:table-row table:style-name="ro6">
          <table:table-cell table:style-name="ce63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70" table:formula="of:=[.$A$2]*[.C45]/100*[.$A$6]" office:value-type="float" office:value="2.55255" calcext:value-type="float">
            <text:p>2,6</text:p>
          </table:table-cell>
          <table:table-cell table:style-name="ce129" table:formula="of:=[.D45]*[.B45]/[.$E$2]*[.$B$2]" office:value-type="float" office:value="2470.87666104054" calcext:value-type="float">
            <text:p>2.471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70" table:formula="of:=[.$A$2]*[.F45]/100*[.$E$6]" office:value-type="float" office:value="2.55255" calcext:value-type="float">
            <text:p>2,6</text:p>
          </table:table-cell>
          <table:table-cell table:style-name="ce129" table:formula="of:=[.G45]*[.B45]/[.$E$2]*[.$B$2]" office:value-type="float" office:value="2470.87666104054" calcext:value-type="float">
            <text:p>2.471</text:p>
          </table:table-cell>
          <table:table-cell table:style-name="ce63" table:number-columns-repeated="6"/>
          <table:table-cell table:style-name="ce88"/>
          <table:table-cell table:style-name="ce90"/>
          <table:table-cell table:style-name="ce63" table:number-columns-repeated="1008"/>
        </table:table-row>
        <table:table-row table:style-name="ro3">
          <table:table-cell table:style-name="ce63" table:number-columns-repeated="3"/>
          <table:table-cell table:number-columns-repeated="5"/>
          <table:table-cell table:style-name="ce63" table:number-columns-repeated="7"/>
          <table:table-cell table:style-name="ce90"/>
          <table:table-cell table:style-name="ce63" table:number-columns-repeated="1008"/>
        </table:table-row>
        <table:table-row table:style-name="ro2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77" table:formula="of:=SUM([.E12:.E41])" office:value-type="float" office:value="71561.4852623571" calcext:value-type="float">
            <text:p>71.561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3" table:formula="of:=SUM([.H12:.H41])" office:value-type="float" office:value="71561.4852623571" calcext:value-type="float">
            <text:p>71.561</text:p>
          </table:table-cell>
          <table:table-cell table:number-columns-repeated="7"/>
          <table:table-cell table:style-name="ce59"/>
          <table:table-cell table:number-columns-repeated="1008"/>
        </table:table-row>
        <table:table-row table:style-name="ro2">
          <table:table-cell table:style-name="ce40"/>
          <table:table-cell table:style-name="ce45"/>
          <table:table-cell table:style-name="ce50"/>
          <table:table-cell table:style-name="ce73"/>
          <table:table-cell table:style-name="ce78" table:formula="of:=[.E47]/(30*[.$D$2])" office:value-type="percentage" office:value="0.298172855259821" calcext:value-type="percentage">
            <text:p>29,8%</text:p>
          </table:table-cell>
          <table:table-cell/>
          <table:table-cell table:style-name="ce73"/>
          <table:table-cell table:style-name="ce84" table:formula="of:=[.H47]/(30*[.$D$2])" office:value-type="percentage" office:value="0.298172855259821" calcext:value-type="percentage">
            <text:p>29,8%</text:p>
          </table:table-cell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0"/>
          <table:table-cell table:style-name="ce45"/>
          <table:table-cell table:style-name="ce50"/>
          <table:table-cell table:style-name="ce73"/>
          <table:table-cell table:style-name="ce78"/>
          <table:table-cell/>
          <table:table-cell table:style-name="ce73"/>
          <table:table-cell table:style-name="ce84"/>
          <table:table-cell table:number-columns-repeated="6"/>
          <table:table-cell table:style-name="ce40"/>
          <table:table-cell table:style-name="ce59"/>
          <table:table-cell table:style-name="ce52"/>
          <table:table-cell table:number-columns-repeated="2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79" table:formula="of:=MAX([.E12:.E41])+800" office:value-type="float" office:value="4797.00636344794" calcext:value-type="float">
            <text:p>4.797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85" table:formula="of:=MAX([.H12:.H41])+800" office:value-type="float" office:value="4797.00636344794" calcext:value-type="float">
            <text:p>4.797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73"/>
          <table:table-cell table:style-name="ce80" table:formula="of:=[.E50]/[.$D$2]" office:value-type="percentage" office:value="0.599625795430992" calcext:value-type="percentage">
            <text:p>60,0%</text:p>
          </table:table-cell>
          <table:table-cell table:style-name="ce50"/>
          <table:table-cell table:style-name="ce73"/>
          <table:table-cell table:style-name="ce84" table:formula="of:=[.H50]/[.$D$2]" office:value-type="percentage" office:value="0.599625795430992" calcext:value-type="percentage">
            <text:p>60,0%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1" table:formula="of:=ROUNDUP([.E50];-2)/100" office:value-type="float" office:value="48" calcext:value-type="float">
            <text:p>48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86" table:formula="of:=ROUNDUP([.H50];-2)/100" office:value-type="float" office:value="48" calcext:value-type="float">
            <text:p>48</text:p>
          </table:table-cell>
          <table:table-cell table:number-columns-repeated="7"/>
          <table:table-cell table:style-name="ce59"/>
          <table:table-cell table:style-name="ce52" table:number-columns-repeated="3"/>
          <table:table-cell table:style-name="ce11"/>
          <table:table-cell table:style-name="ce53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0"/>
          <table:table-cell table:style-name="ce45"/>
          <table:table-cell table:number-columns-repeated="4"/>
          <table:table-cell table:style-name="ce59"/>
          <table:table-cell table:style-name="ce52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7"/>
          <table:table-cell table:style-name="ce33"/>
          <table:table-cell table:number-columns-repeated="996"/>
        </table:table-row>
        <table:table-row table:style-name="ro3">
          <table:table-cell table:number-columns-repeated="26"/>
          <table:table-cell table:style-name="ce37"/>
          <table:table-cell table:style-name="ce57"/>
          <table:table-cell table:number-columns-repeated="996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1" svg:width="19.288cm" svg:height="12.37cm" svg:x="16.885cm" svg:y="1.304cm">
            <draw:object draw:notify-on-update-of-ranges="Powermap_45.C25:Powermap_45.C33 Powermap_45.A23:Powermap_45.A23 Powermap_45.D25:Powermap_45.D33 Powermap_45.C11:Powermap_45.C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column table:style-name="co1" table:default-cell-style-name="ce28"/>
        <table:table-column table:style-name="co1" table:number-columns-repeated="8" table:default-cell-style-name="ce1"/>
        <table:table-row table:style-name="ro2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11" calcext:value-type="percentage">
            <text:p>111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36;[.C5]*[.C2])" office:value-type="float" office:value="36" calcext:value-type="float">
            <text:p>36,000</text:p>
          </table:table-cell>
          <table:table-cell table:style-name="ce21" table:formula="of:=[.D5]*[.D2]" office:value-type="float" office:value="9165" calcext:value-type="float">
            <text:p>9.165</text:p>
          </table:table-cell>
          <table:table-cell table:style-name="ce21" table:formula="of:=[.E5]*[.E2]" office:value-type="float" office:value="9180" calcext:value-type="float">
            <text:p>9.180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delta</text:p>
          </table:table-cell>
          <table:table-cell table:formula="of:=ROUND(([.B19]-[.B12])/[.A19])" office:value-type="float" office:value="315" calcext:value-type="float">
            <text:p>315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n_mc min: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/>
          <table:table-cell table:style-name="ce31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2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70 POWER 111 130 120" calcext:value-type="string">
            <text:p>SPEED 70 POWER 111 130 120</text:p>
          </table:table-cell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RPM</text:p>
          </table:table-cell>
          <table:table-cell table:style-name="ce32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2" office:value-type="string" calcext:value-type="string">
            <text:p>Power_bat</text:p>
          </table:table-cell>
          <table:table-cell table:number-columns-repeated="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36" calcext:value-type="float">
            <text:p>36,0</text:p>
          </table:table-cell>
          <table:table-cell office:value-type="float" office:value="0" calcext:value-type="float">
            <text:p>0</text:p>
          </table:table-cell>
          <table:table-cell table:style-name="ce9" table:formula="of:=ROUND([.D11]*16)" office:value-type="float" office:value="576" calcext:value-type="float">
            <text:p>576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431" calcext:value-type="float">
            <text:p>2431</text:p>
          </table:table-cell>
          <table:table-cell table:formula="of:=[.B12]/5814*45" office:value-type="float" office:value="18.8157894736842" calcext:value-type="float">
            <text:p>19</text:p>
          </table:table-cell>
          <table:table-cell table:style-name="ce24" table:formula="of:=[.C4]" office:value-type="float" office:value="36" calcext:value-type="float">
            <text:p>36,0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style-name="ce9" table:formula="of:=ROUND([.D12]*16)" office:value-type="float" office:value="576" calcext:value-type="float">
            <text:p>576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12]+[.$B$6]*[.A13]" office:value-type="float" office:value="2746" calcext:value-type="float">
            <text:p>2746</text:p>
          </table:table-cell>
          <table:table-cell table:formula="of:=[.B13]/5814*45" office:value-type="float" office:value="21.2538699690402" calcext:value-type="float">
            <text:p>21</text:p>
          </table:table-cell>
          <table:table-cell table:formula="of:=[.E13]/[.B13]*[.$B$7]" office:value-type="float" office:value="31.8750373280476" calcext:value-type="float">
            <text:p>31,9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style-name="ce9" table:formula="of:=ROUND([.D13]*16)" office:value-type="float" office:value="510" calcext:value-type="float">
            <text:p>510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$12]+[.$B$6]*[.A14]" office:value-type="float" office:value="3061" calcext:value-type="float">
            <text:p>3061</text:p>
          </table:table-cell>
          <table:table-cell table:formula="of:=[.B14]/5814*45" office:value-type="float" office:value="23.6919504643963" calcext:value-type="float">
            <text:p>24</text:p>
          </table:table-cell>
          <table:table-cell table:formula="of:=[.E14]/[.B14]*[.$B$7]" office:value-type="float" office:value="28.5979751059798" calcext:value-type="float">
            <text:p>28,6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style-name="ce9" table:formula="of:=ROUND([.D14]*16)" office:value-type="float" office:value="458" calcext:value-type="float">
            <text:p>458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$12]+[.$B$6]*[.A15]" office:value-type="float" office:value="3376" calcext:value-type="float">
            <text:p>3376</text:p>
          </table:table-cell>
          <table:table-cell table:formula="of:=[.B15]/5814*45" office:value-type="float" office:value="26.1300309597523" calcext:value-type="float">
            <text:p>26</text:p>
          </table:table-cell>
          <table:table-cell table:formula="of:=[.E15]/[.B15]*[.$B$7]" office:value-type="float" office:value="25.9324499691913" calcext:value-type="float">
            <text:p>25,9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style-name="ce9" table:formula="of:=ROUND([.D15]*16)" office:value-type="float" office:value="415" calcext:value-type="float">
            <text:p>415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$12]+[.$B$6]*[.A16]" office:value-type="float" office:value="4006" calcext:value-type="float">
            <text:p>4006</text:p>
          </table:table-cell>
          <table:table-cell table:formula="of:=[.B16]/5814*45" office:value-type="float" office:value="31.0061919504644" calcext:value-type="float">
            <text:p>31</text:p>
          </table:table-cell>
          <table:table-cell table:formula="of:=[.E16]/[.B16]*[.$B$7]" office:value-type="float" office:value="21.8589739613482" calcext:value-type="float">
            <text:p>21,9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style-name="ce9" table:formula="of:=ROUND([.D16]*16)" office:value-type="float" office:value="350" calcext:value-type="float">
            <text:p>350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12]+[.$B$6]*[.A17]" office:value-type="float" office:value="4951" calcext:value-type="float">
            <text:p>4951</text:p>
          </table:table-cell>
          <table:table-cell table:formula="of:=[.B17]/5814*45" office:value-type="float" office:value="38.3204334365325" calcext:value-type="float">
            <text:p>38</text:p>
          </table:table-cell>
          <table:table-cell table:formula="of:=[.E17]/[.B17]*[.$B$7]" office:value-type="float" office:value="17.6925262732614" calcext:value-type="float">
            <text:p>17,7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style-name="ce9" table:formula="of:=ROUND([.D17]*16)" office:value-type="float" office:value="283" calcext:value-type="float">
            <text:p>28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$12]+[.$B$6]*[.A18]" office:value-type="float" office:value="6526" calcext:value-type="float">
            <text:p>6526</text:p>
          </table:table-cell>
          <table:table-cell table:formula="of:=[.B18]/5814*45" office:value-type="float" office:value="50.5108359133127" calcext:value-type="float">
            <text:p>51</text:p>
          </table:table-cell>
          <table:table-cell table:formula="of:=[.E18]/[.B18]*[.$B$7]" office:value-type="float" office:value="13.4328137687735" calcext:value-type="float">
            <text:p>13,4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style-name="ce9" table:formula="of:=ROUND([.D18]*16)" office:value-type="float" office:value="215" calcext:value-type="float">
            <text:p>215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7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style-name="ce9"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style-name="ce29" office:value-type="string" calcext:value-type="string">
            <text:p>Auto power ref:</text:p>
          </table:table-cell>
          <table:table-cell table:style-name="ce33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RPM</text:p>
          </table:table-cell>
          <table:table-cell table:style-name="ce32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2" office:value-type="string" calcext:value-type="string">
            <text:p>Power_bat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2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currency-style style:name="N197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7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7P0"/>
    </number:currency-style>
    <number:currency-style style:name="N19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9P0"/>
    </number:currency-style>
    <number:number-style style:name="N200">
      <number:number number:decimal-places="1" number:min-integer-digits="1" number:grouping="true"/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16" number:min-integer-digits="1"/>
    </number:number-style>
    <number:number-style style:name="N203">
      <number:number number:decimal-places="17" number:min-integer-digits="1"/>
    </number:number-style>
    <number:number-style style:name="N204">
      <number:number number:decimal-places="18" number:min-integer-digits="1"/>
    </number:number-style>
    <number:number-style style:name="N205">
      <number:number number:decimal-places="19" number:min-integer-digits="1"/>
    </number:number-style>
    <number:number-style style:name="N206">
      <number:number number:decimal-places="3" number:min-integer-digits="1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left="0.848cm" fo:margin-right="0.45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.00.0000</text:date>, <text:time style:data-style-name="N2" text:time-value="14:26:15.7112471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5-10-03T11:28:12.627718546</dc:date>
    <meta:editing-duration>P21DT18H53M32S</meta:editing-duration>
    <meta:editing-cycles>275</meta:editing-cycles>
    <meta:generator>LibreOffice/4.3.7.2$Linux_X86_64 LibreOffice_project/430m0$Build-2</meta:generator>
    <dc:creator>Michael Balzer</dc:creator>
    <meta:printed-by>Michael Balzer</meta:printed-by>
    <meta:print-date>2014-07-31T11:22:42</meta:print-date>
    <meta:document-statistic meta:table-count="5" meta:cell-count="169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e6e6e6"/>
    </style:style>
    <style:style style:name="ch7" style:family="chart" style:data-style-name="N187">
      <style:chart-properties chart:display-label="true" chart:logarithmic="false" chart:minimum="0" chart:maximum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18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4.746cm" svg:y="0.185cm" style:legend-expansion="wide" chart:style-name="ch2"/>
        <chart:plot-area chart:style-name="ch3" table:cell-range-address="Powermap_80.C25:Powermap_80.E33 Powermap_80.A23:Powermap_80.A23 Powermap_80.A9:Powermap_80.A9 Powermap_80.D11:Powermap_80.E19 Powermap_80.E10:Powermap_80.E10" chart:data-source-has-labels="row" svg:x="0.385cm" svg:y="1.528cm" svg:width="18.519cm" svg:height="10.596cm">
          <chartooo:coordinate-region svg:x="0.624cm" svg:y="1.727cm" svg:width="16.996cm" svg:height="9.7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0" chart:values-cell-range-address="Powermap_80.E25:Powermap_80.E33" chart:class="chart:scatter">
            <chart:data-point chart:repeated="9"/>
          </chart:series>
          <chart:series chart:attached-axis="primary-y" chart:style-name="ch11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2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Spalte C</text:p>
              </table:table-cell>
              <table:table-cell office:value-type="string">
                <text:p>SPEED 110 POWER 130 120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70.125">
                <text:p>70.125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21.9586206896552">
                <text:p>21.9586206896552</text:p>
              </table:table-cell>
              <table:table-cell office:value-type="float" office:value="70.125">
                <text:p>70.125</text:p>
              </table:table-cell>
              <table:table-cell office:value-type="float" office:value="21.9586206896552">
                <text:p>21.9586206896552</text:p>
              </table:table-cell>
              <table:table-cell office:value-type="float" office:value="14618.4">
                <text:p>1461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6.151724137931">
                <text:p>26.151724137931</text:p>
              </table:table-cell>
              <table:table-cell office:value-type="float" office:value="59.2072505258113">
                <text:p>59.2072505258113</text:p>
              </table:table-cell>
              <table:table-cell office:value-type="float" office:value="26.151724137931">
                <text:p>26.151724137931</text:p>
              </table:table-cell>
              <table:table-cell office:value-type="float" office:value="14694.4">
                <text:p>146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30.3448275862069">
                <text:p>30.3448275862069</text:p>
              </table:table-cell>
              <table:table-cell office:value-type="float" office:value="51.289792831517">
                <text:p>51.289792831517</text:p>
              </table:table-cell>
              <table:table-cell office:value-type="float" office:value="30.3448275862069">
                <text:p>30.3448275862069</text:p>
              </table:table-cell>
              <table:table-cell office:value-type="float" office:value="14770.4">
                <text:p>1477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4.5379310344828">
                <text:p>34.5379310344828</text:p>
              </table:table-cell>
              <table:table-cell office:value-type="float" office:value="45.2947849288086">
                <text:p>45.2947849288086</text:p>
              </table:table-cell>
              <table:table-cell office:value-type="float" office:value="34.5379310344828">
                <text:p>34.5379310344828</text:p>
              </table:table-cell>
              <table:table-cell office:value-type="float" office:value="14846.4">
                <text:p>1484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2.9241379310345">
                <text:p>42.9241379310345</text:p>
              </table:table-cell>
              <table:table-cell office:value-type="float" office:value="36.8185526756219">
                <text:p>36.8185526756219</text:p>
              </table:table-cell>
              <table:table-cell office:value-type="float" office:value="42.9241379310345">
                <text:p>42.9241379310345</text:p>
              </table:table-cell>
              <table:table-cell office:value-type="float" office:value="14998.4">
                <text:p>1499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5.5034482758621">
                <text:p>55.5034482758621</text:p>
              </table:table-cell>
              <table:table-cell office:value-type="float" office:value="28.9068408607686">
                <text:p>28.9068408607686</text:p>
              </table:table-cell>
              <table:table-cell office:value-type="float" office:value="55.5034482758621">
                <text:p>55.5034482758621</text:p>
              </table:table-cell>
              <table:table-cell office:value-type="float" office:value="15226.4">
                <text:p>1522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6.4689655172414">
                <text:p>76.4689655172414</text:p>
              </table:table-cell>
              <table:table-cell office:value-type="float" office:value="21.4962520539703">
                <text:p>21.4962520539703</text:p>
              </table:table-cell>
              <table:table-cell office:value-type="float" office:value="76.4689655172414">
                <text:p>76.4689655172414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9436014278635">
                <text:p>14.9436014278635</text:p>
              </table:table-cell>
              <table:table-cell office:value-type="float" office:value="110">
                <text:p>110</text:p>
              </table:table-cell>
              <table:table-cell office:value-type="float" office:value="15600">
                <text:p>15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A.A11:Recupmap_80_A.A45 Recupmap_80_A.G10:Recupmap_80_A.H45 Recupmap_80_A.D10:Recupmap_80_A.E45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A.G11:Recupmap_80_A.G45" chart:label-cell-address="Recupmap_80_A.G10:Recupmap_80_A.G10" chart:class="chart:scatter">
            <chart:domain table:cell-range-address="Recupmap_80_A.A11:Recupmap_80_A.A45"/>
            <chart:data-point chart:repeated="35"/>
          </chart:series>
          <chart:series chart:attached-axis="primary-y" chart:style-name="ch10" chart:values-cell-range-address="Recupmap_80_A.D11:Recupmap_80_A.D45" chart:label-cell-address="Recupmap_80_A.D10:Recupmap_80_A.D10" chart:class="chart:scatter">
            <chart:data-point chart:repeated="35"/>
          </chart:series>
          <chart:series chart:attached-axis="secondary-y" chart:style-name="ch11" chart:values-cell-range-address="Recupmap_80_A.H11:Recupmap_80_A.H45" chart:label-cell-address="Recupmap_80_A.H10:Recupmap_80_A.H10" chart:class="chart:scatter">
            <chart:data-point chart:repeated="35"/>
          </chart:series>
          <chart:series chart:attached-axis="secondary-y" chart:style-name="ch12" chart:values-cell-range-address="Recupmap_80_A.E11:Recupmap_80_A.E45" chart:label-cell-address="Recupmap_80_A.E10:Recupmap_80_A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A.G10:Recupmap_80_A.G10</svg:desc>
                </draw:g>
              </table:table-cell>
              <table:table-cell office:value-type="string">
                <text:p>Ntr_Trq</text:p>
                <draw:g>
                  <svg:desc>Recupmap_80_A.D10:Recupmap_80_A.D10</svg:desc>
                </draw:g>
              </table:table-cell>
              <table:table-cell office:value-type="string">
                <text:p>Brk_Pwr</text:p>
                <draw:g>
                  <svg:desc>Recupmap_80_A.H10:Recupmap_80_A.H10</svg:desc>
                </draw:g>
              </table:table-cell>
              <table:table-cell office:value-type="string">
                <text:p>Ntr_Pwr</text:p>
                <draw:g>
                  <svg:desc>Recupmap_80_A.E10:Recupmap_80_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A.A11:Recupmap_80_A.A45</svg:desc>
                </draw:g>
              </table:table-cell>
              <table:table-cell office:value-type="float" office:value="35.413125">
                <text:p>35.413125</text:p>
                <draw:g>
                  <svg:desc>Recupmap_80_A.G11:Recupmap_80_A.G45</svg:desc>
                </draw:g>
              </table:table-cell>
              <table:table-cell office:value-type="float" office:value="17.6715">
                <text:p>17.6715</text:p>
                <draw:g>
                  <svg:desc>Recupmap_80_A.D11:Recupmap_80_A.D45</svg:desc>
                </draw:g>
              </table:table-cell>
              <table:table-cell office:value-type="float" office:value="0">
                <text:p>0</text:p>
                <draw:g>
                  <svg:desc>Recupmap_80_A.H11:Recupmap_80_A.H45</svg:desc>
                </draw:g>
              </table:table-cell>
              <table:table-cell office:value-type="float" office:value="0">
                <text:p>0</text:p>
                <draw:g>
                  <svg:desc>Recupmap_80_A.E11:Recupmap_80_A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1008.2358708997">
                <text:p>1008.2358708997</text:p>
              </table:table-cell>
              <table:table-cell office:value-type="float" office:value="503.119682112328">
                <text:p>503.11968211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2016.47174179941">
                <text:p>2016.47174179941</text:p>
              </table:table-cell>
              <table:table-cell office:value-type="float" office:value="1006.23936422466">
                <text:p>1006.2393642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3024.70761269911">
                <text:p>3024.70761269911</text:p>
              </table:table-cell>
              <table:table-cell office:value-type="float" office:value="1509.35904633698">
                <text:p>1509.3590463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4032.94348359882">
                <text:p>4032.94348359882</text:p>
              </table:table-cell>
              <table:table-cell office:value-type="float" office:value="2012.47872844931">
                <text:p>2012.4787284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5041.17935449852">
                <text:p>5041.17935449852</text:p>
              </table:table-cell>
              <table:table-cell office:value-type="float" office:value="2515.59841056164">
                <text:p>2515.5984105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6049.41522539823">
                <text:p>6049.41522539823</text:p>
              </table:table-cell>
              <table:table-cell office:value-type="float" office:value="3018.71809267397">
                <text:p>3018.71809267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7057.65109629793">
                <text:p>7057.65109629793</text:p>
              </table:table-cell>
              <table:table-cell office:value-type="float" office:value="3521.83777478629">
                <text:p>3521.8377747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35073125">
                <text:p>34.35073125</text:p>
              </table:table-cell>
              <table:table-cell office:value-type="float" office:value="17.6715">
                <text:p>17.6715</text:p>
              </table:table-cell>
              <table:table-cell office:value-type="float" office:value="7823.9103581817">
                <text:p>7823.9103581817</text:p>
              </table:table-cell>
              <table:table-cell office:value-type="float" office:value="4024.95745689862">
                <text:p>4024.9574568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.16355">
                <text:p>31.16355</text:p>
              </table:table-cell>
              <table:table-cell office:value-type="float" office:value="17.6715">
                <text:p>17.6715</text:p>
              </table:table-cell>
              <table:table-cell office:value-type="float" office:value="7985.22809752566">
                <text:p>7985.22809752566</text:p>
              </table:table-cell>
              <table:table-cell office:value-type="float" office:value="4528.07713901095">
                <text:p>4528.0771390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7.97636875">
                <text:p>27.97636875</text:p>
              </table:table-cell>
              <table:table-cell office:value-type="float" office:value="17.6715">
                <text:p>17.6715</text:p>
              </table:table-cell>
              <table:table-cell office:value-type="float" office:value="7965.06338010766">
                <text:p>7965.06338010766</text:p>
              </table:table-cell>
              <table:table-cell office:value-type="float" office:value="5031.19682112328">
                <text:p>5031.1968211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4.7891875">
                <text:p>24.7891875</text:p>
              </table:table-cell>
              <table:table-cell office:value-type="float" office:value="17.6715">
                <text:p>17.6715</text:p>
              </table:table-cell>
              <table:table-cell office:value-type="float" office:value="7763.41620592772">
                <text:p>7763.41620592772</text:p>
              </table:table-cell>
              <table:table-cell office:value-type="float" office:value="5534.31650323561">
                <text:p>5534.3165032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2.2596785714286">
                <text:p>22.2596785714286</text:p>
              </table:table-cell>
              <table:table-cell office:value-type="float" office:value="17.176698">
                <text:p>17.176698</text:p>
              </table:table-cell>
              <table:table-cell office:value-type="float" office:value="7604.97914050063">
                <text:p>7604.97914050063</text:p>
              </table:table-cell>
              <table:table-cell office:value-type="float" office:value="5868.38797215819">
                <text:p>5868.38797215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1.0455142857143">
                <text:p>21.0455142857143</text:p>
              </table:table-cell>
              <table:table-cell office:value-type="float" office:value="16.681896">
                <text:p>16.681896</text:p>
              </table:table-cell>
              <table:table-cell office:value-type="float" office:value="7789.34227117943">
                <text:p>7789.34227117943</text:p>
              </table:table-cell>
              <table:table-cell office:value-type="float" office:value="6174.28473888249">
                <text:p>6174.28473888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3135">
                <text:p>19.83135</text:p>
              </table:table-cell>
              <table:table-cell office:value-type="float" office:value="16.187094">
                <text:p>16.187094</text:p>
              </table:table-cell>
              <table:table-cell office:value-type="float" office:value="7904.56922785368">
                <text:p>7904.56922785368</text:p>
              </table:table-cell>
              <table:table-cell office:value-type="float" office:value="6452.00680340849">
                <text:p>6452.00680340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8.6171857142857">
                <text:p>18.6171857142857</text:p>
              </table:table-cell>
              <table:table-cell office:value-type="float" office:value="15.692292">
                <text:p>15.692292</text:p>
              </table:table-cell>
              <table:table-cell office:value-type="float" office:value="7950.66001052338">
                <text:p>7950.66001052338</text:p>
              </table:table-cell>
              <table:table-cell office:value-type="float" office:value="6701.55416573621">
                <text:p>6701.55416573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7.4030214285714">
                <text:p>17.4030214285714</text:p>
              </table:table-cell>
              <table:table-cell office:value-type="float" office:value="15.19749">
                <text:p>15.19749</text:p>
              </table:table-cell>
              <table:table-cell office:value-type="float" office:value="7927.61461918853">
                <text:p>7927.61461918853</text:p>
              </table:table-cell>
              <table:table-cell office:value-type="float" office:value="6922.92682586563">
                <text:p>6922.92682586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6.1888571428571">
                <text:p>16.1888571428571</text:p>
              </table:table-cell>
              <table:table-cell office:value-type="float" office:value="14.69259">
                <text:p>14.69259</text:p>
              </table:table-cell>
              <table:table-cell office:value-type="float" office:value="7835.43305384913">
                <text:p>7835.43305384913</text:p>
              </table:table-cell>
              <table:table-cell office:value-type="float" office:value="7111.23733545624">
                <text:p>7111.2373354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4.9746928571429">
                <text:p>14.9746928571429</text:p>
              </table:table-cell>
              <table:table-cell office:value-type="float" office:value="14.18769">
                <text:p>14.18769</text:p>
              </table:table-cell>
              <table:table-cell office:value-type="float" office:value="7674.11531450518">
                <text:p>7674.11531450518</text:p>
              </table:table-cell>
              <table:table-cell office:value-type="float" office:value="7270.79814892615">
                <text:p>7270.79814892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4.009015625">
                <text:p>14.009015625</text:p>
              </table:table-cell>
              <table:table-cell office:value-type="float" office:value="13.68279">
                <text:p>13.68279</text:p>
              </table:table-cell>
              <table:table-cell office:value-type="float" office:value="7578.0787296594">
                <text:p>7578.0787296594</text:p>
              </table:table-cell>
              <table:table-cell office:value-type="float" office:value="7401.60926627536">
                <text:p>7401.60926627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3.5403125">
                <text:p>13.5403125</text:p>
              </table:table-cell>
              <table:table-cell office:value-type="float" office:value="13.17789">
                <text:p>13.17789</text:p>
              </table:table-cell>
              <table:table-cell office:value-type="float" office:value="7710.03901276245">
                <text:p>7710.03901276245</text:p>
              </table:table-cell>
              <table:table-cell office:value-type="float" office:value="7503.67068750386">
                <text:p>7503.67068750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3.071609375">
                <text:p>13.071609375</text:p>
              </table:table-cell>
              <table:table-cell office:value-type="float" office:value="12.67299">
                <text:p>12.67299</text:p>
              </table:table-cell>
              <table:table-cell office:value-type="float" office:value="7815.31069928286">
                <text:p>7815.31069928286</text:p>
              </table:table-cell>
              <table:table-cell office:value-type="float" office:value="7576.98241261166">
                <text:p>7576.98241261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2.60290625">
                <text:p>12.60290625</text:p>
              </table:table-cell>
              <table:table-cell office:value-type="float" office:value="12.16809">
                <text:p>12.16809</text:p>
              </table:table-cell>
              <table:table-cell office:value-type="float" office:value="7893.89378922063">
                <text:p>7893.89378922063</text:p>
              </table:table-cell>
              <table:table-cell office:value-type="float" office:value="7621.54444159875">
                <text:p>7621.5444415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134203125">
                <text:p>12.134203125</text:p>
              </table:table-cell>
              <table:table-cell office:value-type="float" office:value="11.66319">
                <text:p>11.66319</text:p>
              </table:table-cell>
              <table:table-cell office:value-type="float" office:value="7945.78828257576">
                <text:p>7945.78828257576</text:p>
              </table:table-cell>
              <table:table-cell office:value-type="float" office:value="7637.35677446514">
                <text:p>7637.35677446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1.6655">
                <text:p>11.6655</text:p>
              </table:table-cell>
              <table:table-cell office:value-type="float" office:value="11.25927">
                <text:p>11.25927</text:p>
              </table:table-cell>
              <table:table-cell office:value-type="float" office:value="7970.99417934825">
                <text:p>7970.99417934825</text:p>
              </table:table-cell>
              <table:table-cell office:value-type="float" office:value="7693.41868190051">
                <text:p>7693.41868190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1.196796875">
                <text:p>11.196796875</text:p>
              </table:table-cell>
              <table:table-cell office:value-type="float" office:value="10.85535">
                <text:p>10.85535</text:p>
              </table:table-cell>
              <table:table-cell office:value-type="float" office:value="7969.5114795381">
                <text:p>7969.5114795381</text:p>
              </table:table-cell>
              <table:table-cell office:value-type="float" office:value="7726.48083243932">
                <text:p>7726.48083243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.72809375">
                <text:p>10.72809375</text:p>
              </table:table-cell>
              <table:table-cell office:value-type="float" office:value="10.45143">
                <text:p>10.45143</text:p>
              </table:table-cell>
              <table:table-cell office:value-type="float" office:value="7941.34018314532">
                <text:p>7941.34018314532</text:p>
              </table:table-cell>
              <table:table-cell office:value-type="float" office:value="7736.54322608157">
                <text:p>7736.54322608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0.259390625">
                <text:p>10.259390625</text:p>
              </table:table-cell>
              <table:table-cell office:value-type="float" office:value="10.04751">
                <text:p>10.04751</text:p>
              </table:table-cell>
              <table:table-cell office:value-type="float" office:value="7886.48029016989">
                <text:p>7886.48029016989</text:p>
              </table:table-cell>
              <table:table-cell office:value-type="float" office:value="7723.60586282725">
                <text:p>7723.60586282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9.7906875">
                <text:p>9.7906875</text:p>
              </table:table-cell>
              <table:table-cell office:value-type="float" office:value="9.64359">
                <text:p>9.64359</text:p>
              </table:table-cell>
              <table:table-cell office:value-type="float" office:value="7804.93180061183">
                <text:p>7804.93180061183</text:p>
              </table:table-cell>
              <table:table-cell office:value-type="float" office:value="7687.66874267637">
                <text:p>7687.66874267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9.321984375">
                <text:p>9.321984375</text:p>
              </table:table-cell>
              <table:table-cell office:value-type="float" office:value="9.23967">
                <text:p>9.23967</text:p>
              </table:table-cell>
              <table:table-cell office:value-type="float" office:value="7696.69471447113">
                <text:p>7696.69471447113</text:p>
              </table:table-cell>
              <table:table-cell office:value-type="float" office:value="7628.73186562892">
                <text:p>7628.73186562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561.76903174778">
                <text:p>7561.76903174778</text:p>
              </table:table-cell>
              <table:table-cell office:value-type="float" office:value="7546.79523168492">
                <text:p>7546.79523168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813.82799947271">
                <text:p>7813.82799947271</text:p>
              </table:table-cell>
              <table:table-cell office:value-type="float" office:value="7798.35507274108">
                <text:p>7798.35507274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065.88696719764">
                <text:p>8065.88696719764</text:p>
              </table:table-cell>
              <table:table-cell office:value-type="float" office:value="8049.91491379725">
                <text:p>8049.91491379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317.94593492256">
                <text:p>8317.94593492256</text:p>
              </table:table-cell>
              <table:table-cell office:value-type="float" office:value="8301.47475485341">
                <text:p>8301.47475485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570.00490264749">
                <text:p>8570.00490264749</text:p>
              </table:table-cell>
              <table:table-cell office:value-type="float" office:value="8553.03459590957">
                <text:p>8553.03459590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388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11 130 120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36">
                <text:p>36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8.8157894736842">
                <text:p>18.8157894736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21.2538699690402">
                <text:p>21.2538699690402</text:p>
              </table:table-cell>
              <table:table-cell office:value-type="float" office:value="31.8750373280476">
                <text:p>31.875037328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3.6919504643963">
                <text:p>23.6919504643963</text:p>
              </table:table-cell>
              <table:table-cell office:value-type="float" office:value="28.5979751059798">
                <text:p>28.597975105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6.1300309597523">
                <text:p>26.1300309597523</text:p>
              </table:table-cell>
              <table:table-cell office:value-type="float" office:value="25.9324499691913">
                <text:p>25.932449969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31.0061919504644">
                <text:p>31.0061919504644</text:p>
              </table:table-cell>
              <table:table-cell office:value-type="float" office:value="21.8589739613482">
                <text:p>21.8589739613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8.3204334365325">
                <text:p>38.3204334365325</text:p>
              </table:table-cell>
              <table:table-cell office:value-type="float" office:value="17.6925262732614">
                <text:p>17.692526273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50.5108359133127">
                <text:p>50.5108359133127</text:p>
              </table:table-cell>
              <table:table-cell office:value-type="float" office:value="13.4328137687735">
                <text:p>13.4328137687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7">
                <text:p>9.69289503040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2.76275">
                <text:p>12.76275</text:p>
                <draw:g>
                  <svg:desc>Recupmap_80_org.G11:Recupmap_80_org.G45</svg:desc>
                </draw:g>
              </table:table-cell>
              <table:table-cell office:value-type="float" office:value="12.76275">
                <text:p>12.76275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.364214858903">
                <text:p>363.364214858903</text:p>
              </table:table-cell>
              <table:table-cell office:value-type="float" office:value="363.364214858903">
                <text:p>363.36421485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726.728429717807">
                <text:p>726.728429717807</text:p>
              </table:table-cell>
              <table:table-cell office:value-type="float" office:value="726.728429717807">
                <text:p>726.728429717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090.09264457671">
                <text:p>1090.09264457671</text:p>
              </table:table-cell>
              <table:table-cell office:value-type="float" office:value="1090.09264457671">
                <text:p>1090.09264457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453.45685943561">
                <text:p>1453.45685943561</text:p>
              </table:table-cell>
              <table:table-cell office:value-type="float" office:value="1453.45685943561">
                <text:p>1453.4568594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543.54950401232">
                <text:p>2543.54950401232</text:p>
              </table:table-cell>
              <table:table-cell office:value-type="float" office:value="2543.54950401232">
                <text:p>2543.54950401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906.91371887123">
                <text:p>2906.91371887123</text:p>
              </table:table-cell>
              <table:table-cell office:value-type="float" office:value="2906.91371887123">
                <text:p>2906.91371887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270.27793373013">
                <text:p>3270.27793373013</text:p>
              </table:table-cell>
              <table:table-cell office:value-type="float" office:value="3270.27793373013">
                <text:p>3270.27793373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3.64214858903">
                <text:p>3633.64214858903</text:p>
              </table:table-cell>
              <table:table-cell office:value-type="float" office:value="3633.64214858903">
                <text:p>3633.6421485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997.00636344794">
                <text:p>3997.00636344794</text:p>
              </table:table-cell>
              <table:table-cell office:value-type="float" office:value="3997.00636344794">
                <text:p>3997.0063634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1.486475">
                <text:p>11.486475</text:p>
              </table:table-cell>
              <table:table-cell office:value-type="float" office:value="11.486475">
                <text:p>11.486475</text:p>
              </table:table-cell>
              <table:table-cell office:value-type="float" office:value="3924.33352047616">
                <text:p>3924.33352047616</text:p>
              </table:table-cell>
              <table:table-cell office:value-type="float" office:value="3924.33352047616">
                <text:p>3924.33352047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0.2102">
                <text:p>10.2102</text:p>
              </table:table-cell>
              <table:table-cell office:value-type="float" office:value="10.2102">
                <text:p>10.2102</text:p>
              </table:table-cell>
              <table:table-cell office:value-type="float" office:value="3778.9878345326">
                <text:p>3778.9878345326</text:p>
              </table:table-cell>
              <table:table-cell office:value-type="float" office:value="3778.9878345326">
                <text:p>3778.9878345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.165975">
                <text:p>9.165975</text:p>
              </table:table-cell>
              <table:table-cell office:value-type="float" office:value="9.165975">
                <text:p>9.165975</text:p>
              </table:table-cell>
              <table:table-cell office:value-type="float" office:value="3653.46201485406">
                <text:p>3653.46201485406</text:p>
              </table:table-cell>
              <table:table-cell office:value-type="float" office:value="3653.46201485406">
                <text:p>3653.4620148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.12175">
                <text:p>8.12175</text:p>
              </table:table-cell>
              <table:table-cell office:value-type="float" office:value="8.12175">
                <text:p>8.12175</text:p>
              </table:table-cell>
              <table:table-cell office:value-type="float" office:value="3468.47659638044">
                <text:p>3468.47659638044</text:p>
              </table:table-cell>
              <table:table-cell office:value-type="float" office:value="3468.47659638044">
                <text:p>3468.47659638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7.077525">
                <text:p>7.077525</text:p>
              </table:table-cell>
              <table:table-cell office:value-type="float" office:value="7.077525">
                <text:p>7.077525</text:p>
              </table:table-cell>
              <table:table-cell office:value-type="float" office:value="3224.03157911172">
                <text:p>3224.03157911172</text:p>
              </table:table-cell>
              <table:table-cell office:value-type="float" office:value="3224.03157911172">
                <text:p>3224.03157911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2972.7734828144">
                <text:p>2972.7734828144</text:p>
              </table:table-cell>
              <table:table-cell office:value-type="float" office:value="2972.7734828144">
                <text:p>2972.773482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.42416875">
                <text:p>5.42416875</text:p>
              </table:table-cell>
              <table:table-cell office:value-type="float" office:value="5.42416875">
                <text:p>5.42416875</text:p>
              </table:table-cell>
              <table:table-cell office:value-type="float" office:value="2779.73624367061">
                <text:p>2779.73624367061</text:p>
              </table:table-cell>
              <table:table-cell office:value-type="float" office:value="2779.73624367061">
                <text:p>2779.73624367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2545.82053035519">
                <text:p>2545.82053035519</text:p>
              </table:table-cell>
              <table:table-cell office:value-type="float" office:value="2545.82053035519">
                <text:p>2545.82053035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2271.02634286815">
                <text:p>2271.02634286815</text:p>
              </table:table-cell>
              <table:table-cell office:value-type="float" office:value="2271.02634286815">
                <text:p>2271.02634286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1955.35368120947">
                <text:p>1955.35368120947</text:p>
              </table:table-cell>
              <table:table-cell office:value-type="float" office:value="1955.35368120947">
                <text:p>1955.353681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598.80254537917">
                <text:p>1598.80254537917</text:p>
              </table:table-cell>
              <table:table-cell office:value-type="float" office:value="1598.80254537917">
                <text:p>1598.8025453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671.47538835096">
                <text:p>1671.47538835096</text:p>
              </table:table-cell>
              <table:table-cell office:value-type="float" office:value="1671.47538835096">
                <text:p>1671.47538835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744.14823132274">
                <text:p>1744.14823132274</text:p>
              </table:table-cell>
              <table:table-cell office:value-type="float" office:value="1744.14823132274">
                <text:p>1744.14823132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89.4939172663">
                <text:p>1889.4939172663</text:p>
              </table:table-cell>
              <table:table-cell office:value-type="float" office:value="1889.4939172663">
                <text:p>1889.4939172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962.16676023808">
                <text:p>1962.16676023808</text:p>
              </table:table-cell>
              <table:table-cell office:value-type="float" office:value="1962.16676023808">
                <text:p>1962.16676023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034.83960320986">
                <text:p>2034.83960320986</text:p>
              </table:table-cell>
              <table:table-cell office:value-type="float" office:value="2034.83960320986">
                <text:p>2034.83960320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07.51244618164">
                <text:p>2107.51244618164</text:p>
              </table:table-cell>
              <table:table-cell office:value-type="float" office:value="2107.51244618164">
                <text:p>2107.51244618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252.8581321252">
                <text:p>2252.8581321252</text:p>
              </table:table-cell>
              <table:table-cell office:value-type="float" office:value="2252.8581321252">
                <text:p>2252.858132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25.53097509698">
                <text:p>2325.53097509698</text:p>
              </table:table-cell>
              <table:table-cell office:value-type="float" office:value="2325.53097509698">
                <text:p>2325.53097509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98.20381806876">
                <text:p>2398.20381806876</text:p>
              </table:table-cell>
              <table:table-cell office:value-type="float" office:value="2398.20381806876">
                <text:p>2398.20381806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470.87666104054">
                <text:p>2470.87666104054</text:p>
              </table:table-cell>
              <table:table-cell office:value-type="float" office:value="2470.87666104054">
                <text:p>2470.87666104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5 Recupmap_80_B.G10:Recupmap_80_B.H45 Recupmap_80_B.D10:Recupmap_80_B.E45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5" chart:label-cell-address="Recupmap_80_B.G10:Recupmap_80_B.G10" chart:class="chart:scatter">
            <chart:domain table:cell-range-address="Recupmap_80_B.A11:Recupmap_80_B.A45"/>
            <chart:data-point chart:repeated="35"/>
          </chart:series>
          <chart:series chart:attached-axis="primary-y" chart:style-name="ch10" chart:values-cell-range-address="Recupmap_80_B.D11:Recupmap_80_B.D45" chart:label-cell-address="Recupmap_80_B.D10:Recupmap_80_B.D10" chart:class="chart:scatter">
            <chart:data-point chart:repeated="35"/>
          </chart:series>
          <chart:series chart:attached-axis="secondary-y" chart:style-name="ch11" chart:values-cell-range-address="Recupmap_80_B.H11:Recupmap_80_B.H45" chart:label-cell-address="Recupmap_80_B.H10:Recupmap_80_B.H10" chart:class="chart:scatter">
            <chart:data-point chart:repeated="35"/>
          </chart:series>
          <chart:series chart:attached-axis="secondary-y" chart:style-name="ch12" chart:values-cell-range-address="Recupmap_80_B.E11:Recupmap_80_B.E45" chart:label-cell-address="Recupmap_80_B.E10:Recupmap_80_B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5</svg:desc>
                </draw:g>
              </table:table-cell>
              <table:table-cell office:value-type="float" office:value="35.413125">
                <text:p>35.413125</text:p>
                <draw:g>
                  <svg:desc>Recupmap_80_B.G11:Recupmap_80_B.G45</svg:desc>
                </draw:g>
              </table:table-cell>
              <table:table-cell office:value-type="float" office:value="17.6715">
                <text:p>17.6715</text:p>
                <draw:g>
                  <svg:desc>Recupmap_80_B.D11:Recupmap_80_B.D45</svg:desc>
                </draw:g>
              </table:table-cell>
              <table:table-cell office:value-type="float" office:value="0">
                <text:p>0</text:p>
                <draw:g>
                  <svg:desc>Recupmap_80_B.H11:Recupmap_80_B.H45</svg:desc>
                </draw:g>
              </table:table-cell>
              <table:table-cell office:value-type="float" office:value="0">
                <text:p>0</text:p>
                <draw:g>
                  <svg:desc>Recupmap_80_B.E11:Recupmap_80_B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1008.2358708997">
                <text:p>1008.2358708997</text:p>
              </table:table-cell>
              <table:table-cell office:value-type="float" office:value="503.119682112328">
                <text:p>503.11968211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2016.47174179941">
                <text:p>2016.47174179941</text:p>
              </table:table-cell>
              <table:table-cell office:value-type="float" office:value="1006.23936422466">
                <text:p>1006.2393642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3024.70761269911">
                <text:p>3024.70761269911</text:p>
              </table:table-cell>
              <table:table-cell office:value-type="float" office:value="1509.35904633698">
                <text:p>1509.3590463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4032.94348359882">
                <text:p>4032.94348359882</text:p>
              </table:table-cell>
              <table:table-cell office:value-type="float" office:value="2012.47872844931">
                <text:p>2012.4787284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5041.17935449852">
                <text:p>5041.17935449852</text:p>
              </table:table-cell>
              <table:table-cell office:value-type="float" office:value="2515.59841056164">
                <text:p>2515.5984105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6049.41522539823">
                <text:p>6049.41522539823</text:p>
              </table:table-cell>
              <table:table-cell office:value-type="float" office:value="3018.71809267397">
                <text:p>3018.71809267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4.640475">
                <text:p>34.640475</text:p>
              </table:table-cell>
              <table:table-cell office:value-type="float" office:value="17.6715">
                <text:p>17.6715</text:p>
              </table:table-cell>
              <table:table-cell office:value-type="float" office:value="6903.66598146961">
                <text:p>6903.66598146961</text:p>
              </table:table-cell>
              <table:table-cell office:value-type="float" office:value="3521.83777478629">
                <text:p>3521.8377747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.322525">
                <text:p>32.322525</text:p>
              </table:table-cell>
              <table:table-cell office:value-type="float" office:value="17.6715">
                <text:p>17.6715</text:p>
              </table:table-cell>
              <table:table-cell office:value-type="float" office:value="7361.95501369675">
                <text:p>7361.95501369675</text:p>
              </table:table-cell>
              <table:table-cell office:value-type="float" office:value="4024.95745689862">
                <text:p>4024.9574568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0.004575">
                <text:p>30.004575</text:p>
              </table:table-cell>
              <table:table-cell office:value-type="float" office:value="17.6715">
                <text:p>17.6715</text:p>
              </table:table-cell>
              <table:table-cell office:value-type="float" office:value="7688.25680464247">
                <text:p>7688.25680464247</text:p>
              </table:table-cell>
              <table:table-cell office:value-type="float" office:value="4528.07713901095">
                <text:p>4528.0771390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7.686625">
                <text:p>27.686625</text:p>
              </table:table-cell>
              <table:table-cell office:value-type="float" office:value="17.6715">
                <text:p>17.6715</text:p>
              </table:table-cell>
              <table:table-cell office:value-type="float" office:value="7882.57135430678">
                <text:p>7882.57135430678</text:p>
              </table:table-cell>
              <table:table-cell office:value-type="float" office:value="5031.19682112328">
                <text:p>5031.1968211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5.368675">
                <text:p>25.368675</text:p>
              </table:table-cell>
              <table:table-cell office:value-type="float" office:value="17.6715">
                <text:p>17.6715</text:p>
              </table:table-cell>
              <table:table-cell office:value-type="float" office:value="7944.89866268967">
                <text:p>7944.89866268967</text:p>
              </table:table-cell>
              <table:table-cell office:value-type="float" office:value="5534.31650323561">
                <text:p>5534.3165032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3.050725">
                <text:p>23.050725</text:p>
              </table:table-cell>
              <table:table-cell office:value-type="float" office:value="17.6715">
                <text:p>17.6715</text:p>
              </table:table-cell>
              <table:table-cell office:value-type="float" office:value="7875.23872979115">
                <text:p>7875.23872979115</text:p>
              </table:table-cell>
              <table:table-cell office:value-type="float" office:value="6037.43618534793">
                <text:p>6037.43618534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0.732775">
                <text:p>20.732775</text:p>
              </table:table-cell>
              <table:table-cell office:value-type="float" office:value="17.6715">
                <text:p>17.6715</text:p>
              </table:table-cell>
              <table:table-cell office:value-type="float" office:value="7673.59155561121">
                <text:p>7673.59155561121</text:p>
              </table:table-cell>
              <table:table-cell office:value-type="float" office:value="6540.55586746026">
                <text:p>6540.55586746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8.414825">
                <text:p>18.414825</text:p>
              </table:table-cell>
              <table:table-cell office:value-type="float" office:value="17.6715">
                <text:p>17.6715</text:p>
              </table:table-cell>
              <table:table-cell office:value-type="float" office:value="7339.95714014985">
                <text:p>7339.95714014985</text:p>
              </table:table-cell>
              <table:table-cell office:value-type="float" office:value="7043.67554957259">
                <text:p>7043.67554957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7.6793216346154">
                <text:p>17.6793216346154</text:p>
              </table:table-cell>
              <table:table-cell office:value-type="float" office:value="17.6715">
                <text:p>17.6715</text:p>
              </table:table-cell>
              <table:table-cell office:value-type="float" office:value="7550.13554092971">
                <text:p>7550.13554092971</text:p>
              </table:table-cell>
              <table:table-cell office:value-type="float" office:value="7546.79523168492">
                <text:p>7546.79523168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6.9438182692308">
                <text:p>16.9438182692308</text:p>
              </table:table-cell>
              <table:table-cell office:value-type="float" office:value="16.8762825">
                <text:p>16.8762825</text:p>
              </table:table-cell>
              <table:table-cell office:value-type="float" office:value="7718.43337476451">
                <text:p>7718.43337476451</text:p>
              </table:table-cell>
              <table:table-cell office:value-type="float" office:value="7687.66874267637">
                <text:p>7687.66874267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6.2083149038462">
                <text:p>16.2083149038462</text:p>
              </table:table-cell>
              <table:table-cell office:value-type="float" office:value="16.081065">
                <text:p>16.081065</text:p>
              </table:table-cell>
              <table:table-cell office:value-type="float" office:value="7844.85064165424">
                <text:p>7844.85064165424</text:p>
              </table:table-cell>
              <table:table-cell office:value-type="float" office:value="7783.26148227771">
                <text:p>7783.26148227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5.4728115384615">
                <text:p>15.4728115384615</text:p>
              </table:table-cell>
              <table:table-cell office:value-type="float" office:value="15.2858475">
                <text:p>15.2858475</text:p>
              </table:table-cell>
              <table:table-cell office:value-type="float" office:value="7929.38734159891">
                <text:p>7929.38734159891</text:p>
              </table:table-cell>
              <table:table-cell office:value-type="float" office:value="7833.57345048894">
                <text:p>7833.57345048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4.7373081730769">
                <text:p>14.7373081730769</text:p>
              </table:table-cell>
              <table:table-cell office:value-type="float" office:value="14.49063">
                <text:p>14.49063</text:p>
              </table:table-cell>
              <table:table-cell office:value-type="float" office:value="7972.04347459851">
                <text:p>7972.04347459851</text:p>
              </table:table-cell>
              <table:table-cell office:value-type="float" office:value="7838.60464731007">
                <text:p>7838.60464731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0018048076923">
                <text:p>14.0018048076923</text:p>
              </table:table-cell>
              <table:table-cell office:value-type="float" office:value="13.8159">
                <text:p>13.8159</text:p>
              </table:table-cell>
              <table:table-cell office:value-type="float" office:value="7972.81904065305">
                <text:p>7972.81904065305</text:p>
              </table:table-cell>
              <table:table-cell office:value-type="float" office:value="7866.96230212003">
                <text:p>7866.9623021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3.2663014423077">
                <text:p>13.2663014423077</text:p>
              </table:table-cell>
              <table:table-cell office:value-type="float" office:value="13.14117">
                <text:p>13.14117</text:p>
              </table:table-cell>
              <table:table-cell office:value-type="float" office:value="7931.71403976252">
                <text:p>7931.71403976252</text:p>
              </table:table-cell>
              <table:table-cell office:value-type="float" office:value="7856.89990847779">
                <text:p>7856.89990847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2.5307980769231">
                <text:p>12.5307980769231</text:p>
              </table:table-cell>
              <table:table-cell office:value-type="float" office:value="12.46644">
                <text:p>12.46644</text:p>
              </table:table-cell>
              <table:table-cell office:value-type="float" office:value="7848.72847192693">
                <text:p>7848.72847192693</text:p>
              </table:table-cell>
              <table:table-cell office:value-type="float" office:value="7808.41746638333">
                <text:p>7808.4174663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1.9116875">
                <text:p>11.9116875</text:p>
              </table:table-cell>
              <table:table-cell office:value-type="float" office:value="11.8881">
                <text:p>11.8881</text:p>
              </table:table-cell>
              <table:table-cell office:value-type="float" office:value="7800.07932850589">
                <text:p>7800.07932850589</text:p>
              </table:table-cell>
              <table:table-cell office:value-type="float" office:value="7784.63362686529">
                <text:p>7784.63362686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1.5253625">
                <text:p>11.5253625</text:p>
              </table:table-cell>
              <table:table-cell office:value-type="float" office:value="11.50254">
                <text:p>11.50254</text:p>
              </table:table-cell>
              <table:table-cell office:value-type="float" office:value="7875.23872979115">
                <text:p>7875.23872979115</text:p>
              </table:table-cell>
              <table:table-cell office:value-type="float" office:value="7859.64419765295">
                <text:p>7859.64419765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1.1390375">
                <text:p>11.1390375</text:p>
              </table:table-cell>
              <table:table-cell office:value-type="float" office:value="11.11698">
                <text:p>11.11698</text:p>
              </table:table-cell>
              <table:table-cell office:value-type="float" office:value="7928.40025752949">
                <text:p>7928.40025752949</text:p>
              </table:table-cell>
              <table:table-cell office:value-type="float" office:value="7912.70045503934">
                <text:p>7912.70045503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.7527125">
                <text:p>10.7527125</text:p>
              </table:table-cell>
              <table:table-cell office:value-type="float" office:value="10.73142">
                <text:p>10.73142</text:p>
              </table:table-cell>
              <table:table-cell office:value-type="float" office:value="7959.56391172094">
                <text:p>7959.56391172094</text:p>
              </table:table-cell>
              <table:table-cell office:value-type="float" office:value="7943.80239902446">
                <text:p>7943.8023990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0.3663875">
                <text:p>10.3663875</text:p>
              </table:table-cell>
              <table:table-cell office:value-type="float" office:value="10.34586">
                <text:p>10.34586</text:p>
              </table:table-cell>
              <table:table-cell office:value-type="float" office:value="7968.72969236548">
                <text:p>7968.72969236548</text:p>
              </table:table-cell>
              <table:table-cell office:value-type="float" office:value="7952.95002960832">
                <text:p>7952.95002960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9.9800625">
                <text:p>9.9800625</text:p>
              </table:table-cell>
              <table:table-cell office:value-type="float" office:value="9.9603">
                <text:p>9.9603</text:p>
              </table:table-cell>
              <table:table-cell office:value-type="float" office:value="7955.89759946312">
                <text:p>7955.89759946312</text:p>
              </table:table-cell>
              <table:table-cell office:value-type="float" office:value="7940.14334679092">
                <text:p>7940.14334679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9.5937375">
                <text:p>9.5937375</text:p>
              </table:table-cell>
              <table:table-cell office:value-type="float" office:value="9.57474">
                <text:p>9.57474</text:p>
              </table:table-cell>
              <table:table-cell office:value-type="float" office:value="7921.06763301386">
                <text:p>7921.06763301386</text:p>
              </table:table-cell>
              <table:table-cell office:value-type="float" office:value="7905.38235057225">
                <text:p>7905.38235057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7864.23979301769">
                <text:p>7864.23979301769</text:p>
              </table:table-cell>
              <table:table-cell office:value-type="float" office:value="7848.66704095231">
                <text:p>7848.6670409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126.38111945162">
                <text:p>8126.38111945162</text:p>
              </table:table-cell>
              <table:table-cell office:value-type="float" office:value="8110.28927565072">
                <text:p>8110.28927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388.52244588554">
                <text:p>8388.52244588554</text:p>
              </table:table-cell>
              <table:table-cell office:value-type="float" office:value="8371.91151034913">
                <text:p>8371.91151034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650.66377231946">
                <text:p>8650.66377231946</text:p>
              </table:table-cell>
              <table:table-cell office:value-type="float" office:value="8633.53374504755">
                <text:p>8633.53374504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2074125">
                <text:p>9.2074125</text:p>
              </table:table-cell>
              <table:table-cell office:value-type="float" office:value="9.18918">
                <text:p>9.18918</text:p>
              </table:table-cell>
              <table:table-cell office:value-type="float" office:value="8912.80509875339">
                <text:p>8912.80509875339</text:p>
              </table:table-cell>
              <table:table-cell office:value-type="float" office:value="8895.15597974595">
                <text:p>8895.15597974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